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Norm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automatic-styles>
    <style:style style:name="Table1" style:family="table">
      <style:table-properties style:width="17cm" fo:margin-left="-0.191cm" fo:margin-top="0cm" fo:margin-bottom="0cm" table:align="left" style:writing-mode="lr-tb"/>
    </style:style>
    <style:style style:name="Table1.A" style:family="table-column">
      <style:table-column-properties style:column-width="2cm"/>
    </style:style>
    <style:style style:name="Table1.B" style:family="table-column">
      <style:table-column-properties style:column-width="15cm"/>
    </style:style>
    <style:style style:name="Table1.1" style:family="table-row">
      <style:table-row-properties fo:keep-together="auto"/>
    </style:style>
    <style:style style:name="Table1.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88cm" fo:padding-right="0.191cm" fo:padding-top="0cm" fo:padding-bottom="0cm" fo:border="0.5pt solid #000001" style:writing-mode="lr-tb">
        <style:background-image/>
      </style:table-cell-properties>
    </style:style>
    <style:style style:name="Table1.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1.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1.A7" style:family="table-cell">
      <style:table-cell-properties fo:background-color="transparent"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7" style:family="table-cell">
      <style:table-cell-properties fo:background-color="transparent" fo:padding-left="0.088cm" fo:padding-right="0.191cm" fo:padding-top="0cm" fo:padding-bottom="0cm" fo:border="0.5pt solid #000001" style:writing-mode="lr-tb">
        <style:background-image/>
      </style:table-cell-properties>
    </style:style>
    <style:style style:name="Table1.A8" style:family="table-cell">
      <style:table-cell-properties fo:background-color="transparent" fo:padding-left="0.088cm" fo:padding-right="0.191cm" fo:padding-top="0cm" fo:padding-bottom="0cm" fo:border-left="0.5pt solid #000001" fo:border-right="none" fo:border-top="none" fo:border-bottom="0.5pt solid #000001" style:writing-mode="lr-tb">
        <style:background-image/>
      </style:table-cell-properties>
    </style:style>
    <style:style style:name="Table1.B8" style:family="table-cell">
      <style:table-cell-properties fo:background-color="transparent"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3" style:family="table">
      <style:table-properties style:width="17cm" fo:margin-left="-0.191cm" fo:margin-top="0cm" fo:margin-bottom="0cm" table:align="left" style:writing-mode="lr-tb"/>
    </style:style>
    <style:style style:name="Tableau3.A" style:family="table-column">
      <style:table-column-properties style:column-width="2cm"/>
    </style:style>
    <style:style style:name="Tableau3.B" style:family="table-column">
      <style:table-column-properties style:column-width="15cm"/>
    </style:style>
    <style:style style:name="Tableau3.1" style:family="table-row">
      <style:table-row-properties fo:keep-together="auto"/>
    </style:style>
    <style:style style:name="Tableau3.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3.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3.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3.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4" style:family="table">
      <style:table-properties style:width="17cm" fo:margin-left="-0.191cm" fo:margin-top="0cm" fo:margin-bottom="0cm" table:align="left" style:writing-mode="lr-tb"/>
    </style:style>
    <style:style style:name="Tableau4.A" style:family="table-column">
      <style:table-column-properties style:column-width="2cm"/>
    </style:style>
    <style:style style:name="Tableau4.B" style:family="table-column">
      <style:table-column-properties style:column-width="15cm"/>
    </style:style>
    <style:style style:name="Tableau4.1" style:family="table-row">
      <style:table-row-properties fo:keep-together="auto"/>
    </style:style>
    <style:style style:name="Tableau4.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4.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4.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4.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P1" style:family="paragraph" style:parent-style-name="Footer">
      <style:text-properties officeooo:rsid="00299862" officeooo:paragraph-rsid="002e66b8"/>
    </style:style>
    <style:style style:name="P2" style:family="paragraph" style:parent-style-name="Footer">
      <style:text-properties officeooo:rsid="00299862" officeooo:paragraph-rsid="00299862"/>
    </style:style>
    <style:style style:name="P3" style:family="paragraph" style:parent-style-name="Footer">
      <style:paragraph-properties fo:text-align="end" style:justify-single-word="false"/>
      <style:text-properties officeooo:rsid="00299862" officeooo:paragraph-rsid="002e66b8"/>
    </style:style>
    <style:style style:name="P4" style:family="paragraph" style:parent-style-name="Footer">
      <style:paragraph-properties fo:text-align="end" style:justify-single-word="false"/>
      <style:text-properties officeooo:rsid="00299862" officeooo:paragraph-rsid="00299862"/>
    </style:style>
    <style:style style:name="P5" style:family="paragraph" style:parent-style-name="Table_20_Contents">
      <style:paragraph-properties fo:text-align="end" style:justify-single-word="false"/>
      <style:text-properties officeooo:rsid="002e66b8" officeooo:paragraph-rsid="002e66b8"/>
    </style:style>
    <style:style style:name="P6" style:family="paragraph" style:parent-style-name="Table_20_Contents">
      <style:paragraph-properties fo:text-align="start" style:justify-single-word="false"/>
      <style:text-properties officeooo:rsid="002e66b8" officeooo:paragraph-rsid="002e66b8"/>
    </style:style>
    <style:style style:name="P7" style:family="paragraph" style:parent-style-name="Table_20_Contents">
      <style:paragraph-properties fo:text-align="end" style:justify-single-word="false"/>
    </style:style>
    <style:style style:name="P8" style:family="paragraph" style:parent-style-name="Standard">
      <style:paragraph-properties fo:margin-left="0cm" fo:margin-right="0cm" fo:margin-top="0cm" fo:margin-bottom="0.25cm" loext:contextual-spacing="false" fo:line-height="100%" fo:text-align="justify" style:justify-single-word="false" fo:keep-together="auto" fo:orphans="0" fo:widows="0" fo:text-indent="0cm" style:auto-text-indent="false" fo:keep-with-next="auto" style:writing-mode="page"/>
      <style:text-properties fo:language="fr" fo:country="FR" officeooo:paragraph-rsid="001e0aa7" fo:background-color="transparent"/>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style:font-name-asian="Liberation Serif1" style:font-size-asian="10pt" style:font-style-asian="normal" style:font-weight-asian="bold" style:font-name-complex="Liberation Serif1"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c9e7c" officeooo:paragraph-rsid="003c9e7c" style:font-name-asian="Liberation Serif1" style:font-size-asian="10pt" style:font-style-asian="normal" style:font-weight-asian="bold" style:font-name-complex="Liberation Serif1"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5b583d" style:font-name-asian="Liberation Serif1" style:font-size-asian="10pt" style:font-style-asian="normal" style:font-weight-asian="bold" style:font-name-complex="Liberation Serif1"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61a281" style:font-name-asian="Liberation Serif1" style:font-size-asian="10pt" style:font-style-asian="normal" style:font-weight-asian="bold" style:font-name-complex="Liberation Serif1"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61a281" officeooo:paragraph-rsid="0061a281" style:font-name-asian="Liberation Serif1" style:font-size-asian="10pt" style:font-style-asian="normal" style:font-weight-asian="bold" style:font-name-complex="Liberation Serif1" style:font-size-complex="10pt"/>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fo:background-color="transparent" style:font-name-asian="Liberation Serif1" style:font-size-asian="10pt" style:font-style-asian="normal" style:font-weight-asian="bold" style:font-name-complex="Liberation Serif1" style:font-size-complex="10pt"/>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471f3" officeooo:paragraph-rsid="003471f3" fo:background-color="transparent" style:font-name-asian="Liberation Serif1" style:font-size-asian="10pt" style:font-style-asian="normal" style:font-weight-asian="bold" style:font-name-complex="Liberation Serif1" style:font-size-complex="10pt"/>
    </style:style>
    <style:style style:name="P1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e15a4" officeooo:paragraph-rsid="003e15a4" fo:background-color="transparent" style:font-name-asian="Liberation Serif1" style:font-size-asian="10pt" style:font-style-asian="normal" style:font-weight-asian="bold" style:font-name-complex="Liberation Serif1" style:font-size-complex="10pt"/>
    </style:style>
    <style:style style:name="P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4d9dcc" officeooo:paragraph-rsid="004d9dcc" fo:background-color="transparent" style:font-name-asian="Liberation Serif1" style:font-size-asian="10pt" style:font-style-asian="normal" style:font-weight-asian="bold" style:font-name-complex="Liberation Serif1" style:font-size-complex="10pt"/>
    </style:style>
    <style:style style:name="P1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0bcd7" officeooo:paragraph-rsid="0050bcd7" fo:background-color="transparent" style:font-name-asian="Liberation Serif1" style:font-size-asian="10pt" style:font-style-asian="normal" style:font-weight-asian="bold" style:font-name-complex="Liberation Serif1" style:font-size-complex="10pt"/>
    </style:style>
    <style:style style:name="P1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style:font-name-asian="Liberation Serif1" style:font-size-asian="10pt" style:font-style-asian="normal" style:font-weight-asian="normal" style:font-name-complex="Liberation Serif1" style:font-size-complex="10pt"/>
    </style:style>
    <style:style style:name="P2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3c9e7c" officeooo:paragraph-rsid="003c9e7c" style:font-name-asian="Liberation Serif1" style:font-size-asian="10pt" style:font-style-asian="normal" style:font-weight-asian="normal" style:font-name-complex="Liberation Serif1" style:font-size-complex="10pt"/>
    </style:style>
    <style:style style:name="P2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5b583d" style:font-name-asian="Liberation Serif1" style:font-size-asian="10pt" style:font-style-asian="normal" style:font-weight-asian="normal" style:font-name-complex="Liberation Serif1" style:font-size-complex="10pt"/>
    </style:style>
    <style:style style:name="P2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61a281" style:font-name-asian="Liberation Serif1" style:font-size-asian="10pt" style:font-style-asian="normal" style:font-weight-asian="normal" style:font-name-complex="Liberation Serif1" style:font-size-complex="10pt"/>
    </style:style>
    <style:style style:name="P2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61a281" officeooo:paragraph-rsid="0061a281" style:font-name-asian="Liberation Serif1" style:font-size-asian="10pt" style:font-style-asian="normal" style:font-weight-asian="normal" style:font-name-complex="Liberation Serif1" style:font-size-complex="10pt"/>
    </style:style>
    <style:style style:name="P2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fo:background-color="transparent" style:font-name-asian="Liberation Serif1" style:font-size-asian="10pt" style:font-style-asian="normal" style:font-weight-asian="normal" style:font-name-complex="Liberation Serif1" style:font-size-complex="10pt"/>
    </style:style>
    <style:style style:name="P2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4d9dcc" officeooo:paragraph-rsid="004d9dcc" fo:background-color="transparent" style:font-name-asian="Liberation Serif1" style:font-size-asian="10pt" style:font-style-asian="normal" style:font-weight-asian="normal" style:font-name-complex="Liberation Serif1" style:font-size-complex="10pt"/>
    </style:style>
    <style:style style:name="P2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style:style>
    <style:style style:name="P2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fo:background-color="transparent"/>
    </style:style>
    <style:style style:name="P2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3fe129" fo:background-color="transparent"/>
    </style:style>
    <style:style style:name="P2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officeooo:paragraph-rsid="001e0aa7"/>
    </style:style>
    <style:style style:name="P3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officeooo:paragraph-rsid="003fe129"/>
    </style:style>
    <style:style style:name="P3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471f3" officeooo:paragraph-rsid="003471f3" fo:background-color="transparent" style:font-size-asian="10pt" style:font-size-complex="10pt"/>
    </style:style>
    <style:style style:name="P3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e15a4" officeooo:paragraph-rsid="003e15a4" fo:background-color="transparent" style:font-size-asian="10pt" style:font-size-complex="10pt"/>
    </style:style>
    <style:style style:name="P3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3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3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153f3"/>
    </style:style>
    <style:style style:name="P3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41248e"/>
    </style:style>
    <style:style style:name="P3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33b7a4" officeooo:paragraph-rsid="0033b7a4"/>
    </style:style>
    <style:style style:name="P3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3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4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4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4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e815e" officeooo:paragraph-rsid="004e815e" style:font-style-asian="normal" style:font-weight-asian="normal" style:font-style-complex="normal" style:font-weight-complex="normal"/>
    </style:style>
    <style:style style:name="P4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9dcc"/>
    </style:style>
    <style:style style:name="P4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e815e"/>
    </style:style>
    <style:style style:name="P45"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153f3"/>
    </style:style>
    <style:style style:name="P46" style:family="paragraph" style:parent-style-name="Preformatted_20_Text" style:master-page-name="">
      <loext:graphic-properties draw:fill="solid" draw:fill-color="#adc5e7"/>
      <style:paragraph-properties fo:margin-left="0cm" fo:margin-right="0cm" fo:margin-top="0cm" fo:margin-bottom="0cm" loext:contextual-spacing="false" fo:text-indent="0cm" style:auto-text-indent="false" style:page-number="auto" fo:background-color="#adc5e7" fo:padding="0.049cm" fo:border="0.06pt solid #000000" style:shadow="#808080 0.18cm 0.18cm" style:writing-mode="page"/>
    </style:style>
    <style:style style:name="P47"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48"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49"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italic" style:text-underline-style="solid" style:text-underline-width="auto" style:text-underline-color="font-color" fo:font-weight="bold" officeooo:rsid="0033b7a4" officeooo:paragraph-rsid="0033b7a4" style:font-style-asian="italic" style:font-weight-asian="bold" style:font-style-complex="italic" style:font-weight-complex="bold"/>
    </style:style>
    <style:style style:name="P50"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3b7a4" style:font-style-asian="normal" style:font-weight-asian="normal" style:font-style-complex="normal" style:font-weight-complex="normal"/>
    </style:style>
    <style:style style:name="P51"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52"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53"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54"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55"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4710c6" style:font-style-asian="normal" style:font-weight-asian="normal" style:font-style-complex="normal" style:font-weight-complex="normal"/>
    </style:style>
    <style:style style:name="P56" style:family="paragraph" style:parent-style-name="Text_20_body">
      <style:text-properties officeooo:rsid="001c52b8" officeooo:paragraph-rsid="001c52b8"/>
    </style:style>
    <style:style style:name="P57" style:family="paragraph" style:parent-style-name="Text_20_body">
      <style:paragraph-properties fo:text-align="center" style:justify-single-word="false"/>
      <style:text-properties officeooo:rsid="001c52b8" officeooo:paragraph-rsid="001c52b8"/>
    </style:style>
    <style:style style:name="P58" style:family="paragraph" style:parent-style-name="Text_20_body">
      <style:text-properties officeooo:paragraph-rsid="001c52b8"/>
    </style:style>
    <style:style style:name="P59" style:family="paragraph" style:parent-style-name="Text_20_body">
      <style:paragraph-properties fo:text-align="center" style:justify-single-word="false"/>
      <style:text-properties fo:font-size="18pt" officeooo:rsid="001c52b8" officeooo:paragraph-rsid="001c52b8" style:font-size-asian="18pt" style:font-size-complex="18pt"/>
    </style:style>
    <style:style style:name="P60" style:family="paragraph" style:parent-style-name="Text_20_body">
      <style:paragraph-properties fo:text-align="center" style:justify-single-word="false"/>
      <style:text-properties fo:font-size="14pt" officeooo:rsid="001c52b8" officeooo:paragraph-rsid="001c52b8" style:font-size-asian="12.25pt" style:font-size-complex="14pt"/>
    </style:style>
    <style:style style:name="P61" style:family="paragraph" style:parent-style-name="Text_20_body">
      <style:paragraph-properties fo:text-align="center" style:justify-single-word="false"/>
      <style:text-properties fo:font-size="14pt" fo:font-weight="bold" officeooo:rsid="001c52b8" officeooo:paragraph-rsid="001c52b8" style:font-size-asian="14pt" style:font-weight-asian="bold" style:font-size-complex="14pt" style:font-weight-complex="bold"/>
    </style:style>
    <style:style style:name="P62" style:family="paragraph" style:parent-style-name="Text_20_body">
      <style:paragraph-properties fo:text-align="justify" style:justify-single-word="false"/>
      <style:text-properties fo:font-size="14pt" fo:font-weight="bold" officeooo:rsid="001c52b8" officeooo:paragraph-rsid="001c52b8" style:font-size-asian="14pt" style:font-weight-asian="bold" style:font-size-complex="14pt" style:font-weight-complex="bold"/>
    </style:style>
    <style:style style:name="P63" style:family="paragraph" style:parent-style-name="Text_20_body">
      <style:text-properties officeooo:paragraph-rsid="001e0aa7"/>
    </style:style>
    <style:style style:name="P64" style:family="paragraph" style:parent-style-name="Text_20_body">
      <style:text-properties officeooo:rsid="001feeed" officeooo:paragraph-rsid="001feeed"/>
    </style:style>
    <style:style style:name="P65" style:family="paragraph" style:parent-style-name="Text_20_body">
      <style:text-properties officeooo:rsid="00220f6a" officeooo:paragraph-rsid="00220f6a"/>
    </style:style>
    <style:style style:name="P66" style:family="paragraph" style:parent-style-name="Text_20_body">
      <style:text-properties officeooo:rsid="00220f6a" officeooo:paragraph-rsid="00299862"/>
    </style:style>
    <style:style style:name="P67" style:family="paragraph" style:parent-style-name="Text_20_body">
      <style:text-properties officeooo:rsid="00220f6a" officeooo:paragraph-rsid="002eb0d8"/>
    </style:style>
    <style:style style:name="P68" style:family="paragraph" style:parent-style-name="Text_20_body">
      <style:text-properties officeooo:rsid="00220f6a" officeooo:paragraph-rsid="0030d5d3"/>
    </style:style>
    <style:style style:name="P69" style:family="paragraph" style:parent-style-name="Text_20_body">
      <style:text-properties officeooo:rsid="00220f6a" officeooo:paragraph-rsid="0041248e"/>
    </style:style>
    <style:style style:name="P70" style:family="paragraph" style:parent-style-name="Text_20_body">
      <style:text-properties officeooo:rsid="00299862" officeooo:paragraph-rsid="00299862"/>
    </style:style>
    <style:style style:name="P71" style:family="paragraph" style:parent-style-name="Text_20_body">
      <style:text-properties officeooo:rsid="002b0aea" officeooo:paragraph-rsid="002b0aea"/>
    </style:style>
    <style:style style:name="P72" style:family="paragraph" style:parent-style-name="Text_20_body">
      <style:text-properties officeooo:rsid="002b197b" officeooo:paragraph-rsid="002b197b"/>
    </style:style>
    <style:style style:name="P73" style:family="paragraph" style:parent-style-name="Text_20_body">
      <style:text-properties officeooo:rsid="002eb0d8" officeooo:paragraph-rsid="002eb0d8"/>
    </style:style>
    <style:style style:name="P74" style:family="paragraph" style:parent-style-name="Text_20_body">
      <style:text-properties officeooo:rsid="0030d5d3" officeooo:paragraph-rsid="0030d5d3"/>
    </style:style>
    <style:style style:name="P75" style:family="paragraph" style:parent-style-name="Text_20_body">
      <style:text-properties officeooo:rsid="00339e2d" officeooo:paragraph-rsid="00339e2d"/>
    </style:style>
    <style:style style:name="P76" style:family="paragraph" style:parent-style-name="Text_20_body">
      <style:text-properties fo:font-style="italic" style:text-underline-style="solid" style:text-underline-width="auto" style:text-underline-color="font-color" fo:font-weight="bold" officeooo:rsid="00339e2d" officeooo:paragraph-rsid="00339e2d" style:font-style-asian="italic" style:font-weight-asian="bold" style:font-style-complex="italic" style:font-weight-complex="bold"/>
    </style:style>
    <style:style style:name="P77" style:family="paragraph" style:parent-style-name="Text_20_body">
      <style:text-properties fo:font-style="italic" style:text-underline-style="solid" style:text-underline-width="auto" style:text-underline-color="font-color" fo:font-weight="bold" officeooo:rsid="0035195b" officeooo:paragraph-rsid="0035195b" style:font-style-asian="italic" style:font-weight-asian="bold" style:font-style-complex="italic" style:font-weight-complex="bold"/>
    </style:style>
    <style:style style:name="P78" style:family="paragraph" style:parent-style-name="Text_20_body">
      <style:text-properties fo:font-style="italic" style:text-underline-style="solid" style:text-underline-width="auto" style:text-underline-color="font-color" fo:font-weight="bold" officeooo:rsid="00421f63" officeooo:paragraph-rsid="00421f63" style:font-style-asian="italic" style:font-weight-asian="bold" style:font-style-complex="italic" style:font-weight-complex="bold"/>
    </style:style>
    <style:style style:name="P79" style:family="paragraph" style:parent-style-name="Text_20_body">
      <style:text-properties fo:font-style="italic" style:text-underline-style="solid" style:text-underline-width="auto" style:text-underline-color="font-color" fo:font-weight="bold" officeooo:rsid="00365ee8" officeooo:paragraph-rsid="00365ee8" style:font-style-asian="italic" style:font-weight-asian="bold" style:font-style-complex="italic" style:font-weight-complex="bold"/>
    </style:style>
    <style:style style:name="P80" style:family="paragraph" style:parent-style-name="Text_20_body">
      <style:text-properties officeooo:rsid="0035195b" officeooo:paragraph-rsid="0035195b"/>
    </style:style>
    <style:style style:name="P81" style:family="paragraph" style:parent-style-name="Text_20_body">
      <style:text-properties officeooo:rsid="0035195b" officeooo:paragraph-rsid="005db4ac"/>
    </style:style>
    <style:style style:name="P82" style:family="paragraph" style:parent-style-name="Text_20_body">
      <style:text-properties officeooo:rsid="003b0c12" officeooo:paragraph-rsid="003b0c12"/>
    </style:style>
    <style:style style:name="P83" style:family="paragraph" style:parent-style-name="Text_20_body">
      <style:text-properties officeooo:rsid="003fe129" officeooo:paragraph-rsid="003fe129"/>
    </style:style>
    <style:style style:name="P84" style:family="paragraph" style:parent-style-name="Text_20_body">
      <style:text-properties fo:language="fr" fo:country="FR" officeooo:rsid="003fe129" officeooo:paragraph-rsid="003fe129" fo:background-color="transparent"/>
    </style:style>
    <style:style style:name="P85" style:family="paragraph" style:parent-style-name="Text_20_body">
      <style:text-properties officeooo:rsid="00421f63" officeooo:paragraph-rsid="00421f63"/>
    </style:style>
    <style:style style:name="P86" style:family="paragraph" style:parent-style-name="Text_20_body">
      <style:text-properties fo:font-style="normal" fo:font-weight="normal" officeooo:rsid="00421f63" officeooo:paragraph-rsid="00421f63" style:font-style-asian="normal" style:font-weight-asian="normal" style:font-style-complex="normal" style:font-weight-complex="normal"/>
    </style:style>
    <style:style style:name="P87" style:family="paragraph" style:parent-style-name="Text_20_body">
      <style:text-properties officeooo:rsid="0044cec8" officeooo:paragraph-rsid="0044cec8"/>
    </style:style>
    <style:style style:name="P88" style:family="paragraph" style:parent-style-name="Text_20_body">
      <style:text-properties officeooo:rsid="004c0a3f" officeooo:paragraph-rsid="004c0a3f"/>
    </style:style>
    <style:style style:name="P89" style:family="paragraph" style:parent-style-name="Text_20_body">
      <style:text-properties officeooo:rsid="004c0a3f" officeooo:paragraph-rsid="004d1e9e"/>
    </style:style>
    <style:style style:name="P90" style:family="paragraph" style:parent-style-name="Text_20_body">
      <style:paragraph-properties fo:text-align="center" style:justify-single-word="false"/>
      <style:text-properties officeooo:rsid="004c0a3f" officeooo:paragraph-rsid="004c0a3f"/>
    </style:style>
    <style:style style:name="P91" style:family="paragraph" style:parent-style-name="Text_20_body">
      <style:paragraph-properties fo:text-align="center" style:justify-single-word="false"/>
      <style:text-properties officeooo:rsid="004c0a3f" officeooo:paragraph-rsid="004d1e9e"/>
    </style:style>
    <style:style style:name="P92" style:family="paragraph" style:parent-style-name="Text_20_body">
      <style:text-properties officeooo:rsid="004c5460" officeooo:paragraph-rsid="004d1e9e"/>
    </style:style>
    <style:style style:name="P93" style:family="paragraph" style:parent-style-name="Text_20_body">
      <style:text-properties officeooo:rsid="004d9dcc" officeooo:paragraph-rsid="004d9dcc"/>
    </style:style>
    <style:style style:name="P94" style:family="paragraph" style:parent-style-name="Text_20_body">
      <style:text-properties officeooo:rsid="004e815e" officeooo:paragraph-rsid="004e815e"/>
    </style:style>
    <style:style style:name="P95" style:family="paragraph" style:parent-style-name="Text_20_body">
      <style:text-properties officeooo:rsid="0050bcd7" officeooo:paragraph-rsid="0050bcd7"/>
    </style:style>
    <style:style style:name="P96" style:family="paragraph" style:parent-style-name="Text_20_body">
      <style:text-properties officeooo:rsid="00564a6e" officeooo:paragraph-rsid="00564a6e"/>
    </style:style>
    <style:style style:name="P97" style:family="paragraph" style:parent-style-name="Text_20_body">
      <style:text-properties officeooo:rsid="005a3ad3" officeooo:paragraph-rsid="005a3ad3"/>
    </style:style>
    <style:style style:name="P98" style:family="paragraph" style:parent-style-name="Text_20_body">
      <style:text-properties officeooo:rsid="005d0fc0" officeooo:paragraph-rsid="005d0fc0"/>
    </style:style>
    <style:style style:name="P99" style:family="paragraph" style:parent-style-name="Text_20_body">
      <style:text-properties officeooo:rsid="006156cf" officeooo:paragraph-rsid="006156cf"/>
    </style:style>
    <style:style style:name="P100" style:family="paragraph" style:parent-style-name="Text_20_body">
      <style:text-properties officeooo:rsid="0061a281" officeooo:paragraph-rsid="0061a281"/>
    </style:style>
    <style:style style:name="P101" style:family="paragraph" style:parent-style-name="Text_20_body">
      <style:text-properties officeooo:rsid="00629a69" officeooo:paragraph-rsid="00629a69"/>
    </style:style>
    <style:style style:name="P102" style:family="paragraph" style:parent-style-name="Text_20_body">
      <style:text-properties officeooo:rsid="0063bca1" officeooo:paragraph-rsid="0063bca1"/>
    </style:style>
    <style:style style:name="P103" style:family="paragraph" style:parent-style-name="Text_20_body">
      <style:text-properties officeooo:rsid="00645215" officeooo:paragraph-rsid="00645215"/>
    </style:style>
    <style:style style:name="P104" style:family="paragraph" style:parent-style-name="Text_20_body">
      <style:text-properties officeooo:rsid="006f40c6" officeooo:paragraph-rsid="006f40c6"/>
    </style:style>
    <style:style style:name="P105" style:family="paragraph" style:parent-style-name="Text_20_body">
      <style:text-properties officeooo:rsid="0070eb2a" officeooo:paragraph-rsid="0070eb2a"/>
    </style:style>
    <style:style style:name="P106" style:family="paragraph" style:parent-style-name="Text_20_body">
      <style:text-properties officeooo:rsid="0071e7ae" officeooo:paragraph-rsid="0071e7ae"/>
    </style:style>
    <style:style style:name="P107" style:family="paragraph" style:parent-style-name="Text_20_body">
      <style:text-properties officeooo:rsid="007322fd" officeooo:paragraph-rsid="007322fd"/>
    </style:style>
    <style:style style:name="P108" style:family="paragraph" style:parent-style-name="Text_20_body">
      <style:text-properties officeooo:rsid="0074f2d1" officeooo:paragraph-rsid="0074f2d1"/>
    </style:style>
    <style:style style:name="P109" style:family="paragraph" style:parent-style-name="Text_20_body">
      <style:text-properties officeooo:rsid="00767ff1" officeooo:paragraph-rsid="00767ff1"/>
    </style:style>
    <style:style style:name="P110" style:family="paragraph" style:parent-style-name="Text_20_body">
      <style:paragraph-properties fo:margin-top="0cm" fo:margin-bottom="0cm" loext:contextual-spacing="false" style:writing-mode="page"/>
      <style:text-properties officeooo:paragraph-rsid="001c52b8"/>
    </style:style>
    <style:style style:name="P111" style:family="paragraph" style:parent-style-name="Text_20_body">
      <style:paragraph-properties fo:margin-top="0cm" fo:margin-bottom="0cm" loext:contextual-spacing="false" style:writing-mode="page"/>
      <style:text-properties officeooo:rsid="00220f6a" officeooo:paragraph-rsid="00299862"/>
    </style:style>
    <style:style style:name="P112" style:family="paragraph" style:parent-style-name="Text_20_body">
      <style:paragraph-properties fo:margin-top="0cm" fo:margin-bottom="0cm" loext:contextual-spacing="false" style:writing-mode="page"/>
      <style:text-properties officeooo:rsid="00220f6a" officeooo:paragraph-rsid="002eb0d8"/>
    </style:style>
    <style:style style:name="P113" style:family="paragraph" style:parent-style-name="Text_20_body">
      <style:paragraph-properties fo:margin-top="0cm" fo:margin-bottom="0cm" loext:contextual-spacing="false" style:writing-mode="page"/>
      <style:text-properties officeooo:rsid="00220f6a" officeooo:paragraph-rsid="0030d5d3"/>
    </style:style>
    <style:style style:name="P114" style:family="paragraph" style:parent-style-name="Text_20_body">
      <style:paragraph-properties fo:margin-top="0cm" fo:margin-bottom="0cm" loext:contextual-spacing="false" style:writing-mode="page"/>
      <style:text-properties officeooo:rsid="00220f6a" officeooo:paragraph-rsid="0041248e"/>
    </style:style>
    <style:style style:name="P115" style:family="paragraph" style:parent-style-name="Text_20_body">
      <style:paragraph-properties fo:margin-top="0cm" fo:margin-bottom="0cm" loext:contextual-spacing="false" style:writing-mode="page"/>
      <style:text-properties fo:font-style="italic" fo:font-weight="bold" officeooo:rsid="0029d66d" officeooo:paragraph-rsid="002e66b8" style:font-style-asian="italic" style:font-weight-asian="bold" style:font-style-complex="italic" style:font-weight-complex="bold"/>
    </style:style>
    <style:style style:name="P116" style:family="paragraph" style:parent-style-name="Text_20_body">
      <style:paragraph-properties fo:margin-top="0cm" fo:margin-bottom="0cm" loext:contextual-spacing="false" style:writing-mode="page"/>
      <style:text-properties officeooo:rsid="00339e2d" officeooo:paragraph-rsid="00339e2d"/>
    </style:style>
    <style:style style:name="P117" style:family="paragraph" style:parent-style-name="Text_20_body">
      <style:paragraph-properties fo:margin-top="0cm" fo:margin-bottom="0cm" loext:contextual-spacing="false"/>
      <style:text-properties officeooo:paragraph-rsid="002039af"/>
    </style:style>
    <style:style style:name="P118" style:family="paragraph" style:parent-style-name="Text_20_body">
      <style:paragraph-properties fo:margin-top="0cm" fo:margin-bottom="0cm" loext:contextual-spacing="false"/>
      <style:text-properties officeooo:rsid="002039af" officeooo:paragraph-rsid="002039af"/>
    </style:style>
    <style:style style:name="P119" style:family="paragraph" style:parent-style-name="Text_20_body">
      <style:paragraph-properties fo:margin-top="0cm" fo:margin-bottom="0cm" loext:contextual-spacing="false"/>
      <style:text-properties officeooo:rsid="00220f6a" officeooo:paragraph-rsid="00220f6a"/>
    </style:style>
    <style:style style:name="P120" style:family="paragraph" style:parent-style-name="Text_20_body">
      <style:paragraph-properties fo:margin-top="0cm" fo:margin-bottom="0cm" loext:contextual-spacing="false"/>
      <style:text-properties fo:font-style="normal" style:text-underline-style="none" fo:font-weight="normal" officeooo:rsid="00421f63" officeooo:paragraph-rsid="00421f63" style:font-style-asian="normal" style:font-weight-asian="normal" style:font-style-complex="normal" style:font-weight-complex="normal"/>
    </style:style>
    <style:style style:name="P121" style:family="paragraph" style:parent-style-name="Text_20_body">
      <style:paragraph-properties fo:margin-top="0cm" fo:margin-bottom="0cm" loext:contextual-spacing="false"/>
      <style:text-properties fo:font-style="normal" style:text-underline-style="none" fo:font-weight="normal" officeooo:rsid="00421f63" officeooo:paragraph-rsid="0069be64" style:font-style-asian="normal" style:font-weight-asian="normal" style:font-style-complex="normal" style:font-weight-complex="normal"/>
    </style:style>
    <style:style style:name="P122" style:family="paragraph" style:parent-style-name="Text_20_body">
      <style:paragraph-properties fo:margin-top="0cm" fo:margin-bottom="0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123" style:family="paragraph" style:parent-style-name="Text_20_body">
      <style:paragraph-properties fo:margin-top="0cm" fo:margin-bottom="0cm" loext:contextual-spacing="fals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124" style:family="paragraph" style:parent-style-name="Text_20_body">
      <style:paragraph-properties fo:margin-top="0cm" fo:margin-bottom="0cm" loext:contextual-spacing="fals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125" style:family="paragraph" style:parent-style-name="Text_20_body">
      <style:paragraph-properties fo:margin-top="0cm" fo:margin-bottom="0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126" style:family="paragraph" style:parent-style-name="Text_20_body">
      <style:paragraph-properties fo:margin-top="0cm" fo:margin-bottom="0cm" loext:contextual-spacing="false"/>
      <style:text-properties fo:font-style="normal" style:text-underline-style="none" fo:font-weight="normal" officeooo:rsid="0035195b" officeooo:paragraph-rsid="005db4ac" style:font-style-asian="normal" style:font-weight-asian="normal" style:font-style-complex="normal" style:font-weight-complex="normal"/>
    </style:style>
    <style:style style:name="P127" style:family="paragraph" style:parent-style-name="Text_20_body">
      <style:paragraph-properties fo:margin-top="0cm" fo:margin-bottom="0cm" loext:contextual-spacing="false"/>
      <style:text-properties fo:font-style="normal" style:text-underline-style="none" fo:font-weight="normal" officeooo:rsid="0069be64" officeooo:paragraph-rsid="0069be64" style:font-style-asian="normal" style:font-weight-asian="normal" style:font-style-complex="normal" style:font-weight-complex="normal"/>
    </style:style>
    <style:style style:name="P128" style:family="paragraph" style:parent-style-name="Text_20_body">
      <style:paragraph-properties fo:margin-top="0cm" fo:margin-bottom="0cm" loext:contextual-spacing="false"/>
      <style:text-properties fo:font-style="normal" style:text-underline-style="none" fo:font-weight="normal" officeooo:rsid="00629a69" officeooo:paragraph-rsid="00629a69" style:font-style-asian="normal" style:font-weight-asian="normal" style:font-style-complex="normal" style:font-weight-complex="normal"/>
    </style:style>
    <style:style style:name="P129" style:family="paragraph" style:parent-style-name="Text_20_body">
      <style:paragraph-properties fo:margin-top="0cm" fo:margin-bottom="0cm" loext:contextual-spacing="false"/>
      <style:text-properties fo:font-style="normal" fo:font-weight="normal" officeooo:rsid="00421f63" officeooo:paragraph-rsid="005db4ac" style:font-style-asian="normal" style:font-weight-asian="normal" style:font-style-complex="normal" style:font-weight-complex="normal"/>
    </style:style>
    <style:style style:name="P130" style:family="paragraph" style:parent-style-name="Text_20_body">
      <style:paragraph-properties fo:margin-top="0cm" fo:margin-bottom="0cm" loext:contextual-spacing="false"/>
      <style:text-properties fo:font-style="normal" fo:font-weight="normal" officeooo:rsid="00421f63" officeooo:paragraph-rsid="00629a69" style:font-style-asian="normal" style:font-weight-asian="normal" style:font-style-complex="normal" style:font-weight-complex="normal"/>
    </style:style>
    <style:style style:name="P131" style:family="paragraph" style:parent-style-name="Text_20_body">
      <style:paragraph-properties fo:margin-top="0cm" fo:margin-bottom="0cm" loext:contextual-spacing="false"/>
      <style:text-properties officeooo:rsid="00421f63" officeooo:paragraph-rsid="00421f63"/>
    </style:style>
    <style:style style:name="P132" style:family="paragraph" style:parent-style-name="Text_20_body">
      <style:paragraph-properties fo:margin-top="0cm" fo:margin-bottom="0cm" loext:contextual-spacing="false"/>
      <style:text-properties officeooo:rsid="00421f63" officeooo:paragraph-rsid="0046ae6e"/>
    </style:style>
    <style:style style:name="P133" style:family="paragraph" style:parent-style-name="Text_20_body">
      <style:paragraph-properties fo:margin-top="0cm" fo:margin-bottom="0cm" loext:contextual-spacing="false"/>
      <style:text-properties officeooo:rsid="00421f63" officeooo:paragraph-rsid="004c5460"/>
    </style:style>
    <style:style style:name="P134" style:family="paragraph" style:parent-style-name="Text_20_body">
      <style:paragraph-properties fo:margin-top="0cm" fo:margin-bottom="0cm" loext:contextual-spacing="false"/>
      <style:text-properties officeooo:rsid="00421f63" officeooo:paragraph-rsid="004d1e9e"/>
    </style:style>
    <style:style style:name="P135" style:family="paragraph" style:parent-style-name="Text_20_body">
      <style:paragraph-properties fo:margin-top="0cm" fo:margin-bottom="0cm" loext:contextual-spacing="false"/>
      <style:text-properties officeooo:rsid="00421f63" officeooo:paragraph-rsid="004d9dcc"/>
    </style:style>
    <style:style style:name="P136" style:family="paragraph" style:parent-style-name="Text_20_body">
      <style:paragraph-properties fo:margin-top="0cm" fo:margin-bottom="0cm" loext:contextual-spacing="false"/>
      <style:text-properties officeooo:rsid="00421f63" officeooo:paragraph-rsid="004e815e"/>
    </style:style>
    <style:style style:name="P137" style:family="paragraph" style:parent-style-name="Text_20_body">
      <style:paragraph-properties fo:margin-top="0cm" fo:margin-bottom="0cm" loext:contextual-spacing="false"/>
      <style:text-properties officeooo:rsid="00421f63" officeooo:paragraph-rsid="005db4ac"/>
    </style:style>
    <style:style style:name="P138" style:family="paragraph" style:parent-style-name="Text_20_body">
      <style:paragraph-properties fo:margin-top="0cm" fo:margin-bottom="0cm" loext:contextual-spacing="false"/>
      <style:text-properties officeooo:rsid="00421f63" officeooo:paragraph-rsid="00629a69"/>
    </style:style>
    <style:style style:name="P139" style:family="paragraph" style:parent-style-name="Text_20_body">
      <style:paragraph-properties fo:margin-top="0cm" fo:margin-bottom="0cm" loext:contextual-spacing="false"/>
      <style:text-properties officeooo:rsid="00421f63" officeooo:paragraph-rsid="0069be64"/>
    </style:style>
    <style:style style:name="P140" style:family="paragraph" style:parent-style-name="Text_20_body">
      <style:paragraph-properties fo:margin-top="0cm" fo:margin-bottom="0cm" loext:contextual-spacing="false"/>
      <style:text-properties officeooo:rsid="00421f63" officeooo:paragraph-rsid="006bbb4b"/>
    </style:style>
    <style:style style:name="P141" style:family="paragraph" style:parent-style-name="Text_20_body">
      <style:paragraph-properties fo:margin-top="0cm" fo:margin-bottom="0cm" loext:contextual-spacing="false"/>
      <style:text-properties officeooo:rsid="00421f63" officeooo:paragraph-rsid="006f40c6"/>
    </style:style>
    <style:style style:name="P142" style:family="paragraph" style:parent-style-name="Text_20_body">
      <style:paragraph-properties fo:margin-top="0cm" fo:margin-bottom="0cm" loext:contextual-spacing="false"/>
      <style:text-properties officeooo:rsid="004c0a3f" officeooo:paragraph-rsid="004c0a3f"/>
    </style:style>
    <style:style style:name="P143" style:family="paragraph" style:parent-style-name="Text_20_body">
      <style:paragraph-properties fo:margin-top="0cm" fo:margin-bottom="0cm" loext:contextual-spacing="false"/>
      <style:text-properties officeooo:rsid="004c0a3f" officeooo:paragraph-rsid="004d1e9e"/>
    </style:style>
    <style:style style:name="P14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1c70e" style:font-style-asian="italic" style:font-weight-asian="bold" style:font-style-complex="italic" style:font-weight-complex="bold"/>
    </style:style>
    <style:style style:name="P14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311cd" style:font-style-asian="italic" style:font-weight-asian="bold" style:font-style-complex="italic" style:font-weight-complex="bold"/>
    </style:style>
    <style:style style:name="P14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4d10a" style:font-style-asian="italic" style:font-weight-asian="bold" style:font-style-complex="italic" style:font-weight-complex="bold"/>
    </style:style>
    <style:style style:name="P14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5d0fc0" style:font-style-asian="italic" style:font-weight-asian="bold" style:font-style-complex="italic" style:font-weight-complex="bold"/>
    </style:style>
    <style:style style:name="P14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5db4ac" style:font-style-asian="italic" style:font-weight-asian="bold" style:font-style-complex="italic" style:font-weight-complex="bold"/>
    </style:style>
    <style:style style:name="P14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29a69" style:font-style-asian="italic" style:font-weight-asian="bold" style:font-style-complex="italic" style:font-weight-complex="bold"/>
    </style:style>
    <style:style style:name="P15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f40c6" style:font-style-asian="italic" style:font-weight-asian="bold" style:font-style-complex="italic" style:font-weight-complex="bold"/>
    </style:style>
    <style:style style:name="P15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29a69" style:font-style-asian="italic" style:font-weight-asian="bold" style:font-style-complex="italic" style:font-weight-complex="bold"/>
    </style:style>
    <style:style style:name="P15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9be64" style:font-style-asian="italic" style:font-weight-asian="bold" style:font-style-complex="italic" style:font-weight-complex="bold"/>
    </style:style>
    <style:style style:name="P15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bbb4b" style:font-style-asian="italic" style:font-weight-asian="bold" style:font-style-complex="italic" style:font-weight-complex="bold"/>
    </style:style>
    <style:style style:name="P15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7adc4" officeooo:paragraph-rsid="006bbb4b" style:font-style-asian="italic" style:font-weight-asian="bold" style:font-style-complex="italic" style:font-weight-complex="bold"/>
    </style:style>
    <style:style style:name="P155" style:family="paragraph" style:parent-style-name="Text_20_body">
      <style:paragraph-properties fo:margin-top="0cm" fo:margin-bottom="0cm" loext:contextual-spacing="false"/>
      <style:text-properties officeooo:rsid="00365ee8" officeooo:paragraph-rsid="005db4ac"/>
    </style:style>
    <style:style style:name="P156" style:family="paragraph" style:parent-style-name="Text_20_body">
      <style:paragraph-properties fo:margin-top="0cm" fo:margin-bottom="0cm" loext:contextual-spacing="false"/>
      <style:text-properties officeooo:rsid="005db4ac" officeooo:paragraph-rsid="005db4ac"/>
    </style:style>
    <style:style style:name="P157" style:family="paragraph" style:parent-style-name="Text_20_body">
      <style:paragraph-properties fo:margin-top="0.25cm" fo:margin-bottom="0.25cm" loext:contextual-spacing="false" style:writing-mode="page"/>
    </style:style>
    <style:style style:name="P158" style:family="paragraph" style:parent-style-name="Title">
      <style:text-properties fo:font-size="48pt" officeooo:rsid="001c52b8" officeooo:paragraph-rsid="001c52b8" style:font-size-asian="48pt" style:font-size-complex="48pt"/>
    </style:style>
    <style:style style:name="P159" style:family="paragraph" style:parent-style-name="Subtitle">
      <style:text-properties officeooo:rsid="001c52b8" officeooo:paragraph-rsid="001c52b8"/>
    </style:style>
    <style:style style:name="P160" style:family="paragraph" style:parent-style-name="Subtitle">
      <style:paragraph-properties fo:text-align="center" style:justify-single-word="false"/>
      <style:text-properties officeooo:rsid="001c52b8" officeooo:paragraph-rsid="001c52b8"/>
    </style:style>
    <style:style style:name="P161"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162"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163"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f1f2d"/>
    </style:style>
    <style:style style:name="P164"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165"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f1f2d"/>
    </style:style>
    <style:style style:name="P166"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167"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168"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169"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170"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b0aea"/>
    </style:style>
    <style:style style:name="P171"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172"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173"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174"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1.3cm" style:auto-text-indent="false" style:page-number="auto" fo:background-color="transparent" style:writing-mode="page"/>
      <style:text-properties officeooo:rsid="00220f6a" officeooo:paragraph-rsid="00299862"/>
    </style:style>
    <style:style style:name="P175"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176"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177"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178" style:family="paragraph" style:parent-style-name="Text_20_body">
      <loext:graphic-properties draw:fill="none"/>
      <style:paragraph-properties fo:margin-left="3.7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179"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180"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181"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64a6e"/>
    </style:style>
    <style:style style:name="P182" style:family="paragraph" style:parent-style-name="Text_20_body" style:master-page-name="">
      <loext:graphic-properties draw:fill="none"/>
      <style:paragraph-properties fo:margin-left="5.001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183" style:family="paragraph" style:parent-style-name="Text_20_body" style:master-page-name="">
      <loext:graphic-properties draw:fill="none"/>
      <style:paragraph-properties fo:margin-left="5.001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184" style:family="paragraph" style:parent-style-name="Text_20_body" style:master-page-name="">
      <loext:graphic-properties draw:fill="none"/>
      <style:paragraph-properties fo:margin-left="5.001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5311cd" officeooo:paragraph-rsid="005311cd" style:font-style-asian="normal" style:font-weight-asian="normal" style:font-style-complex="normal" style:font-weight-complex="normal"/>
    </style:style>
    <style:style style:name="P185" style:family="paragraph" style:parent-style-name="Text_20_body">
      <loext:graphic-properties draw:fill="none"/>
      <style:paragraph-properties fo:margin-left="5.001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5311cd" officeooo:paragraph-rsid="00564a6e" style:font-style-asian="normal" style:font-weight-asian="normal" style:font-style-complex="normal" style:font-weight-complex="normal"/>
    </style:style>
    <style:style style:name="P186" style:family="paragraph" style:parent-style-name="Text_20_body">
      <loext:graphic-properties draw:fill="none"/>
      <style:paragraph-properties fo:margin-left="5.001cm" fo:margin-right="0cm" fo:margin-top="0cm" fo:margin-bottom="0.101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311cd" officeooo:paragraph-rsid="00564a6e" style:font-style-asian="italic" style:font-weight-asian="bold" style:font-style-complex="italic" style:font-weight-complex="bold"/>
    </style:style>
    <style:style style:name="P187"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1.199cm" style:auto-text-indent="false" fo:background-color="transparent" style:writing-mode="page"/>
      <style:text-properties officeooo:rsid="00220f6a" officeooo:paragraph-rsid="002b197b"/>
    </style:style>
    <style:style style:name="P188"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39e2d" officeooo:paragraph-rsid="00339e2d"/>
    </style:style>
    <style:style style:name="P189"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190"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db4ac"/>
    </style:style>
    <style:style style:name="P191"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29a69"/>
    </style:style>
    <style:style style:name="P192"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bbb4b"/>
    </style:style>
    <style:style style:name="P193"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e62a3"/>
    </style:style>
    <style:style style:name="P194"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65ee8" officeooo:paragraph-rsid="005db4ac"/>
    </style:style>
    <style:style style:name="P195"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196"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b7a4"/>
    </style:style>
    <style:style style:name="P197"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5db4ac"/>
    </style:style>
    <style:style style:name="P198"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9e2d" officeooo:paragraph-rsid="0033b7a4" style:font-weight-asian="normal" style:font-weight-complex="normal"/>
    </style:style>
    <style:style style:name="P199"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b7a4" officeooo:paragraph-rsid="00339e2d" style:font-weight-asian="normal" style:font-weight-complex="normal"/>
    </style:style>
    <style:style style:name="P200"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201"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5db4ac" style:font-style-asian="normal" style:font-weight-asian="normal" style:font-style-complex="normal" style:font-weight-complex="normal"/>
    </style:style>
    <style:style style:name="P202"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65ee8" officeooo:paragraph-rsid="005db4ac" style:font-style-asian="normal" style:font-weight-asian="normal" style:font-style-complex="normal" style:font-weight-complex="normal"/>
    </style:style>
    <style:style style:name="P203"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5db4ac" style:font-style-asian="normal" style:font-weight-asian="normal" style:font-style-complex="normal" style:font-weight-complex="normal"/>
    </style:style>
    <style:style style:name="P204" style:family="paragraph" style:parent-style-name="Text_20_body" style:master-page-name="">
      <loext:graphic-properties draw:fill="none"/>
      <style:paragraph-properties fo:margin-left="2.6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205" style:family="paragraph" style:parent-style-name="Text_20_body">
      <style:paragraph-properties fo:margin-top="0.25cm" fo:margin-bottom="0.101cm" loext:contextual-spacing="false"/>
      <style:text-properties officeooo:rsid="0044cec8" officeooo:paragraph-rsid="0044cec8"/>
    </style:style>
    <style:style style:name="P206" style:family="paragraph" style:parent-style-name="Text_20_body">
      <style:paragraph-properties fo:margin-top="0cm" fo:margin-bottom="0.101cm" loext:contextual-spacing="false"/>
      <style:text-properties officeooo:rsid="0044cec8" officeooo:paragraph-rsid="0044cec8"/>
    </style:style>
    <style:style style:name="P207" style:family="paragraph" style:parent-style-name="Text_20_body">
      <style:paragraph-properties fo:margin-top="0cm" fo:margin-bottom="0.101cm" loext:contextual-spacing="false"/>
      <style:text-properties officeooo:rsid="0046ae6e" officeooo:paragraph-rsid="0046ae6e"/>
    </style:style>
    <style:style style:name="P208"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6ae6e" officeooo:paragraph-rsid="0046ae6e" style:font-style-asian="italic" style:font-weight-asian="bold" style:font-style-complex="italic" style:font-weight-complex="bold"/>
    </style:style>
    <style:style style:name="P209"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c5460" officeooo:paragraph-rsid="004c5460" style:font-style-asian="italic" style:font-weight-asian="bold" style:font-style-complex="italic" style:font-weight-complex="bold"/>
    </style:style>
    <style:style style:name="P210"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c5460" officeooo:paragraph-rsid="004d1e9e" style:font-style-asian="italic" style:font-weight-asian="bold" style:font-style-complex="italic" style:font-weight-complex="bold"/>
    </style:style>
    <style:style style:name="P211"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d9dcc" officeooo:paragraph-rsid="004d9dcc" style:font-style-asian="italic" style:font-weight-asian="bold" style:font-style-complex="italic" style:font-weight-complex="bold"/>
    </style:style>
    <style:style style:name="P212"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d9dcc" officeooo:paragraph-rsid="004e815e" style:font-style-asian="italic" style:font-weight-asian="bold" style:font-style-complex="italic" style:font-weight-complex="bold"/>
    </style:style>
    <style:style style:name="P213"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d9dcc" officeooo:paragraph-rsid="005d0fc0" style:font-style-asian="italic" style:font-weight-asian="bold" style:font-style-complex="italic" style:font-weight-complex="bold"/>
    </style:style>
    <style:style style:name="P214"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d9dcc" officeooo:paragraph-rsid="00629a69" style:font-style-asian="italic" style:font-weight-asian="bold" style:font-style-complex="italic" style:font-weight-complex="bold"/>
    </style:style>
    <style:style style:name="P215"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e815e" officeooo:paragraph-rsid="004e815e" style:font-style-asian="italic" style:font-weight-asian="bold" style:font-style-complex="italic" style:font-weight-complex="bold"/>
    </style:style>
    <style:style style:name="P216"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5d0fc0" officeooo:paragraph-rsid="005d0fc0" style:font-style-asian="italic" style:font-weight-asian="bold" style:font-style-complex="italic" style:font-weight-complex="bold"/>
    </style:style>
    <style:style style:name="P217"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5d0fc0" officeooo:paragraph-rsid="00629a69" style:font-style-asian="italic" style:font-weight-asian="bold" style:font-style-complex="italic" style:font-weight-complex="bold"/>
    </style:style>
    <style:style style:name="P218" style:family="paragraph" style:parent-style-name="Text_20_body">
      <style:paragraph-properties fo:margin-top="0cm" fo:margin-bottom="0.101cm" loext:contextual-spacing="false"/>
      <style:text-properties fo:font-style="normal" style:text-underline-style="none" fo:font-weight="normal" officeooo:rsid="0046ae6e" officeooo:paragraph-rsid="0046ae6e" style:font-style-asian="normal" style:font-weight-asian="normal" style:font-style-complex="normal" style:font-weight-complex="normal"/>
    </style:style>
    <style:style style:name="P219" style:family="paragraph" style:parent-style-name="Text_20_body">
      <style:paragraph-properties fo:margin-top="0cm" fo:margin-bottom="0.101cm" loext:contextual-spacing="fals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220" style:family="paragraph" style:parent-style-name="Text_20_body">
      <style:paragraph-properties fo:margin-top="0cm" fo:margin-bottom="0.101cm" loext:contextual-spacing="false"/>
      <style:text-properties fo:font-style="normal" style:text-underline-style="none" fo:font-weight="normal" officeooo:rsid="0046ae6e" officeooo:paragraph-rsid="004c5460" style:font-style-asian="normal" style:font-weight-asian="normal" style:font-style-complex="normal" style:font-weight-complex="normal"/>
    </style:style>
    <style:style style:name="P221" style:family="paragraph" style:parent-style-name="Text_20_body">
      <style:paragraph-properties fo:margin-top="0cm" fo:margin-bottom="0.101cm" loext:contextual-spacing="false"/>
      <style:text-properties fo:font-style="normal" style:text-underline-style="none" fo:font-weight="normal" officeooo:rsid="0046ae6e" officeooo:paragraph-rsid="004d1e9e" style:font-style-asian="normal" style:font-weight-asian="normal" style:font-style-complex="normal" style:font-weight-complex="normal"/>
    </style:style>
    <style:style style:name="P222" style:family="paragraph" style:parent-style-name="Text_20_body">
      <style:paragraph-properties fo:margin-top="0cm" fo:margin-bottom="0.101cm" loext:contextual-spacing="false"/>
      <style:text-properties fo:font-style="normal" style:text-underline-style="none" fo:font-weight="normal" officeooo:rsid="0046ae6e" officeooo:paragraph-rsid="004d9dcc" style:font-style-asian="normal" style:font-weight-asian="normal" style:font-style-complex="normal" style:font-weight-complex="normal"/>
    </style:style>
    <style:style style:name="P223" style:family="paragraph" style:parent-style-name="Text_20_body">
      <style:paragraph-properties fo:margin-top="0cm" fo:margin-bottom="0.101cm" loext:contextual-spacing="false"/>
      <style:text-properties fo:font-style="normal" style:text-underline-style="none" fo:font-weight="normal" officeooo:rsid="0046ae6e" officeooo:paragraph-rsid="004e815e" style:font-style-asian="normal" style:font-weight-asian="normal" style:font-style-complex="normal" style:font-weight-complex="normal"/>
    </style:style>
    <style:style style:name="P224" style:family="paragraph" style:parent-style-name="Text_20_body">
      <style:paragraph-properties fo:margin-top="0cm" fo:margin-bottom="0.101cm" loext:contextual-spacing="fals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225" style:family="paragraph" style:parent-style-name="Text_20_body">
      <style:paragraph-properties fo:margin-top="0cm" fo:margin-bottom="0.101cm" loext:contextual-spacing="false"/>
      <style:text-properties fo:font-style="normal" style:text-underline-style="none" fo:font-weight="normal" officeooo:rsid="0046ae6e" officeooo:paragraph-rsid="005311cd" style:font-style-asian="normal" style:font-weight-asian="normal" style:font-style-complex="normal" style:font-weight-complex="normal"/>
    </style:style>
    <style:style style:name="P226" style:family="paragraph" style:parent-style-name="Text_20_body">
      <style:paragraph-properties fo:margin-top="0cm" fo:margin-bottom="0.101cm" loext:contextual-spacing="fals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227" style:family="paragraph" style:parent-style-name="Text_20_body">
      <style:paragraph-properties fo:margin-top="0cm" fo:margin-bottom="0.101cm" loext:contextual-spacing="false"/>
      <style:text-properties fo:font-style="normal" style:text-underline-style="none" fo:font-weight="normal" officeooo:rsid="00421f63" officeooo:paragraph-rsid="0046ae6e" style:font-style-asian="normal" style:font-weight-asian="normal" style:font-style-complex="normal" style:font-weight-complex="normal"/>
    </style:style>
    <style:style style:name="P228" style:family="paragraph" style:parent-style-name="Text_20_body">
      <style:paragraph-properties fo:margin-top="0cm" fo:margin-bottom="0.101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229" style:family="paragraph" style:parent-style-name="Text_20_body">
      <style:paragraph-properties fo:margin-top="0cm" fo:margin-bottom="0.101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230" style:family="paragraph" style:parent-style-name="Text_20_body">
      <style:paragraph-properties fo:margin-top="0cm" fo:margin-bottom="0.101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231" style:family="paragraph" style:parent-style-name="Text_20_body">
      <style:paragraph-properties fo:margin-top="0cm" fo:margin-bottom="0.101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232" style:family="paragraph" style:parent-style-name="Text_20_body">
      <style:paragraph-properties fo:margin-top="0cm" fo:margin-bottom="0.101cm" loext:contextual-spacing="false"/>
      <style:text-properties fo:font-style="normal" style:text-underline-style="none" fo:font-weight="normal" officeooo:rsid="00421f63" officeooo:paragraph-rsid="0051c70e" style:font-style-asian="normal" style:font-weight-asian="normal" style:font-style-complex="normal" style:font-weight-complex="normal"/>
    </style:style>
    <style:style style:name="P233" style:family="paragraph" style:parent-style-name="Text_20_body">
      <style:paragraph-properties fo:margin-top="0cm" fo:margin-bottom="0.101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234" style:family="paragraph" style:parent-style-name="Text_20_body">
      <style:paragraph-properties fo:margin-top="0cm" fo:margin-bottom="0.101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235" style:family="paragraph" style:parent-style-name="Text_20_body">
      <style:paragraph-properties fo:margin-top="0cm" fo:margin-bottom="0.101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236" style:family="paragraph" style:parent-style-name="Text_20_body">
      <style:paragraph-properties fo:margin-top="0cm" fo:margin-bottom="0.101cm" loext:contextual-spacing="fals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37" style:family="paragraph" style:parent-style-name="Text_20_body">
      <style:paragraph-properties fo:margin-top="0cm" fo:margin-bottom="0.101cm" loext:contextual-spacing="false"/>
      <style:text-properties fo:font-style="normal" style:text-underline-style="none" fo:font-weight="normal" officeooo:rsid="00421f63" officeooo:paragraph-rsid="005db4ac" style:font-style-asian="normal" style:font-weight-asian="normal" style:font-style-complex="normal" style:font-weight-complex="normal"/>
    </style:style>
    <style:style style:name="P238" style:family="paragraph" style:parent-style-name="Text_20_body">
      <style:paragraph-properties fo:margin-top="0cm" fo:margin-bottom="0.101cm" loext:contextual-spacing="false"/>
      <style:text-properties fo:font-style="normal" style:text-underline-style="none" fo:font-weight="normal" officeooo:rsid="00421f63" officeooo:paragraph-rsid="00629a69" style:font-style-asian="normal" style:font-weight-asian="normal" style:font-style-complex="normal" style:font-weight-complex="normal"/>
    </style:style>
    <style:style style:name="P239" style:family="paragraph" style:parent-style-name="Text_20_body">
      <style:paragraph-properties fo:margin-top="0cm" fo:margin-bottom="0.101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240" style:family="paragraph" style:parent-style-name="Text_20_body">
      <style:paragraph-properties fo:margin-top="0cm" fo:margin-bottom="0.101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241" style:family="paragraph" style:parent-style-name="Text_20_body">
      <style:paragraph-properties fo:margin-top="0cm" fo:margin-bottom="0.101cm" loext:contextual-spacing="false"/>
      <style:text-properties fo:font-style="normal" style:text-underline-style="none" fo:font-weight="normal" officeooo:rsid="005d0fc0" officeooo:paragraph-rsid="005d0fc0" style:font-style-asian="normal" style:font-weight-asian="normal" style:font-style-complex="normal" style:font-weight-complex="normal"/>
    </style:style>
    <style:style style:name="P242" style:family="paragraph" style:parent-style-name="Text_20_body">
      <style:paragraph-properties fo:margin-top="0cm" fo:margin-bottom="0.101cm" loext:contextual-spacing="false"/>
      <style:text-properties fo:font-style="normal" style:text-underline-style="none" fo:font-weight="normal" officeooo:rsid="005d0fc0" officeooo:paragraph-rsid="00629a69" style:font-style-asian="normal" style:font-weight-asian="normal" style:font-style-complex="normal" style:font-weight-complex="normal"/>
    </style:style>
    <style:style style:name="P243" style:family="paragraph" style:parent-style-name="Text_20_body">
      <style:paragraph-properties fo:margin-top="0cm" fo:margin-bottom="0.101cm" loext:contextual-spacing="false"/>
      <style:text-properties officeooo:rsid="004d9dcc" officeooo:paragraph-rsid="004e815e"/>
    </style:style>
    <style:style style:name="P244" style:family="paragraph" style:parent-style-name="Text_20_body">
      <style:paragraph-properties fo:margin-top="0cm" fo:margin-bottom="0.101cm" loext:contextual-spacing="false"/>
      <style:text-properties officeooo:paragraph-rsid="005db4ac"/>
    </style:style>
    <style:style style:name="P245" style:family="paragraph" style:parent-style-name="Text_20_body">
      <style:paragraph-properties fo:margin-top="0cm" fo:margin-bottom="0.101cm" loext:contextual-spacing="false"/>
      <style:text-properties officeooo:paragraph-rsid="00629a69"/>
    </style:style>
    <style:style style:name="P246" style:family="paragraph" style:parent-style-name="Text_20_body" style:master-page-name="">
      <style:paragraph-properties fo:margin-top="0cm" fo:margin-bottom="0.101cm" loext:contextual-spacing="false" style:page-number="auto"/>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47"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710c6"/>
    </style:style>
    <style:style style:name="P248"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e815e"/>
    </style:style>
    <style:style style:name="P249"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250"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710c6"/>
    </style:style>
    <style:style style:name="P251"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c5460"/>
    </style:style>
    <style:style style:name="P252"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1e9e"/>
    </style:style>
    <style:style style:name="P253" style:family="paragraph" style:parent-style-name="Text_20_body">
      <loext:graphic-properties draw:fill="none"/>
      <style:paragraph-properties fo:margin-left="2.499cm" fo:margin-right="0cm" fo:line-height="120%" fo:text-align="justify" style:justify-single-word="false" fo:text-indent="0cm" style:auto-text-indent="false" fo:background-color="transparent" style:writing-mode="page"/>
      <style:text-properties fo:font-style="normal" fo:font-weight="normal" officeooo:rsid="00421f63" officeooo:paragraph-rsid="004710c6" style:font-style-asian="normal" style:font-weight-asian="normal" style:font-style-complex="normal" style:font-weight-complex="normal"/>
    </style:style>
    <style:style style:name="P254" style:family="paragraph" style:parent-style-name="Text_20_body" style:master-page-name="">
      <loext:graphic-properties draw:fill="none"/>
      <style:paragraph-properties fo:margin-left="2.499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255" style:family="paragraph" style:parent-style-name="Text_20_body">
      <loext:graphic-properties draw:fill="none"/>
      <style:paragraph-properties fo:margin-left="2.499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256" style:family="paragraph" style:parent-style-name="Text_20_body">
      <loext:graphic-properties draw:fill="none"/>
      <style:paragraph-properties fo:margin-left="2.499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7a3d6" style:font-style-asian="normal" style:font-weight-asian="normal" style:font-style-complex="normal" style:font-weight-complex="normal"/>
    </style:style>
    <style:style style:name="P257" style:family="paragraph" style:parent-style-name="Text_20_body">
      <loext:graphic-properties draw:fill="none"/>
      <style:paragraph-properties fo:margin-left="2.499cm" fo:margin-right="0cm" fo:margin-top="0cm" fo:margin-bottom="0.101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1c70e" officeooo:paragraph-rsid="0051c70e" style:font-style-asian="italic" style:font-weight-asian="bold" style:font-style-complex="italic" style:font-weight-complex="bold"/>
    </style:style>
    <style:style style:name="P258" style:family="paragraph" style:parent-style-name="Preformatted_20_Text">
      <style:paragraph-properties fo:text-align="center" style:justify-single-word="false"/>
    </style:style>
    <style:style style:name="P259" style:family="paragraph" style:parent-style-name="Preformatted_20_Text">
      <style:text-properties officeooo:paragraph-rsid="007322fd"/>
    </style:style>
    <style:style style:name="P260" style:family="paragraph" style:parent-style-name="Text_20_body" style:master-page-name="">
      <loext:graphic-properties draw:fill="none"/>
      <style:paragraph-properties fo:margin-left="3.799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61" style:family="paragraph" style:parent-style-name="Text_20_body" style:master-page-name="">
      <loext:graphic-properties draw:fill="none"/>
      <style:paragraph-properties fo:margin-left="3.799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262" style:family="paragraph" style:parent-style-name="Text_20_body">
      <loext:graphic-properties draw:fill="none"/>
      <style:paragraph-properties fo:margin-left="3.799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63"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264"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265" style:family="paragraph" style:parent-style-name="Preformatted_20_Text">
      <style:paragraph-properties fo:margin-top="0cm" fo:margin-bottom="0.25cm" loext:contextual-spacing="false"/>
    </style:style>
    <style:style style:name="P266" style:family="paragraph" style:parent-style-name="Standard">
      <style:paragraph-properties fo:text-align="justify" style:justify-single-word="false"/>
      <style:text-properties officeooo:rsid="004d9dcc" officeooo:paragraph-rsid="004e815e"/>
    </style:style>
    <style:style style:name="P267" style:family="paragraph" style:parent-style-name="Contents_20_4">
      <style:paragraph-properties>
        <style:tab-stops>
          <style:tab-stop style:position="16.505cm" style:type="right" style:leader-style="dotted" style:leader-text="."/>
        </style:tab-stops>
      </style:paragraph-properties>
    </style:style>
    <style:style style:name="P268" style:family="paragraph" style:parent-style-name="Text_20_body" style:list-style-name="WWNum11"/>
    <style:style style:name="P269" style:family="paragraph" style:parent-style-name="Text_20_body" style:list-style-name="L1">
      <style:text-properties officeooo:rsid="001c52b8" officeooo:paragraph-rsid="001c52b8"/>
    </style:style>
    <style:style style:name="P270" style:family="paragraph" style:parent-style-name="Text_20_body" style:list-style-name="L2">
      <style:text-properties officeooo:paragraph-rsid="001c52b8"/>
    </style:style>
    <style:style style:name="P271" style:family="paragraph" style:parent-style-name="Text_20_body" style:list-style-name="L3">
      <style:text-properties officeooo:paragraph-rsid="002039af"/>
    </style:style>
    <style:style style:name="P272" style:family="paragraph" style:parent-style-name="Text_20_body" style:list-style-name="L4">
      <style:text-properties officeooo:rsid="002039af" officeooo:paragraph-rsid="002039af"/>
    </style:style>
    <style:style style:name="P273" style:family="paragraph" style:parent-style-name="Text_20_body" style:list-style-name="L7">
      <style:text-properties officeooo:rsid="004c0a3f" officeooo:paragraph-rsid="004c0a3f"/>
    </style:style>
    <style:style style:name="P274" style:family="paragraph" style:parent-style-name="Text_20_body" style:list-style-name="L7">
      <style:text-properties officeooo:rsid="004c0a3f" officeooo:paragraph-rsid="004d1e9e"/>
    </style:style>
    <style:style style:name="P275" style:family="paragraph" style:parent-style-name="Text_20_body" style:list-style-name="L8">
      <style:text-properties officeooo:paragraph-rsid="004d1e9e"/>
    </style:style>
    <style:style style:name="P276" style:family="paragraph" style:parent-style-name="Text_20_body" style:list-style-name="L9">
      <style:text-properties officeooo:rsid="0054d10a" officeooo:paragraph-rsid="0054d10a"/>
    </style:style>
    <style:style style:name="P277" style:family="paragraph" style:parent-style-name="Text_20_body" style:list-style-name="L9">
      <style:text-properties officeooo:rsid="0054d10a" officeooo:paragraph-rsid="00564a6e"/>
    </style:style>
    <style:style style:name="P278" style:family="paragraph" style:parent-style-name="Text_20_body" style:list-style-name="L11">
      <style:text-properties officeooo:rsid="005d0fc0" officeooo:paragraph-rsid="005d0fc0"/>
    </style:style>
    <style:style style:name="P279" style:family="paragraph" style:parent-style-name="Text_20_body" style:list-style-name="L12">
      <style:text-properties officeooo:paragraph-rsid="0063bca1"/>
    </style:style>
    <style:style style:name="P280" style:family="paragraph" style:parent-style-name="Text_20_body" style:list-style-name="L13">
      <style:text-properties officeooo:rsid="0071e7ae" officeooo:paragraph-rsid="0071e7ae"/>
    </style:style>
    <style:style style:name="P281" style:family="paragraph" style:parent-style-name="Text_20_body" style:list-style-name="L14">
      <style:text-properties officeooo:rsid="00767ff1" officeooo:paragraph-rsid="00767ff1"/>
    </style:style>
    <style:style style:name="P282" style:family="paragraph" style:parent-style-name="Text_20_body" style:list-style-name="L15">
      <style:text-properties officeooo:rsid="00767ff1" officeooo:paragraph-rsid="00767ff1"/>
    </style:style>
    <style:style style:name="P283" style:family="paragraph" style:parent-style-name="Text_20_body">
      <style:paragraph-properties fo:text-align="justify" style:justify-single-word="false"/>
      <style:text-properties officeooo:rsid="004e815e" officeooo:paragraph-rsid="004e815e"/>
    </style:style>
    <style:style style:name="P284" style:family="paragraph" style:parent-style-name="Text_20_body" style:list-style-name="L1">
      <style:paragraph-properties fo:margin-top="0cm" fo:margin-bottom="0cm" loext:contextual-spacing="false" style:writing-mode="page"/>
      <style:text-properties officeooo:paragraph-rsid="001c52b8"/>
    </style:style>
    <style:style style:name="P285" style:family="paragraph" style:parent-style-name="Text_20_body" style:list-style-name="L2">
      <style:paragraph-properties fo:margin-top="0cm" fo:margin-bottom="0cm" loext:contextual-spacing="false" style:writing-mode="page"/>
      <style:text-properties officeooo:paragraph-rsid="001c52b8"/>
    </style:style>
    <style:style style:name="P286" style:family="paragraph" style:list-style-name="L5">
      <style:paragraph-properties fo:margin-top="0cm" fo:margin-bottom="0cm" loext:contextual-spacing="false" style:writing-mode="page"/>
      <style:text-properties fo:language="fr" fo:country="FR"/>
    </style:style>
    <style:style style:name="P287" style:family="paragraph" style:parent-style-name="Text_20_body" style:list-style-name="L3">
      <style:paragraph-properties fo:margin-top="0cm" fo:margin-bottom="0cm" loext:contextual-spacing="false"/>
      <style:text-properties officeooo:paragraph-rsid="002039af"/>
    </style:style>
    <style:style style:name="P288" style:family="paragraph" style:parent-style-name="Text_20_body" style:list-style-name="L4">
      <style:paragraph-properties fo:margin-top="0cm" fo:margin-bottom="0cm" loext:contextual-spacing="false"/>
      <style:text-properties officeooo:rsid="002039af" officeooo:paragraph-rsid="002039af"/>
    </style:style>
    <style:style style:name="P289" style:family="paragraph" style:parent-style-name="Text_20_body" style:list-style-name="L7">
      <style:paragraph-properties fo:margin-top="0cm" fo:margin-bottom="0cm" loext:contextual-spacing="false"/>
      <style:text-properties officeooo:rsid="004c0a3f" officeooo:paragraph-rsid="004c0a3f"/>
    </style:style>
    <style:style style:name="P290" style:family="paragraph" style:parent-style-name="Text_20_body" style:list-style-name="L7">
      <style:paragraph-properties fo:margin-top="0cm" fo:margin-bottom="0cm" loext:contextual-spacing="false"/>
      <style:text-properties officeooo:rsid="004c0a3f" officeooo:paragraph-rsid="004d1e9e"/>
    </style:style>
    <style:style style:name="P291" style:family="paragraph" style:parent-style-name="Text_20_body" style:list-style-name="L8">
      <style:paragraph-properties fo:margin-top="0cm" fo:margin-bottom="0cm" loext:contextual-spacing="false"/>
      <style:text-properties officeooo:paragraph-rsid="004d1e9e"/>
    </style:style>
    <style:style style:name="P292" style:family="paragraph" style:parent-style-name="Text_20_body" style:list-style-name="L9">
      <style:paragraph-properties fo:margin-top="0cm" fo:margin-bottom="0cm" loext:contextual-spacing="false"/>
      <style:text-properties officeooo:rsid="0050bcd7" officeooo:paragraph-rsid="0050bcd7"/>
    </style:style>
    <style:style style:name="P293" style:family="paragraph" style:parent-style-name="Text_20_body" style:list-style-name="L9">
      <style:paragraph-properties fo:margin-top="0cm" fo:margin-bottom="0cm" loext:contextual-spacing="false"/>
      <style:text-properties officeooo:rsid="0050bcd7" officeooo:paragraph-rsid="00564a6e"/>
    </style:style>
    <style:style style:name="P294" style:family="paragraph" style:parent-style-name="Text_20_body" style:list-style-name="L10">
      <style:paragraph-properties fo:margin-top="0cm" fo:margin-bottom="0cm" loext:contextual-spacing="false"/>
      <style:text-properties officeooo:rsid="005a3ad3" officeooo:paragraph-rsid="005a3ad3"/>
    </style:style>
    <style:style style:name="P295" style:family="paragraph" style:parent-style-name="Text_20_body" style:list-style-name="L11">
      <style:paragraph-properties fo:margin-top="0cm" fo:margin-bottom="0cm" loext:contextual-spacing="false"/>
      <style:text-properties officeooo:rsid="005d0fc0" officeooo:paragraph-rsid="005d0fc0"/>
    </style:style>
    <style:style style:name="P296" style:family="paragraph" style:parent-style-name="Text_20_body" style:list-style-name="L12">
      <style:paragraph-properties fo:margin-top="0cm" fo:margin-bottom="0cm" loext:contextual-spacing="false"/>
      <style:text-properties officeooo:paragraph-rsid="0063bca1"/>
    </style:style>
    <style:style style:name="P297" style:family="paragraph" style:parent-style-name="Text_20_body" style:list-style-name="L13">
      <style:paragraph-properties fo:margin-top="0cm" fo:margin-bottom="0cm" loext:contextual-spacing="false"/>
      <style:text-properties officeooo:rsid="0071e7ae" officeooo:paragraph-rsid="0071e7ae"/>
    </style:style>
    <style:style style:name="P298" style:family="paragraph" style:parent-style-name="Text_20_body" style:list-style-name="L15">
      <style:paragraph-properties fo:margin-top="0cm" fo:margin-bottom="0cm" loext:contextual-spacing="false"/>
      <style:text-properties officeooo:rsid="00767ff1" officeooo:paragraph-rsid="00767ff1"/>
    </style:style>
    <style:style style:name="P299" style:family="paragraph" style:parent-style-name="Text_20_body">
      <style:paragraph-properties fo:margin-top="0cm" fo:margin-bottom="0cm" loext:contextual-spacing="false"/>
      <style:text-properties fo:font-style="normal" style:text-underline-style="none" fo:font-weight="normal" officeooo:rsid="0046ae6e" officeooo:paragraph-rsid="005d0fc0" style:font-style-asian="normal" style:font-weight-asian="normal" style:font-style-complex="normal" style:font-weight-complex="normal"/>
    </style:style>
    <style:style style:name="P300" style:family="paragraph" style:parent-style-name="Text_20_body">
      <style:paragraph-properties fo:margin-top="0cm" fo:margin-bottom="0cm" loext:contextual-spacing="false"/>
      <style:text-properties fo:font-style="normal" style:text-underline-style="none" fo:font-weight="normal" officeooo:rsid="0046ae6e" officeooo:paragraph-rsid="006f40c6" style:font-style-asian="normal" style:font-weight-asian="normal" style:font-style-complex="normal" style:font-weight-complex="normal"/>
    </style:style>
    <style:style style:name="P301" style:family="paragraph" style:parent-style-name="Text_20_body" style:list-style-name="L6">
      <style:paragraph-properties fo:margin-top="0cm" fo:margin-bottom="0.101cm" loext:contextual-spacing="false"/>
      <style:text-properties officeooo:rsid="0046ae6e" officeooo:paragraph-rsid="0046ae6e"/>
    </style:style>
    <style:style style:name="P302"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20f6a"/>
    </style:style>
    <style:style style:name="P303"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20f6a"/>
    </style:style>
    <style:style style:name="P304"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65ee8" officeooo:paragraph-rsid="005db4ac" style:font-style-asian="normal" style:font-weight-asian="normal" style:font-style-complex="normal" style:font-weight-complex="normal"/>
    </style:style>
    <style:style style:name="P305" style:family="paragraph">
      <style:paragraph-properties style:writing-mode="page"/>
      <style:text-properties fo:language="fr" fo:country="FR"/>
    </style:style>
    <style:style style:name="P306" style:family="paragraph" style:list-style-name="L5">
      <style:text-properties fo:language="fr" fo:country="FR"/>
    </style:style>
    <style:style style:name="P307" style:family="paragraph" style:parent-style-name="Text_20_body">
      <loext:graphic-properties draw:fill="none"/>
      <style:paragraph-properties fo:margin-left="2.499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308" style:family="paragraph" style:parent-style-name="Text_20_body" style:list-style-name="L10">
      <style:paragraph-properties fo:margin-top="0cm" fo:margin-bottom="0.25cm" loext:contextual-spacing="false"/>
      <style:text-properties officeooo:rsid="005b583d" officeooo:paragraph-rsid="005b583d"/>
    </style:style>
    <style:style style:name="P309" style:family="paragraph" style:parent-style-name="Title" style:master-page-name="First_20_Page">
      <style:paragraph-properties style:page-number="auto"/>
      <style:text-properties fo:font-size="48pt" officeooo:rsid="001c52b8" officeooo:paragraph-rsid="001c52b8" style:font-size-asian="48pt" style:font-size-complex="48pt"/>
    </style:style>
    <style:style style:name="P310" style:family="paragraph" style:parent-style-name="Heading_20_1">
      <style:text-properties officeooo:rsid="0075314f" officeooo:paragraph-rsid="0075314f"/>
    </style:style>
    <style:style style:name="P311" style:family="paragraph" style:parent-style-name="Heading_20_1">
      <style:paragraph-properties fo:break-before="page"/>
    </style:style>
    <style:style style:name="P312" style:family="paragraph" style:parent-style-name="Heading_20_1">
      <style:paragraph-properties fo:break-before="page"/>
      <style:text-properties officeooo:rsid="001c52b8" officeooo:paragraph-rsid="001c52b8"/>
    </style:style>
    <style:style style:name="P313" style:family="paragraph" style:parent-style-name="Heading_20_1">
      <style:paragraph-properties fo:break-before="page"/>
      <style:text-properties officeooo:rsid="005a3ad3" officeooo:paragraph-rsid="005a3ad3"/>
    </style:style>
    <style:style style:name="P314" style:family="paragraph" style:parent-style-name="Heading_20_1">
      <style:paragraph-properties fo:break-before="page"/>
      <style:text-properties officeooo:rsid="0070eb2a" officeooo:paragraph-rsid="0070eb2a"/>
    </style:style>
    <style:style style:name="P315" style:family="paragraph" style:parent-style-name="Contents_20_Heading">
      <style:paragraph-properties fo:break-before="page"/>
    </style:style>
    <style:style style:name="P316" style:family="paragraph" style:parent-style-name="Contents_20_1">
      <style:paragraph-properties>
        <style:tab-stops>
          <style:tab-stop style:position="18.002cm" style:type="right" style:leader-style="dotted" style:leader-text="."/>
        </style:tab-stops>
      </style:paragraph-properties>
    </style:style>
    <style:style style:name="P317" style:family="paragraph" style:parent-style-name="Heading_20_2">
      <style:text-properties officeooo:rsid="001e0aa7" officeooo:paragraph-rsid="001e0aa7"/>
    </style:style>
    <style:style style:name="P318" style:family="paragraph" style:parent-style-name="Heading_20_2">
      <style:text-properties officeooo:rsid="001e0aa7" officeooo:paragraph-rsid="005b583d"/>
    </style:style>
    <style:style style:name="P319" style:family="paragraph" style:parent-style-name="Heading_20_2">
      <style:text-properties officeooo:rsid="001e0aa7" officeooo:paragraph-rsid="0061a281"/>
    </style:style>
    <style:style style:name="P320" style:family="paragraph" style:parent-style-name="Heading_20_2">
      <style:text-properties officeooo:rsid="0070eb2a" officeooo:paragraph-rsid="0070eb2a"/>
    </style:style>
    <style:style style:name="P321" style:family="paragraph" style:parent-style-name="Heading_20_2">
      <style:text-properties officeooo:rsid="0075314f" officeooo:paragraph-rsid="0075314f"/>
    </style:style>
    <style:style style:name="P322" style:family="paragraph" style:parent-style-name="Heading_20_3">
      <style:text-properties officeooo:rsid="001e0aa7" officeooo:paragraph-rsid="001e0aa7"/>
    </style:style>
    <style:style style:name="P323" style:family="paragraph" style:parent-style-name="Heading_20_3">
      <style:text-properties officeooo:rsid="001e0aa7" officeooo:paragraph-rsid="005b583d"/>
    </style:style>
    <style:style style:name="P324" style:family="paragraph" style:parent-style-name="Heading_20_3">
      <style:text-properties officeooo:rsid="001e0aa7" officeooo:paragraph-rsid="0061a281"/>
    </style:style>
    <style:style style:name="P325" style:family="paragraph" style:parent-style-name="Heading_20_3">
      <style:text-properties officeooo:rsid="002039af" officeooo:paragraph-rsid="002039af"/>
    </style:style>
    <style:style style:name="P326" style:family="paragraph" style:parent-style-name="Heading_20_3">
      <style:text-properties officeooo:rsid="0032d5e7" officeooo:paragraph-rsid="0032d5e7"/>
    </style:style>
    <style:style style:name="P327" style:family="paragraph" style:parent-style-name="Heading_20_3">
      <style:text-properties officeooo:rsid="0032d5e7" officeooo:paragraph-rsid="005b583d"/>
    </style:style>
    <style:style style:name="P328" style:family="paragraph" style:parent-style-name="Heading_20_3">
      <style:text-properties officeooo:rsid="0032d5e7" officeooo:paragraph-rsid="00629a69"/>
    </style:style>
    <style:style style:name="P329" style:family="paragraph" style:parent-style-name="Heading_20_3">
      <style:text-properties officeooo:paragraph-rsid="004e815e"/>
    </style:style>
    <style:style style:name="P330" style:family="paragraph" style:parent-style-name="Contents_20_3">
      <style:paragraph-properties>
        <style:tab-stops>
          <style:tab-stop style:position="17.004cm" style:type="right" style:leader-style="dotted" style:leader-text="."/>
        </style:tab-stops>
      </style:paragraph-properties>
    </style:style>
    <style:style style:name="P331" style:family="paragraph" style:parent-style-name="Contents_20_2">
      <style:paragraph-properties>
        <style:tab-stops>
          <style:tab-stop style:position="17.503cm" style:type="right" style:leader-style="dotted" style:leader-text="."/>
        </style:tab-stops>
      </style:paragraph-properties>
    </style:style>
    <style:style style:name="P332" style:family="paragraph" style:parent-style-name="Heading_20_4">
      <style:text-properties officeooo:rsid="00280e7e" officeooo:paragraph-rsid="00280e7e"/>
    </style:style>
    <style:style style:name="P333" style:family="paragraph" style:parent-style-name="Heading_20_4">
      <style:text-properties officeooo:rsid="00280e7e" officeooo:paragraph-rsid="002e66b8"/>
    </style:style>
    <style:style style:name="P334" style:family="paragraph" style:parent-style-name="Heading_20_4">
      <style:text-properties officeooo:paragraph-rsid="002e66b8"/>
    </style:style>
    <style:style style:name="P335" style:family="paragraph" style:parent-style-name="Heading_20_4">
      <style:text-properties officeooo:rsid="0032d5e7" officeooo:paragraph-rsid="0032d5e7"/>
    </style:style>
    <style:style style:name="P336" style:family="paragraph" style:parent-style-name="Heading_20_4">
      <style:text-properties officeooo:rsid="0032d5e7" officeooo:paragraph-rsid="003fe129"/>
    </style:style>
    <style:style style:name="P337" style:family="paragraph" style:parent-style-name="Heading_20_4">
      <style:text-properties officeooo:rsid="0032d5e7" officeooo:paragraph-rsid="004d1e9e"/>
    </style:style>
    <style:style style:name="P338" style:family="paragraph" style:parent-style-name="Heading_20_4">
      <style:text-properties officeooo:paragraph-rsid="005db4ac"/>
    </style:style>
    <style:style style:name="P339" style:family="paragraph" style:parent-style-name="Heading_20_4">
      <style:text-properties officeooo:paragraph-rsid="003fe129"/>
    </style:style>
    <style:style style:name="P340" style:family="paragraph" style:parent-style-name="Heading_20_4">
      <style:text-properties officeooo:rsid="004e815e" officeooo:paragraph-rsid="003471f3"/>
    </style:style>
    <style:style style:name="P341" style:family="paragraph" style:parent-style-name="Heading_20_4">
      <style:text-properties officeooo:rsid="0050bcd7" officeooo:paragraph-rsid="0050bcd7"/>
    </style:style>
    <style:style style:name="P342" style:family="paragraph" style:parent-style-name="Heading_20_4">
      <style:text-properties officeooo:rsid="00564a6e" officeooo:paragraph-rsid="00564a6e"/>
    </style:style>
    <style:style style:name="P343" style:family="paragraph" style:parent-style-name="Heading_20_4">
      <style:paragraph-properties fo:margin-top="0cm" fo:margin-bottom="0cm" loext:contextual-spacing="false"/>
      <style:text-properties officeooo:rsid="0032d5e7" officeooo:paragraph-rsid="004d1e9e"/>
    </style:style>
    <style:style style:name="P344" style:family="paragraph" style:parent-style-name="Heading_20_5">
      <style:text-properties officeooo:rsid="003fe129" officeooo:paragraph-rsid="003fe129"/>
    </style:style>
    <style:style style:name="P345" style:family="paragraph" style:parent-style-name="Heading_20_5">
      <style:text-properties officeooo:paragraph-rsid="0046ae6e"/>
    </style:style>
    <style:style style:name="P346" style:family="paragraph" style:parent-style-name="Heading_20_5">
      <style:text-properties officeooo:paragraph-rsid="004c5460"/>
    </style:style>
    <style:style style:name="P347" style:family="paragraph" style:parent-style-name="Heading_20_5">
      <style:text-properties officeooo:paragraph-rsid="004d1e9e"/>
    </style:style>
    <style:style style:name="P348" style:family="paragraph" style:parent-style-name="Heading_20_5">
      <style:text-properties officeooo:paragraph-rsid="004d9dcc"/>
    </style:style>
    <style:style style:name="P349" style:family="paragraph" style:parent-style-name="Heading_20_5">
      <style:text-properties officeooo:paragraph-rsid="004e815e"/>
    </style:style>
    <style:style style:name="P350" style:family="paragraph" style:parent-style-name="Heading_20_5">
      <style:text-properties officeooo:paragraph-rsid="0051c70e"/>
    </style:style>
    <style:style style:name="P351" style:family="paragraph" style:parent-style-name="Heading_20_5">
      <style:text-properties officeooo:paragraph-rsid="005d0fc0"/>
    </style:style>
    <style:style style:name="P352" style:family="paragraph" style:parent-style-name="Heading_20_5">
      <style:text-properties officeooo:paragraph-rsid="00629a69"/>
    </style:style>
    <style:style style:name="P353" style:family="paragraph" style:parent-style-name="Contents_20_5">
      <style:paragraph-properties>
        <style:tab-stops>
          <style:tab-stop style:position="16.006cm" style:type="right" style:leader-style="dotted" style:leader-text="."/>
        </style:tab-stops>
      </style:paragraph-properties>
    </style:style>
    <style:style style:name="T1" style:family="text">
      <style:text-properties officeooo:rsid="001c52b8"/>
    </style:style>
    <style:style style:name="T2" style:family="text">
      <style:text-properties fo:font-weight="bold" style:font-weight-asian="bold" style:font-weight-complex="bold"/>
    </style:style>
    <style:style style:name="T3" style:family="text">
      <style:text-properties fo:font-weight="bold" officeooo:rsid="0002d6e3" style:font-weight-asian="bold" style:font-weight-complex="bold"/>
    </style:style>
    <style:style style:name="T4" style:family="text">
      <style:text-properties fo:font-weight="bold" officeooo:rsid="00012dbd" style:font-weight-asian="bold" style:font-weight-complex="bold"/>
    </style:style>
    <style:style style:name="T5" style:family="text">
      <style:text-properties fo:font-weight="bold" officeooo:rsid="0002470d" style:font-weight-asian="bold" style:font-weight-complex="bold"/>
    </style:style>
    <style:style style:name="T6" style:family="text">
      <style:text-properties fo:font-weight="bold" officeooo:rsid="001c52b8" style:font-weight-asian="bold" style:font-weight-complex="bold"/>
    </style:style>
    <style:style style:name="T7" style:family="text">
      <style:text-properties fo:font-weight="bold" officeooo:rsid="0029d66d" style:font-weight-asian="bold" style:font-weight-complex="bold"/>
    </style:style>
    <style:style style:name="T8" style:family="text">
      <style:text-properties fo:font-weight="bold" officeooo:rsid="002b0aea" style:font-weight-asian="bold" style:font-weight-complex="bold"/>
    </style:style>
    <style:style style:name="T9" style:family="text">
      <style:text-properties fo:font-weight="bold" officeooo:rsid="0030d5d3" style:font-weight-asian="bold" style:font-weight-complex="bold"/>
    </style:style>
    <style:style style:name="T10" style:family="text">
      <style:text-properties fo:font-weight="bold" officeooo:rsid="0033b7a4" style:font-weight-asian="bold" style:font-weight-complex="bold"/>
    </style:style>
    <style:style style:name="T11" style:family="text">
      <style:text-properties fo:font-weight="bold" officeooo:rsid="0041248e" style:font-weight-asian="bold" style:font-weight-complex="bold"/>
    </style:style>
    <style:style style:name="T12" style:family="text">
      <style:text-properties fo:font-weight="bold" officeooo:rsid="0046ae6e" style:font-weight-asian="bold" style:font-weight-complex="bold"/>
    </style:style>
    <style:style style:name="T13" style:family="text">
      <style:text-properties fo:font-weight="bold" officeooo:rsid="004710c6" style:font-weight-asian="bold" style:font-weight-complex="bold"/>
    </style:style>
    <style:style style:name="T14" style:family="text">
      <style:text-properties fo:font-weight="bold" officeooo:rsid="004c5460" style:font-weight-asian="bold" style:font-weight-complex="bold"/>
    </style:style>
    <style:style style:name="T15" style:family="text">
      <style:text-properties fo:font-weight="bold" officeooo:rsid="004d1e9e" style:font-weight-asian="bold" style:font-weight-complex="bold"/>
    </style:style>
    <style:style style:name="T16" style:family="text">
      <style:text-properties fo:font-weight="bold" officeooo:rsid="004d9dcc" style:font-weight-asian="bold" style:font-weight-complex="bold"/>
    </style:style>
    <style:style style:name="T17" style:family="text">
      <style:text-properties fo:font-weight="bold" officeooo:rsid="004e815e" style:font-weight-asian="bold" style:font-weight-complex="bold"/>
    </style:style>
    <style:style style:name="T18" style:family="text">
      <style:text-properties fo:font-weight="bold" officeooo:rsid="0051c70e" style:font-weight-asian="bold" style:font-weight-complex="bold"/>
    </style:style>
    <style:style style:name="T19" style:family="text">
      <style:text-properties fo:font-weight="bold" officeooo:rsid="005311cd" style:font-weight-asian="bold" style:font-weight-complex="bold"/>
    </style:style>
    <style:style style:name="T20" style:family="text">
      <style:text-properties fo:font-weight="bold" officeooo:rsid="005d0fc0" style:font-weight-asian="bold" style:font-weight-complex="bold"/>
    </style:style>
    <style:style style:name="T21" style:family="text">
      <style:text-properties fo:font-weight="bold" officeooo:rsid="006bbb4b" style:font-weight-asian="bold" style:font-weight-complex="bold"/>
    </style:style>
    <style:style style:name="T22" style:family="text">
      <style:text-properties fo:font-weight="bold" officeooo:rsid="006bc63e" style:font-weight-asian="bold" style:font-weight-complex="bold"/>
    </style:style>
    <style:style style:name="T23" style:family="text">
      <style:text-properties fo:font-weight="bold" officeooo:rsid="006d1b94" style:font-weight-asian="bold" style:font-weight-complex="bold"/>
    </style:style>
    <style:style style:name="T24" style:family="text">
      <style:text-properties fo:font-weight="bold" officeooo:rsid="0079a1f1" style:font-weight-asian="bold" style:font-weight-complex="bold"/>
    </style:style>
    <style:style style:name="T25" style:family="text">
      <style:text-properties fo:font-weight="bold" officeooo:rsid="002039af" style:font-weight-asian="bold" style:font-weight-complex="bold"/>
    </style:style>
    <style:style style:name="T26" style:family="text">
      <style:text-properties officeooo:rsid="00012dbd"/>
    </style:style>
    <style:style style:name="T27" style:family="text">
      <style:text-properties officeooo:rsid="0002470d"/>
    </style:style>
    <style:style style:name="T28" style:family="text">
      <style:text-properties fo:font-style="italic" style:font-style-asian="italic" style:font-style-complex="italic"/>
    </style:style>
    <style:style style:name="T29" style:family="text">
      <style:text-properties fo:font-style="italic" officeooo:rsid="00299862" style:font-style-asian="italic" style:font-style-complex="italic"/>
    </style:style>
    <style:style style:name="T30" style:family="text">
      <style:text-properties fo:font-style="italic" officeooo:rsid="002b197b" style:font-style-asian="italic" style:font-style-complex="italic"/>
    </style:style>
    <style:style style:name="T31" style:family="text">
      <style:text-properties fo:font-style="italic" officeooo:rsid="0041248e" style:font-style-asian="italic" style:font-style-complex="italic"/>
    </style:style>
    <style:style style:name="T32" style:family="text">
      <style:text-properties fo:font-style="italic" officeooo:rsid="004710c6" style:font-style-asian="italic" style:font-style-complex="italic"/>
    </style:style>
    <style:style style:name="T33" style:family="text">
      <style:text-properties fo:font-style="italic" officeooo:rsid="002379ee" style:font-style-asian="italic" style:font-style-complex="italic"/>
    </style:style>
    <style:style style:name="T34" style:family="text">
      <style:text-properties fo:font-style="italic" officeooo:rsid="004c5460" style:font-style-asian="italic" style:font-style-complex="italic"/>
    </style:style>
    <style:style style:name="T35" style:family="text">
      <style:text-properties fo:font-style="italic" officeooo:rsid="004d1e9e" style:font-style-asian="italic" style:font-style-complex="italic"/>
    </style:style>
    <style:style style:name="T36" style:family="text">
      <style:text-properties fo:font-style="italic" officeooo:rsid="004e815e" style:font-style-asian="italic" style:font-style-complex="italic"/>
    </style:style>
    <style:style style:name="T37" style:family="text">
      <style:text-properties fo:font-style="italic" officeooo:rsid="00564a6e" style:font-style-asian="italic" style:font-style-complex="italic"/>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font-style="italic" fo:font-weight="bold" officeooo:rsid="00299862" style:font-style-asian="italic" style:font-weight-asian="bold" style:font-style-complex="italic" style:font-weight-complex="bold"/>
    </style:style>
    <style:style style:name="T40" style:family="text">
      <style:text-properties fo:font-style="italic" fo:font-weight="bold" officeooo:rsid="0029d66d" style:font-style-asian="italic" style:font-weight-asian="bold" style:font-style-complex="italic" style:font-weight-complex="bold"/>
    </style:style>
    <style:style style:name="T41" style:family="text">
      <style:text-properties fo:font-style="italic" fo:font-weight="bold" officeooo:rsid="002b197b" style:font-style-asian="italic" style:font-weight-asian="bold" style:font-style-complex="italic" style:font-weight-complex="bold"/>
    </style:style>
    <style:style style:name="T42" style:family="text">
      <style:text-properties fo:font-style="italic" fo:font-weight="bold" officeooo:rsid="002eb0d8" style:font-style-asian="italic" style:font-weight-asian="bold" style:font-style-complex="italic" style:font-weight-complex="bold"/>
    </style:style>
    <style:style style:name="T43" style:family="text">
      <style:text-properties fo:font-style="italic" fo:font-weight="bold" officeooo:rsid="002f1f2d" style:font-style-asian="italic" style:font-weight-asian="bold" style:font-style-complex="italic" style:font-weight-complex="bold"/>
    </style:style>
    <style:style style:name="T44" style:family="text">
      <style:text-properties fo:font-style="italic" fo:font-weight="bold" officeooo:rsid="0030d5d3" style:font-style-asian="italic" style:font-weight-asian="bold" style:font-style-complex="italic" style:font-weight-complex="bold"/>
    </style:style>
    <style:style style:name="T45" style:family="text">
      <style:text-properties fo:font-style="italic" fo:font-weight="bold" officeooo:rsid="00280e7e" style:font-style-asian="italic" style:font-weight-asian="bold" style:font-style-complex="italic" style:font-weight-complex="bold"/>
    </style:style>
    <style:style style:name="T46" style:family="text">
      <style:text-properties fo:font-style="italic" fo:font-weight="bold" officeooo:rsid="003153f3" style:font-style-asian="italic" style:font-weight-asian="bold" style:font-style-complex="italic" style:font-weight-complex="bold"/>
    </style:style>
    <style:style style:name="T47" style:family="text">
      <style:text-properties fo:font-style="italic" fo:font-weight="bold" officeooo:rsid="00339e2d" style:font-style-asian="italic" style:font-weight-asian="bold" style:font-style-complex="italic" style:font-weight-complex="bold"/>
    </style:style>
    <style:style style:name="T48" style:family="text">
      <style:text-properties fo:font-style="italic" fo:font-weight="bold" officeooo:rsid="0033b7a4" style:font-style-asian="italic" style:font-weight-asian="bold" style:font-style-complex="italic" style:font-weight-complex="bold"/>
    </style:style>
    <style:style style:name="T49" style:family="text">
      <style:text-properties fo:font-style="italic" fo:font-weight="bold" officeooo:rsid="003a2c18" style:font-style-asian="italic" style:font-weight-asian="bold" style:font-style-complex="italic" style:font-weight-complex="bold"/>
    </style:style>
    <style:style style:name="T50" style:family="text">
      <style:text-properties fo:font-style="italic" fo:font-weight="bold" officeooo:rsid="0041248e" style:font-style-asian="italic" style:font-weight-asian="bold" style:font-style-complex="italic" style:font-weight-complex="bold"/>
    </style:style>
    <style:style style:name="T51" style:family="text">
      <style:text-properties fo:font-style="italic" fo:font-weight="bold" officeooo:rsid="0046ae6e" style:font-style-asian="italic" style:font-weight-asian="bold" style:font-style-complex="italic" style:font-weight-complex="bold"/>
    </style:style>
    <style:style style:name="T52" style:family="text">
      <style:text-properties fo:font-style="italic" fo:font-weight="bold" officeooo:rsid="004710c6" style:font-style-asian="italic" style:font-weight-asian="bold" style:font-style-complex="italic" style:font-weight-complex="bold"/>
    </style:style>
    <style:style style:name="T53" style:family="text">
      <style:text-properties fo:font-style="italic" fo:font-weight="bold" officeooo:rsid="004c0a3f" style:font-style-asian="italic" style:font-weight-asian="bold" style:font-style-complex="italic" style:font-weight-complex="bold"/>
    </style:style>
    <style:style style:name="T54" style:family="text">
      <style:text-properties fo:font-style="italic" fo:font-weight="bold" officeooo:rsid="002039af" style:font-style-asian="italic" style:font-weight-asian="bold" style:font-style-complex="italic" style:font-weight-complex="bold"/>
    </style:style>
    <style:style style:name="T55" style:family="text">
      <style:text-properties fo:font-style="italic" fo:font-weight="bold" officeooo:rsid="002379ee" style:font-style-asian="italic" style:font-weight-asian="bold" style:font-style-complex="italic" style:font-weight-complex="bold"/>
    </style:style>
    <style:style style:name="T56" style:family="text">
      <style:text-properties fo:font-style="italic" fo:font-weight="bold" officeooo:rsid="004c5460" style:font-style-asian="italic" style:font-weight-asian="bold" style:font-style-complex="italic" style:font-weight-complex="bold"/>
    </style:style>
    <style:style style:name="T57" style:family="text">
      <style:text-properties fo:font-style="italic" fo:font-weight="bold" officeooo:rsid="00421f63" style:font-style-asian="italic" style:font-weight-asian="bold" style:font-style-complex="italic" style:font-weight-complex="bold"/>
    </style:style>
    <style:style style:name="T58" style:family="text">
      <style:text-properties fo:font-style="italic" fo:font-weight="bold" officeooo:rsid="004d1e9e" style:font-style-asian="italic" style:font-weight-asian="bold" style:font-style-complex="italic" style:font-weight-complex="bold"/>
    </style:style>
    <style:style style:name="T59" style:family="text">
      <style:text-properties fo:font-style="italic" fo:font-weight="bold" officeooo:rsid="004d9dcc" style:font-style-asian="italic" style:font-weight-asian="bold" style:font-style-complex="italic" style:font-weight-complex="bold"/>
    </style:style>
    <style:style style:name="T60" style:family="text">
      <style:text-properties fo:font-style="italic" fo:font-weight="bold" officeooo:rsid="004e815e" style:font-style-asian="italic" style:font-weight-asian="bold" style:font-style-complex="italic" style:font-weight-complex="bold"/>
    </style:style>
    <style:style style:name="T61" style:family="text">
      <style:text-properties fo:font-style="italic" fo:font-weight="bold" officeooo:rsid="0051c70e" style:font-style-asian="italic" style:font-weight-asian="bold" style:font-style-complex="italic" style:font-weight-complex="bold"/>
    </style:style>
    <style:style style:name="T62" style:family="text">
      <style:text-properties fo:font-style="italic" fo:font-weight="bold" officeooo:rsid="005311cd" style:font-style-asian="italic" style:font-weight-asian="bold" style:font-style-complex="italic" style:font-weight-complex="bold"/>
    </style:style>
    <style:style style:name="T63" style:family="text">
      <style:text-properties fo:font-style="italic" fo:font-weight="bold" officeooo:rsid="00549efd" style:font-style-asian="italic" style:font-weight-asian="bold" style:font-style-complex="italic" style:font-weight-complex="bold"/>
    </style:style>
    <style:style style:name="T64" style:family="text">
      <style:text-properties fo:font-style="italic" fo:font-weight="bold" officeooo:rsid="0054d10a" style:font-style-asian="italic" style:font-weight-asian="bold" style:font-style-complex="italic" style:font-weight-complex="bold"/>
    </style:style>
    <style:style style:name="T65" style:family="text">
      <style:text-properties fo:font-style="italic" fo:font-weight="bold" officeooo:rsid="0055084e" style:font-style-asian="italic" style:font-weight-asian="bold" style:font-style-complex="italic" style:font-weight-complex="bold"/>
    </style:style>
    <style:style style:name="T66" style:family="text">
      <style:text-properties fo:font-style="italic" fo:font-weight="bold" officeooo:rsid="00564a6e" style:font-style-asian="italic" style:font-weight-asian="bold" style:font-style-complex="italic" style:font-weight-complex="bold"/>
    </style:style>
    <style:style style:name="T67" style:family="text">
      <style:text-properties fo:font-style="italic" fo:font-weight="bold" officeooo:rsid="0057a3d6" style:font-style-asian="italic" style:font-weight-asian="bold" style:font-style-complex="italic" style:font-weight-complex="bold"/>
    </style:style>
    <style:style style:name="T68" style:family="text">
      <style:text-properties fo:font-style="italic" fo:font-weight="bold" officeooo:rsid="005db4ac" style:font-style-asian="italic" style:font-weight-asian="bold" style:font-style-complex="italic" style:font-weight-complex="bold"/>
    </style:style>
    <style:style style:name="T69" style:family="text">
      <style:text-properties fo:font-style="italic" fo:font-weight="bold" officeooo:rsid="0063bca1" style:font-style-asian="italic" style:font-weight-asian="bold" style:font-style-complex="italic" style:font-weight-complex="bold"/>
    </style:style>
    <style:style style:name="T70" style:family="text">
      <style:text-properties fo:font-style="italic" fo:font-weight="bold" officeooo:rsid="0069be64" style:font-style-asian="italic" style:font-weight-asian="bold" style:font-style-complex="italic" style:font-weight-complex="bold"/>
    </style:style>
    <style:style style:name="T71" style:family="text">
      <style:text-properties fo:font-style="italic" fo:font-weight="bold" officeooo:rsid="006bbb4b" style:font-style-asian="italic" style:font-weight-asian="bold" style:font-style-complex="italic" style:font-weight-complex="bold"/>
    </style:style>
    <style:style style:name="T72" style:family="text">
      <style:text-properties fo:font-style="italic" fo:font-weight="bold" officeooo:rsid="006bc63e" style:font-style-asian="italic" style:font-weight-asian="bold" style:font-style-complex="italic" style:font-weight-complex="bold"/>
    </style:style>
    <style:style style:name="T73" style:family="text">
      <style:text-properties fo:font-style="italic" fo:font-weight="bold" officeooo:rsid="006d1b94" style:font-style-asian="italic" style:font-weight-asian="bold" style:font-style-complex="italic" style:font-weight-complex="bold"/>
    </style:style>
    <style:style style:name="T74" style:family="text">
      <style:text-properties fo:font-style="italic" fo:font-weight="bold" officeooo:rsid="006e62a3" style:font-style-asian="italic" style:font-weight-asian="bold" style:font-style-complex="italic" style:font-weight-complex="bold"/>
    </style:style>
    <style:style style:name="T75" style:family="text">
      <style:text-properties fo:font-style="italic" fo:font-weight="bold" officeooo:rsid="006f40c6" style:font-style-asian="italic" style:font-weight-asian="bold" style:font-style-complex="italic" style:font-weight-complex="bold"/>
    </style:style>
    <style:style style:name="T76" style:family="text">
      <style:text-properties fo:font-style="italic" fo:font-weight="bold" officeooo:rsid="007b8b87" style:font-style-asian="italic" style:font-weight-asian="bold" style:font-style-complex="italic" style:font-weight-complex="bold"/>
    </style:style>
    <style:style style:name="T77" style:family="text">
      <style:text-properties fo:font-style="italic" fo:font-weight="bold" officeooo:rsid="007bd182" style:font-style-asian="italic" style:font-weight-asian="bold" style:font-style-complex="italic" style:font-weight-complex="bold"/>
    </style:style>
    <style:style style:name="T78" style:family="text">
      <style:text-properties fo:font-style="italic" fo:font-weight="normal" style:font-style-asian="italic" style:font-weight-asian="normal" style:font-style-complex="italic" style:font-weight-complex="normal"/>
    </style:style>
    <style:style style:name="T79" style:family="text">
      <style:text-properties fo:font-style="italic" fo:font-weight="normal" officeooo:rsid="0033b7a4" style:font-style-asian="italic" style:font-weight-asian="normal" style:font-style-complex="italic" style:font-weight-complex="normal"/>
    </style:style>
    <style:style style:name="T80" style:family="text">
      <style:text-properties fo:font-style="italic" fo:font-weight="normal" officeooo:rsid="00339e2d" style:font-style-asian="italic" style:font-weight-asian="normal" style:font-style-complex="italic" style:font-weight-complex="normal"/>
    </style:style>
    <style:style style:name="T81" style:family="text">
      <style:text-properties fo:font-style="italic" fo:font-weight="normal" officeooo:rsid="004d1e9e" style:font-style-asian="italic" style:font-weight-asian="normal" style:font-style-complex="italic" style:font-weight-complex="normal"/>
    </style:style>
    <style:style style:name="T8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83" style:family="text">
      <style:text-properties fo:font-style="italic" style:text-underline-style="none" fo:font-weight="bold" style:font-style-asian="italic" style:font-weight-asian="bold" style:font-style-complex="italic" style:font-weight-complex="bold"/>
    </style:style>
    <style:style style:name="T84" style:family="text">
      <style:text-properties fo:font-style="italic" style:text-underline-style="none" fo:font-weight="bold" officeooo:rsid="004c5460" style:font-style-asian="italic" style:font-weight-asian="bold" style:font-style-complex="italic" style:font-weight-complex="bold"/>
    </style:style>
    <style:style style:name="T85" style:family="text">
      <style:text-properties fo:font-style="italic" style:text-underline-style="none" fo:font-weight="bold" officeooo:rsid="004d9dcc" style:font-style-asian="italic" style:font-weight-asian="bold" style:font-style-complex="italic" style:font-weight-complex="bold"/>
    </style:style>
    <style:style style:name="T86" style:family="text">
      <style:text-properties fo:font-style="italic" style:text-underline-style="none" fo:font-weight="bold" officeooo:rsid="004e815e" style:font-style-asian="italic" style:font-weight-asian="bold" style:font-style-complex="italic" style:font-weight-complex="bold"/>
    </style:style>
    <style:style style:name="T87" style:family="text">
      <style:text-properties fo:font-style="italic" style:text-underline-style="none" fo:font-weight="bold" officeooo:rsid="005db4ac" style:font-style-asian="italic" style:font-weight-asian="bold" style:font-style-complex="italic" style:font-weight-complex="bold"/>
    </style:style>
    <style:style style:name="T88" style:family="text">
      <style:text-properties style:text-underline-style="solid" style:text-underline-width="auto" style:text-underline-color="font-color"/>
    </style:style>
    <style:style style:name="T89" style:family="text">
      <style:text-properties officeooo:rsid="000438fc"/>
    </style:style>
    <style:style style:name="T90"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T91"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style>
    <style:style style:name="T92"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font-weight-complex="bold"/>
    </style:style>
    <style:style style:name="T93" style:family="text">
      <style:text-properties fo:font-variant="normal" fo:text-transform="none" fo:color="#0000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style style:name="T94" style:family="text">
      <style:text-properties fo:font-variant="normal" fo:text-transform="none" fo:color="#000000" style:text-line-through-style="none" style:text-line-through-type="none" style:text-position="0% 100%" style:font-name="Verdana" fo:font-size="8pt" fo:language="fr" fo:country="FR" fo:font-style="normal" style:text-underline-style="none" fo:font-weight="normal" fo:background-color="transparent" loext:char-shading-value="0" style:font-name-asian="Verdana1" style:font-size-asian="8pt" style:font-style-asian="normal" style:font-weight-asian="normal" style:font-name-complex="Verdana1" style:font-size-complex="8pt"/>
    </style:style>
    <style:style style:name="T95" style:family="text">
      <style:text-properties fo:font-variant="normal" fo:text-transform="none" fo:color="#660e7a" style:text-line-through-style="none" style:text-line-through-type="none" style:text-position="0% 100%" style:font-name="Verdana" fo:font-size="8pt" fo:font-style="italic" style:text-underline-style="none" fo:font-weight="bold" style:font-name-asian="Verdana1" style:font-size-asian="8pt" style:font-style-asian="italic" style:font-weight-asian="bold" style:font-name-complex="Verdana1" style:font-size-complex="8pt"/>
    </style:style>
    <style:style style:name="T96" style:family="text">
      <style:text-properties fo:font-variant="normal" fo:text-transform="none" fo:color="#660e7a" style:text-line-through-style="none" style:text-line-through-type="none" style:text-position="0% 100%" style:font-name="Verdana" fo:font-size="8pt" fo:language="fr" fo:country="FR" fo:font-style="italic" style:text-underline-style="none" fo:font-weight="bold" fo:background-color="transparent" loext:char-shading-value="0" style:font-name-asian="Verdana1" style:font-size-asian="8pt" style:font-style-asian="italic" style:font-weight-asian="bold" style:font-name-complex="Verdana1" style:font-size-complex="8pt"/>
    </style:style>
    <style:style style:name="T97" style:family="text">
      <style:text-properties fo:font-variant="normal" fo:text-transform="none" fo:color="#008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98" style:family="text">
      <style:text-properties fo:font-variant="normal" fo:text-transform="none" fo:color="#008000" style:text-line-through-style="none" style:text-line-through-type="none" style:text-position="0% 100%" style:font-name="Verdana" fo:font-size="8pt" fo:language="fr" fo:country="FR" fo:font-style="normal" style:text-underline-style="none" fo:font-weight="bold" fo:background-color="transparent" loext:char-shading-value="0" style:font-name-asian="Verdana1" style:font-size-asian="8pt" style:font-style-asian="normal" style:font-weight-asian="bold" style:font-name-complex="Verdana1" style:font-size-complex="8pt"/>
    </style:style>
    <style:style style:name="T99" style:family="text">
      <style:text-properties officeooo:rsid="002039af"/>
    </style:style>
    <style:style style:name="T100" style:family="text">
      <style:text-properties officeooo:rsid="00220f6a"/>
    </style:style>
    <style:style style:name="T101" style:family="text">
      <style:text-properties officeooo:rsid="002379ee"/>
    </style:style>
    <style:style style:name="T102" style:family="text">
      <style:text-properties officeooo:rsid="00299862"/>
    </style:style>
    <style:style style:name="T103" style:family="text">
      <style:text-properties officeooo:rsid="0029d66d"/>
    </style:style>
    <style:style style:name="T104" style:family="text">
      <style:text-properties officeooo:rsid="002b197b"/>
    </style:style>
    <style:style style:name="T105" style:family="text">
      <style:text-properties fo:font-style="normal" fo:font-weight="bold" style:font-style-asian="normal" style:font-weight-asian="bold" style:font-style-complex="normal" style:font-weight-complex="bold"/>
    </style:style>
    <style:style style:name="T106" style:family="text">
      <style:text-properties fo:font-style="normal" fo:font-weight="bold" officeooo:rsid="002eb0d8" style:font-style-asian="normal" style:font-weight-asian="bold" style:font-style-complex="normal" style:font-weight-complex="bold"/>
    </style:style>
    <style:style style:name="T107" style:family="text">
      <style:text-properties fo:font-style="normal" fo:font-weight="bold" officeooo:rsid="002f1f2d" style:font-style-asian="normal" style:font-weight-asian="bold" style:font-style-complex="normal" style:font-weight-complex="bold"/>
    </style:style>
    <style:style style:name="T108" style:family="text">
      <style:text-properties fo:font-style="normal" fo:font-weight="bold" officeooo:rsid="0030d5d3" style:font-style-asian="normal" style:font-weight-asian="bold" style:font-style-complex="normal" style:font-weight-complex="bold"/>
    </style:style>
    <style:style style:name="T109" style:family="text">
      <style:text-properties fo:font-style="normal" fo:font-weight="bold" officeooo:rsid="003153f3" style:font-style-asian="normal" style:font-weight-asian="bold" style:font-style-complex="normal" style:font-weight-complex="bold"/>
    </style:style>
    <style:style style:name="T110" style:family="text">
      <style:text-properties fo:font-style="normal" fo:font-weight="normal" style:font-style-asian="normal" style:font-weight-asian="normal" style:font-style-complex="normal" style:font-weight-complex="normal"/>
    </style:style>
    <style:style style:name="T111" style:family="text">
      <style:text-properties fo:font-style="normal" fo:font-weight="normal" officeooo:rsid="0029d66d" style:font-style-asian="normal" style:font-weight-asian="normal" style:font-style-complex="normal" style:font-weight-complex="normal"/>
    </style:style>
    <style:style style:name="T112" style:family="text">
      <style:text-properties fo:font-style="normal" fo:font-weight="normal" officeooo:rsid="002eb0d8" style:font-style-asian="normal" style:font-weight-asian="normal" style:font-style-complex="normal" style:font-weight-complex="normal"/>
    </style:style>
    <style:style style:name="T113" style:family="text">
      <style:text-properties fo:font-style="normal" fo:font-weight="normal" officeooo:rsid="002f1f2d" style:font-style-asian="normal" style:font-weight-asian="normal" style:font-style-complex="normal" style:font-weight-complex="normal"/>
    </style:style>
    <style:style style:name="T114" style:family="text">
      <style:text-properties fo:font-style="normal" fo:font-weight="normal" officeooo:rsid="0030d5d3" style:font-style-asian="normal" style:font-weight-asian="normal" style:font-style-complex="normal" style:font-weight-complex="normal"/>
    </style:style>
    <style:style style:name="T115" style:family="text">
      <style:text-properties fo:font-style="normal" fo:font-weight="normal" officeooo:rsid="002b197b" style:font-style-asian="normal" style:font-weight-asian="normal" style:font-style-complex="normal" style:font-weight-complex="normal"/>
    </style:style>
    <style:style style:name="T116" style:family="text">
      <style:text-properties fo:font-style="normal" fo:font-weight="normal" officeooo:rsid="00280e7e" style:font-style-asian="normal" style:font-weight-asian="normal" style:font-style-complex="normal" style:font-weight-complex="normal"/>
    </style:style>
    <style:style style:name="T117" style:family="text">
      <style:text-properties fo:font-style="normal" fo:font-weight="normal" officeooo:rsid="003153f3" style:font-style-asian="normal" style:font-weight-asian="normal" style:font-style-complex="normal" style:font-weight-complex="normal"/>
    </style:style>
    <style:style style:name="T118" style:family="text">
      <style:text-properties fo:font-style="normal" fo:font-weight="normal" officeooo:rsid="0033b7a4" style:font-style-asian="normal" style:font-weight-asian="normal" style:font-style-complex="normal" style:font-weight-complex="normal"/>
    </style:style>
    <style:style style:name="T119" style:family="text">
      <style:text-properties fo:font-style="normal" fo:font-weight="normal" officeooo:rsid="004d1e9e" style:font-style-asian="normal" style:font-weight-asian="normal" style:font-style-complex="normal" style:font-weight-complex="normal"/>
    </style:style>
    <style:style style:name="T120" style:family="text">
      <style:text-properties fo:font-style="normal" fo:font-weight="normal" officeooo:rsid="004e815e" style:font-style-asian="normal" style:font-weight-asian="normal" style:font-style-complex="normal" style:font-weight-complex="normal"/>
    </style:style>
    <style:style style:name="T121" style:family="text">
      <style:text-properties fo:font-style="normal" fo:font-weight="normal" officeooo:rsid="006f40c6" style:font-style-asian="normal" style:font-weight-asian="normal" style:font-style-complex="normal" style:font-weight-complex="normal"/>
    </style:style>
    <style:style style:name="T122" style:family="text">
      <style:text-properties fo:font-style="normal" fo:font-weight="normal" officeooo:rsid="007b6607" style:font-style-asian="normal" style:font-weight-asian="normal" style:font-style-complex="normal" style:font-weight-complex="normal"/>
    </style:style>
    <style:style style:name="T123" style:family="text">
      <style:text-properties fo:font-style="normal" fo:font-weight="normal" officeooo:rsid="007b8b87" style:font-style-asian="normal" style:font-weight-asian="normal" style:font-style-complex="normal" style:font-weight-complex="normal"/>
    </style:style>
    <style:style style:name="T124" style:family="text">
      <style:text-properties fo:font-style="normal" style:text-underline-style="none" fo:font-weight="normal" style:font-style-asian="normal" style:font-weight-asian="normal" style:font-style-complex="normal" style:font-weight-complex="normal"/>
    </style:style>
    <style:style style:name="T125" style:family="text">
      <style:text-properties fo:font-style="normal" style:text-underline-style="none" fo:font-weight="normal" officeooo:rsid="004e815e" style:font-style-asian="normal" style:font-weight-asian="normal" style:font-style-complex="normal" style:font-weight-complex="normal"/>
    </style:style>
    <style:style style:name="T126" style:family="text">
      <style:text-properties fo:font-style="normal" style:text-underline-style="none" fo:font-weight="normal" officeooo:rsid="005d0fc0" style:font-style-asian="normal" style:font-weight-asian="normal" style:font-style-complex="normal" style:font-weight-complex="normal"/>
    </style:style>
    <style:style style:name="T127" style:family="text">
      <style:text-properties fo:font-style="normal" style:text-underline-style="none" fo:font-weight="normal" officeooo:rsid="00421f63" style:font-style-asian="normal" style:font-weight-asian="normal" style:font-style-complex="normal" style:font-weight-complex="normal"/>
    </style:style>
    <style:style style:name="T128" style:family="text">
      <style:text-properties fo:font-style="normal" style:text-underline-style="none" fo:font-weight="bold" officeooo:rsid="00421f63" style:font-style-asian="normal" style:font-weight-asian="bold" style:font-style-complex="normal" style:font-weight-complex="bold"/>
    </style:style>
    <style:style style:name="T129" style:family="text">
      <style:text-properties officeooo:rsid="002e66b8"/>
    </style:style>
    <style:style style:name="T130" style:family="text">
      <style:text-properties officeooo:rsid="0030d5d3"/>
    </style:style>
    <style:style style:name="T131" style:family="text">
      <style:text-properties officeooo:rsid="0032d5e7"/>
    </style:style>
    <style:style style:name="T132" style:family="text">
      <style:text-properties fo:font-weight="normal" style:font-weight-asian="normal" style:font-weight-complex="normal"/>
    </style:style>
    <style:style style:name="T133" style:family="text">
      <style:text-properties fo:font-weight="normal" officeooo:rsid="0033b7a4" style:font-weight-asian="normal" style:font-weight-complex="normal"/>
    </style:style>
    <style:style style:name="T134" style:family="text">
      <style:text-properties fo:font-weight="normal" officeooo:rsid="00339e2d" style:font-weight-asian="normal" style:font-weight-complex="normal"/>
    </style:style>
    <style:style style:name="T135" style:family="text">
      <style:text-properties fo:font-weight="normal" officeooo:rsid="0041248e" style:font-weight-asian="normal" style:font-weight-complex="normal"/>
    </style:style>
    <style:style style:name="T136" style:family="text">
      <style:text-properties fo:font-weight="normal" officeooo:rsid="007b8b87" style:font-weight-asian="normal" style:font-weight-complex="normal"/>
    </style:style>
    <style:style style:name="T137" style:family="text">
      <style:text-properties officeooo:rsid="0033b7a4"/>
    </style:style>
    <style:style style:name="T138" style:family="text">
      <style:text-properties officeooo:rsid="00339e2d"/>
    </style:style>
    <style:style style:name="T139" style:family="text">
      <style:text-properties officeooo:rsid="00383625"/>
    </style:style>
    <style:style style:name="T140" style:family="text">
      <style:text-properties officeooo:rsid="003a2c18"/>
    </style:style>
    <style:style style:name="T141" style:family="text">
      <style:text-properties officeooo:rsid="003b0c12"/>
    </style:style>
    <style:style style:name="T142" style:family="text">
      <style:text-properties officeooo:rsid="003e15a4"/>
    </style:style>
    <style:style style:name="T143" style:family="text">
      <style:text-properties officeooo:rsid="0041248e"/>
    </style:style>
    <style:style style:name="T144" style:family="text">
      <style:text-properties officeooo:rsid="004390ad"/>
    </style:style>
    <style:style style:name="T145" style:family="text">
      <style:text-properties officeooo:rsid="0046ae6e"/>
    </style:style>
    <style:style style:name="T146" style:family="text">
      <style:text-properties officeooo:rsid="004710c6"/>
    </style:style>
    <style:style style:name="T147" style:family="text">
      <style:text-properties officeooo:rsid="004afbce"/>
    </style:style>
    <style:style style:name="T148" style:family="text">
      <style:text-properties officeooo:rsid="004c5460"/>
    </style:style>
    <style:style style:name="T149" style:family="text">
      <style:text-properties officeooo:rsid="00421f63"/>
    </style:style>
    <style:style style:name="T150" style:family="text">
      <style:text-properties officeooo:rsid="004d1e9e"/>
    </style:style>
    <style:style style:name="T151" style:family="text">
      <style:text-properties officeooo:rsid="004e815e"/>
    </style:style>
    <style:style style:name="T152" style:family="text">
      <style:text-properties officeooo:rsid="0050bcd7"/>
    </style:style>
    <style:style style:name="T153" style:family="text">
      <style:text-properties officeooo:rsid="0051c70e"/>
    </style:style>
    <style:style style:name="T154" style:family="text">
      <style:text-properties officeooo:rsid="004d9dcc"/>
    </style:style>
    <style:style style:name="T155" style:family="text">
      <style:text-properties officeooo:rsid="005311cd"/>
    </style:style>
    <style:style style:name="T156" style:family="text">
      <style:text-properties officeooo:rsid="0054d10a"/>
    </style:style>
    <style:style style:name="T157" style:family="text">
      <style:text-properties officeooo:rsid="0055084e"/>
    </style:style>
    <style:style style:name="T158" style:family="text">
      <style:text-properties officeooo:rsid="00564a6e"/>
    </style:style>
    <style:style style:name="T159" style:family="text">
      <style:text-properties style:text-underline-style="none"/>
    </style:style>
    <style:style style:name="T160" style:family="text">
      <style:text-properties style:text-underline-style="none" officeooo:rsid="005d0fc0"/>
    </style:style>
    <style:style style:name="T161" style:family="text">
      <style:text-properties style:text-underline-style="none" officeooo:rsid="00629a69"/>
    </style:style>
    <style:style style:name="T162" style:family="text">
      <style:text-properties officeooo:rsid="005db4ac"/>
    </style:style>
    <style:style style:name="T163" style:family="text">
      <style:text-properties officeooo:rsid="0063bca1"/>
    </style:style>
    <style:style style:name="T164" style:family="text">
      <style:text-properties officeooo:rsid="00629a69"/>
    </style:style>
    <style:style style:name="T165" style:family="text">
      <style:text-properties officeooo:rsid="0069be64"/>
    </style:style>
    <style:style style:name="T166" style:family="text">
      <style:text-properties officeooo:rsid="006bbb4b"/>
    </style:style>
    <style:style style:name="T167" style:family="text">
      <style:text-properties officeooo:rsid="006bc63e"/>
    </style:style>
    <style:style style:name="T168" style:family="text">
      <style:text-properties officeooo:rsid="006d1b94"/>
    </style:style>
    <style:style style:name="T169" style:family="text">
      <style:text-properties officeooo:rsid="006e62a3"/>
    </style:style>
    <style:style style:name="T170" style:family="text">
      <style:text-properties officeooo:rsid="006f40c6"/>
    </style:style>
    <style:style style:name="T171" style:family="text">
      <style:text-properties officeooo:rsid="007322fd"/>
    </style:style>
    <style:style style:name="T172" style:family="text">
      <style:text-properties officeooo:rsid="0075314f"/>
    </style:style>
    <style:style style:name="T173" style:family="text">
      <style:text-properties officeooo:rsid="00772c8c"/>
    </style:style>
    <style:style style:name="T174" style:family="text">
      <style:text-properties officeooo:rsid="007b6607"/>
    </style:style>
    <style:style style:name="T175" style:family="text">
      <style:text-properties officeooo:rsid="007b8b87"/>
    </style:style>
    <style:style style:name="T176" style:family="text">
      <style:text-properties officeooo:rsid="007bd182"/>
    </style:style>
    <style:style style:name="T177" style:family="text">
      <style:text-properties officeooo:rsid="007c0202"/>
    </style:style>
    <style:style style:name="T178" style:family="text">
      <style:text-properties officeooo:rsid="007d1d7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9"/>
      <text:p text:style-name="P158">Graphic Objects Templating</text:p>
      <text:p text:style-name="P159">Système de création et interaction de bloc HTML orienté objet</text:p>
      <text:p text:style-name="P159"/>
      <text:p text:style-name="P160"/>
      <text:p text:style-name="P57"/>
      <text:p text:style-name="P57"/>
      <text:p text:style-name="P57"/>
      <text:p text:style-name="P57"/>
      <text:p text:style-name="P57"/>
      <text:p text:style-name="P57"/>
      <text:p text:style-name="P57"/>
      <text:p text:style-name="P57"/>
      <text:p text:style-name="P57"/>
      <text:p text:style-name="P57"/>
      <text:p text:style-name="P57"/>
      <text:p text:style-name="P59">Cahier des charges – notice explicative</text:p>
      <text:p text:style-name="P60">notions globales – mode de fonctionnement</text:p>
      <text:p text:style-name="P61">Gilbert ARMENGAUD © 2014 – 2018 <text:span text:style-name="T129">Gama7Production</text:span></text:p>
      <text:p text:style-name="P6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15">Table des matières</text:p>
          </text:index-title>
          <text:p text:style-name="P316"><text:a xlink:type="simple" xlink:href="#__RefHeading___Toc4126_2280483503" text:style-name="Index_20_Link" text:visited-style-name="Index_20_Link">Préambule<text:tab/>4</text:a></text:p>
          <text:p text:style-name="P316"><text:a xlink:type="simple" xlink:href="#__RefHeading___Toc4130_2280483503" text:style-name="Index_20_Link" text:visited-style-name="Index_20_Link">L’objet de base ou objet origine : OObject<text:tab/>5</text:a></text:p>
          <text:p text:style-name="P331"><text:a xlink:type="simple" xlink:href="#__RefHeading___Toc4138_2280483503" text:style-name="Index_20_Link" text:visited-style-name="Index_20_Link">Propriétés – Attributs de l’objet<text:tab/>5</text:a></text:p>
          <text:p text:style-name="P331"><text:a xlink:type="simple" xlink:href="#__RefHeading___Toc4140_2280483503" text:style-name="Index_20_Link" text:visited-style-name="Index_20_Link">Méthodes de l’objet<text:tab/>5</text:a></text:p>
          <text:p text:style-name="P330"><text:a xlink:type="simple" xlink:href="#__RefHeading___Toc4142_2280483503" text:style-name="Index_20_Link" text:visited-style-name="Index_20_Link">Le constructeur<text:tab/>5</text:a></text:p>
          <text:p text:style-name="P330"><text:a xlink:type="simple" xlink:href="#__RefHeading___Toc326_163197108" text:style-name="Index_20_Link" text:visited-style-name="Index_20_Link">La méthode initProperties<text:tab/>6</text:a></text:p>
          <text:p text:style-name="P330"><text:a xlink:type="simple" xlink:href="#__RefHeading___Toc464_639295972" text:style-name="Index_20_Link" text:visited-style-name="Index_20_Link">Les méthodes statiques<text:tab/>6</text:a></text:p>
          <text:p text:style-name="P267"><text:a xlink:type="simple" xlink:href="#__RefHeading___Toc466_639295972" text:style-name="Index_20_Link" text:visited-style-name="Index_20_Link">La validation d’existence de session – validateSession<text:tab/>6</text:a></text:p>
          <text:p text:style-name="P267"><text:a xlink:type="simple" xlink:href="#__RefHeading___Toc468_639295972" text:style-name="Index_20_Link" text:visited-style-name="Index_20_Link">l’existence d’objet – existObject($id)<text:tab/>7</text:a></text:p>
          <text:p text:style-name="P267"><text:a xlink:type="simple" xlink:href="#__RefHeading___Toc759_337275683" text:style-name="Index_20_Link" text:visited-style-name="Index_20_Link">La reconstruction d’un objet – buildObject($id, $valeur = null)<text:tab/>7</text:a></text:p>
          <text:p text:style-name="P267"><text:a xlink:type="simple" xlink:href="#__RefHeading___Toc470_639295972" text:style-name="Index_20_Link" text:visited-style-name="Index_20_Link">La suppression d’un objet – destroyObject($id)<text:tab/>8</text:a></text:p>
          <text:p text:style-name="P267"><text:a xlink:type="simple" xlink:href="#__RefHeading___Toc474_639295972" text:style-name="Index_20_Link" text:visited-style-name="Index_20_Link">La suppression de tous les objets – clearObjects()<text:tab/>8</text:a></text:p>
          <text:p text:style-name="P330"><text:a xlink:type="simple" xlink:href="#__RefHeading___Toc2878_3340177762" text:style-name="Index_20_Link" text:visited-style-name="Index_20_Link">Les méthodes relatives aux attributs simples de l’objet OObject<text:tab/>8</text:a></text:p>
          <text:p text:style-name="P267"><text:a xlink:type="simple" xlink:href="#__RefHeading___Toc2880_3340177762" text:style-name="Index_20_Link" text:visited-style-name="Index_20_Link">setProperties($properties) – getProperties()<text:tab/>8</text:a></text:p>
          <text:p text:style-name="P353"><text:a xlink:type="simple" xlink:href="#__RefHeading___Toc1742_2082408205" text:style-name="Index_20_Link" text:visited-style-name="Index_20_Link">Algorithme des méthodes :<text:tab/>9</text:a></text:p>
          <text:p text:style-name="P267"><text:a xlink:type="simple" xlink:href="#__RefHeading___Toc2882_3340177762" text:style-name="Index_20_Link" text:visited-style-name="Index_20_Link">setId($id) – getId()<text:tab/>9</text:a></text:p>
          <text:p text:style-name="P353"><text:a xlink:type="simple" xlink:href="#__RefHeading___Toc1744_2082408205" text:style-name="Index_20_Link" text:visited-style-name="Index_20_Link">Algorithme des méthodes :<text:tab/>9</text:a></text:p>
          <text:p text:style-name="P267"><text:a xlink:type="simple" xlink:href="#__RefHeading___Toc1465_452600724" text:style-name="Index_20_Link" text:visited-style-name="Index_20_Link">setName($name) – getName()<text:tab/>10</text:a></text:p>
          <text:p text:style-name="P267"><text:a xlink:type="simple" xlink:href="#__RefHeading___Toc1746_2082408205" text:style-name="Index_20_Link" text:visited-style-name="Index_20_Link">setDisplay($display) – getDisplay()<text:tab/>10</text:a></text:p>
          <text:p text:style-name="P353"><text:a xlink:type="simple" xlink:href="#__RefHeading___Toc1748_2082408205" text:style-name="Index_20_Link" text:visited-style-name="Index_20_Link">Méthode générique getConstants()<text:tab/>10</text:a></text:p>
          <text:p text:style-name="P353"><text:a xlink:type="simple" xlink:href="#__RefHeading___Toc1750_2082408205" text:style-name="Index_20_Link" text:visited-style-name="Index_20_Link">Méthode de récupération des constantes d’un attribut<text:tab/>10</text:a></text:p>
          <text:p text:style-name="P353"><text:a xlink:type="simple" xlink:href="#__RefHeading___Toc1752_2082408205" text:style-name="Index_20_Link" text:visited-style-name="Index_20_Link">Algorithme des méthodes<text:tab/>11</text:a></text:p>
          <text:p text:style-name="P267"><text:a xlink:type="simple" xlink:href="#__RefHeading___Toc1754_2082408205" text:style-name="Index_20_Link" text:visited-style-name="Index_20_Link">setWidthBT($widthBT) – getWidthBT()<text:tab/>11</text:a></text:p>
          <text:p text:style-name="P353"><text:a xlink:type="simple" xlink:href="#__RefHeading___Toc2120_520446132" text:style-name="Index_20_Link" text:visited-style-name="Index_20_Link">Algorithme des méthodes<text:tab/>11</text:a></text:p>
          <text:p text:style-name="P267"><text:a xlink:type="simple" xlink:href="#__RefHeading___Toc1467_452600724" text:style-name="Index_20_Link" text:visited-style-name="Index_20_Link">setClassName($className) – getClassName()<text:tab/>12</text:a></text:p>
          <text:p text:style-name="P353"><text:a xlink:type="simple" xlink:href="#__RefHeading___Toc2170_2104859123" text:style-name="Index_20_Link" text:visited-style-name="Index_20_Link">Algorithme des méthodes<text:tab/>12</text:a></text:p>
          <text:p text:style-name="P267"><text:a xlink:type="simple" xlink:href="#__RefHeading___Toc2197_2104859123" text:style-name="Index_20_Link" text:visited-style-name="Index_20_Link">setTemplate($template) – getTemplate()<text:tab/>13</text:a></text:p>
          <text:p text:style-name="P353"><text:a xlink:type="simple" xlink:href="#__RefHeading___Toc2199_2104859123" text:style-name="Index_20_Link" text:visited-style-name="Index_20_Link">Algorithme des méthodes<text:tab/>13</text:a></text:p>
          <text:p text:style-name="P267"><text:a xlink:type="simple" xlink:href="#__RefHeading___Toc2201_2104859123" text:style-name="Index_20_Link" text:visited-style-name="Index_20_Link">setObject($object) – getObject()<text:tab/>14</text:a></text:p>
          <text:p text:style-name="P353"><text:a xlink:type="simple" xlink:href="#__RefHeading___Toc2592_2079834871" text:style-name="Index_20_Link" text:visited-style-name="Index_20_Link">Algorithme des méthodes<text:tab/>14</text:a></text:p>
          <text:p text:style-name="P267"><text:a xlink:type="simple" xlink:href="#__RefHeading___Toc2890_3340177762" text:style-name="Index_20_Link" text:visited-style-name="Index_20_Link">setTypeObj($typeObj) – getTypeObj()<text:tab/>14</text:a></text:p>
          <text:p text:style-name="P353"><text:a xlink:type="simple" xlink:href="#__RefHeading___Toc2594_2079834871" text:style-name="Index_20_Link" text:visited-style-name="Index_20_Link">Algorithme des méthodes<text:tab/>14</text:a></text:p>
          <text:p text:style-name="P267"><text:a xlink:type="simple" xlink:href="#__RefHeading___Toc1281_4267579534" text:style-name="Index_20_Link" text:visited-style-name="Index_20_Link">getLastAccess()<text:tab/>14</text:a></text:p>
          <text:p text:style-name="P353"><text:a xlink:type="simple" xlink:href="#__RefHeading___Toc2596_2079834871" text:style-name="Index_20_Link" text:visited-style-name="Index_20_Link">Algorithme de la méthode<text:tab/>15</text:a></text:p>
          <text:p text:style-name="P267"><text:a xlink:type="simple" xlink:href="#__RefHeading___Toc2530_2079834871" text:style-name="Index_20_Link" text:visited-style-name="Index_20_Link">setClasses($classes), addClass($class), removeClass($class), getClasses()<text:tab/>15</text:a></text:p>
          <text:p text:style-name="P353"><text:a xlink:type="simple" xlink:href="#__RefHeading___Toc2598_2079834871" text:style-name="Index_20_Link" text:visited-style-name="Index_20_Link">Algorithme des méthodes<text:tab/>15</text:a></text:p>
          <text:p text:style-name="P330"><text:a xlink:type="simple" xlink:href="#__RefHeading___Toc2894_3340177762" text:style-name="Index_20_Link" text:visited-style-name="Index_20_Link">Gestion des ressources JavaScript et feuille de style<text:tab/>16</text:a></text:p>
          <text:p text:style-name="P267"><text:a xlink:type="simple" xlink:href="#__RefHeading___Toc3112_284258370" text:style-name="Index_20_Link" text:visited-style-name="Index_20_Link">Gestion des fichiers feuilles de style :<text:tab/>16</text:a></text:p>
          <text:p text:style-name="P353"><text:a xlink:type="simple" xlink:href="#__RefHeading___Toc3114_284258370" text:style-name="Index_20_Link" text:visited-style-name="Index_20_Link">Algorithme des méthodes<text:tab/>16</text:a></text:p>
          <text:p text:style-name="P267"><text:a xlink:type="simple" xlink:href="#__RefHeading___Toc3221_284258370" text:style-name="Index_20_Link" text:visited-style-name="Index_20_Link">Gestion des fichiers JavaScript<text:tab/>18</text:a></text:p>
          <text:p text:style-name="P316"><text:a xlink:type="simple" xlink:href="#__RefHeading___Toc3978_269754257" text:style-name="Index_20_Link" text:visited-style-name="Index_20_Link">L’objet contenant de données : ODContained<text:tab/>20</text:a></text:p>
          <text:p text:style-name="P331"><text:a xlink:type="simple" xlink:href="#__RefHeading___Toc4001_269754257" text:style-name="Index_20_Link" text:visited-style-name="Index_20_Link">Propriétés – Attributs de l’objet<text:tab/>20</text:a></text:p>
          <text:p text:style-name="P331"><text:a xlink:type="simple" xlink:href="#__RefHeading___Toc4003_269754257" text:style-name="Index_20_Link" text:visited-style-name="Index_20_Link">Méthodes de l’objet<text:tab/>20</text:a></text:p>
          <text:p text:style-name="P330"><text:a xlink:type="simple" xlink:href="#__RefHeading___Toc4142_22804835031" text:style-name="Index_20_Link" text:visited-style-name="Index_20_Link">Le constructeur<text:tab/>20</text:a></text:p>
          <text:p text:style-name="P353"><text:a xlink:type="simple" xlink:href="#__RefHeading___Toc4347_1788178495" text:style-name="Index_20_Link" text:visited-style-name="Index_20_Link">Algorithme de la méthode<text:tab/>20</text:a></text:p>
          <text:p text:style-name="P330"><text:a xlink:type="simple" xlink:href="#__RefHeading___Toc4005_269754257" text:style-name="Index_20_Link" text:visited-style-name="Index_20_Link">Les méthodes relatives aux attributs spécifiques de l’objet ODContained<text:tab/>21</text:a></text:p>
          <text:p text:style-name="P353"><text:soft-page-break/><text:a xlink:type="simple" xlink:href="#__RefHeading___Toc4349_1788178495" text:style-name="Index_20_Link" text:visited-style-name="Index_20_Link">Algorithme des méthodes<text:tab/>21</text:a></text:p>
          <text:p text:style-name="P316"><text:a xlink:type="simple" xlink:href="#__RefHeading___Toc4351_1788178495" text:style-name="Index_20_Link" text:visited-style-name="Index_20_Link">Objet conteneur d’objets – OSContainer<text:tab/>22</text:a></text:p>
          <text:p text:style-name="P331"><text:a xlink:type="simple" xlink:href="#__RefHeading___Toc4353_1788178495" text:style-name="Index_20_Link" text:visited-style-name="Index_20_Link">Propriétés – Attributs de l’objet<text:tab/>22</text:a></text:p>
          <text:p text:style-name="P331"><text:a xlink:type="simple" xlink:href="#__RefHeading___Toc4355_1788178495" text:style-name="Index_20_Link" text:visited-style-name="Index_20_Link">Méthodes de l’objet<text:tab/>23</text:a></text:p>
          <text:p text:style-name="P330"><text:a xlink:type="simple" xlink:href="#__RefHeading___Toc4142_228048350311" text:style-name="Index_20_Link" text:visited-style-name="Index_20_Link">Le constructeur<text:tab/>23</text:a></text:p>
          <text:p text:style-name="P353"><text:a xlink:type="simple" xlink:href="#__RefHeading___Toc4357_1788178495" text:style-name="Index_20_Link" text:visited-style-name="Index_20_Link">Algorithme de la méthode<text:tab/>23</text:a></text:p>
          <text:p text:style-name="P330"><text:a xlink:type="simple" xlink:href="#__RefHeading___Toc4005_2697542571" text:style-name="Index_20_Link" text:visited-style-name="Index_20_Link">Les méthodes relatives aux attributs spécifiques de l’objet OSContainer<text:tab/>23</text:a></text:p>
          <text:p text:style-name="P353"><text:a xlink:type="simple" xlink:href="#__RefHeading___Toc4410_1788178495" text:style-name="Index_20_Link" text:visited-style-name="Index_20_Link">Algorithme des méthodes<text:tab/>23</text:a></text:p>
          <text:p text:style-name="P316"><text:a xlink:type="simple" xlink:href="#__RefHeading___Toc5342_262227166" text:style-name="Index_20_Link" text:visited-style-name="Index_20_Link">Les objets typés HTML<text:tab/>26</text:a></text:p>
          <text:p text:style-name="P331"><text:a xlink:type="simple" xlink:href="#__RefHeading___Toc5344_262227166" text:style-name="Index_20_Link" text:visited-style-name="Index_20_Link">L’objet conteneur divers – OSDiv<text:tab/>26</text:a></text:p>
          <text:p text:style-name="P331"><text:a xlink:type="simple" xlink:href="#__RefHeading___Toc5346_262227166" text:style-name="Index_20_Link" text:visited-style-name="Index_20_Link">L’objet contenant de formulaire – OSForm<text:tab/>27</text:a></text:p>
          <text:p text:style-name="P331"><text:a xlink:type="simple" xlink:href="#__RefHeading___Toc5348_262227166" text:style-name="Index_20_Link" text:visited-style-name="Index_20_Link">L’objet zone de saisie multi usage – ODInput<text:tab/>28</text:a></text:p>
          <text:p text:style-name="P331"><text:a xlink:type="simple" xlink:href="#__RefHeading___Toc5350_262227166" text:style-name="Index_20_Link" text:visited-style-name="Index_20_Link">L’objet bouton à cliquer – ODButton<text:tab/>28</text:a></text:p>
          <text:p text:style-name="P331"><text:a xlink:type="simple" xlink:href="#__RefHeading___Toc5352_262227166" text:style-name="Index_20_Link" text:visited-style-name="Index_20_Link">L’objet liste de sélection – ODSelect<text:tab/>28</text:a></text:p>
          <text:p text:style-name="P331"><text:a xlink:type="simple" xlink:href="#__RefHeading___Toc5354_262227166" text:style-name="Index_20_Link" text:visited-style-name="Index_20_Link">L’objet conteneur de texte divers – ODSpan<text:tab/>28</text:a></text:p>
          <text:p text:style-name="P316"><text:a xlink:type="simple" xlink:href="#__RefHeading___Toc5427_262227166" text:style-name="Index_20_Link" text:visited-style-name="Index_20_Link">La gestion interne de Graphic Object Templating<text:tab/>28</text:a></text:p>
          <text:p text:style-name="P331"><text:a xlink:type="simple" xlink:href="#__RefHeading___Toc5429_262227166" text:style-name="Index_20_Link" text:visited-style-name="Index_20_Link">Les méthodes complémentaires – les extensions Twig, les modèles de remplacement des modèles par défaut<text:tab/>28</text:a></text:p>
          <text:p text:style-name="P331"><text:a xlink:type="simple" xlink:href="#__RefHeading___Toc5431_262227166" text:style-name="Index_20_Link" text:visited-style-name="Index_20_Link">Les services et aides de vue<text:tab/>28</text:a></text:p>
          <text:p text:style-name="P331"><text:a xlink:type="simple" xlink:href="#__RefHeading___Toc5433_262227166" text:style-name="Index_20_Link" text:visited-style-name="Index_20_Link">L’interactivité des objets – gestion ajax des besoins des objets<text:tab/>28</text:a></text:p>
        </text:index-body>
      </text:table-of-content>
      <text:p text:style-name="P62"/>
      <text:h text:style-name="P312" text:outline-level="1"><text:bookmark-start text:name="__RefHeading___Toc4126_2280483503"/>Préambule<text:bookmark-end text:name="__RefHeading___Toc4126_2280483503"/></text:h>
      <text:list xml:id="list2054338872343489875" text:style-name="WWNum11">
        <text:list-item>
          <text:p text:style-name="P268">Le départ d’un tel projet vient de 2 expériences, une personnelle et une professionnelle.</text:p>
        </text:list-item>
      </text:list>
      <text:p text:style-name="Text_20_body">Durant l’ébauche d’un <text:span text:style-name="T2">CMS</text:span> personnel pour débutant sous <text:span text:style-name="T2">Symfony 2</text:span>, comme sous <text:span text:style-name="T2">Zend Framework 2</text:span>, j’avais besoin d’avoir un système <text:span text:style-name="T26">de présentation de blocs usuel dans un </text:span><text:span text:style-name="T4">CMS </text:span><text:span text:style-name="T26">: entête de page, formulaire de connexion, présentation d’articles, de liste d’articles …</text:span></text:p>
      <text:p text:style-name="Text_20_body">Pour cela, il me faudrait avoir un système automatisant la présentation et la gestion du bloc d’affichage à l’écran. C’est de cette idée qu’est né le bundle <text:span text:style-name="T2">F1rstCMS Templating</text:span>.</text:p>
      <text:p text:style-name="Text_20_body">Professionnellement, pendant la mise en place d’une application (WebApp), j’ai pris conscience que la programmation dans le modèle <text:span text:style-name="T2">MVC</text:span>, et plus précisément des composantes <text:span text:style-name="T2">Model</text:span> et <text:span text:style-name="T2">Controller</text:span>, était réalisée en <text:span text:style-name="T24">PHP</text:span> et programmation orienté objet directement ou à travers un cadre de travail (framework). Rien de cela pour la composante <text:span text:style-name="T2">View</text:span>, pourquoi ?</text:p>
      <text:p text:style-name="Text_20_body">Le projet <text:span text:style-name="T5">GraphicObjectTemplating</text:span><text:span text:style-name="T27"> a pour but de permettre au travers d’une programmation orientée objet, de proposer un système de construction et inter-action de blocs </text:span><text:span text:style-name="T5">HTML</text:span><text:span text:style-name="T27"> standards. Ceci se fera dans le cadre des dernière normes que sont </text:span><text:span text:style-name="T5">HTML5</text:span><text:span text:style-name="T27"> et </text:span><text:span text:style-name="T5">CSS3</text:span><text:span text:style-name="T27">, sans omettre l’ajout de fonctionnalité dynamique au travers du langage </text:span><text:span text:style-name="T5">JavaScript</text:span><text:span text:style-name="T27"> (direct ou par le framework </text:span><text:span text:style-name="T5">jQuery</text:span><text:span text:style-name="T27">).</text:span></text:p>
      <text:p text:style-name="Text_20_body">Par la définition d’un objet de référence, <text:span text:style-name="T2">OObject (</text:span><text:span text:style-name="T3">Origin</text:span><text:span text:style-name="T2"> Object)</text:span>, le projet déclinera l’ensemble des objets qu’il manipulera au travers de 2 classes filles principales :</text:p>
      <text:list xml:id="list6336747682636446362" text:style-name="L1">
        <text:list-item>
          <text:p text:style-name="P284"><text:span text:style-name="T1">les objets de type contenant : </text:span><text:span text:style-name="T6">OSContainer</text:span><text:span text:style-name="T1"> (</text:span><text:span text:style-name="T6">Object Structure Container</text:span><text:span text:style-name="T1">),</text:span></text:p>
        </text:list-item>
        <text:list-item>
          <text:p text:style-name="P269">les objets de type contenu : <text:span text:style-name="T2">ODContained</text:span> (<text:span text:style-name="T2">Object Data Contained</text:span>).</text:p>
        </text:list-item>
      </text:list>
      <text:p text:style-name="P56">En premier lieu, ce projet s’attachera à mettre à disposition l’ensemble des objets élémentaires permettant de construire facilement et rapidement des écrans, des pages Web. Plus tard, en revenant sur la sémantique <text:span text:style-name="T2">HTML5</text:span> pure, il apportera les briques sémantiques élémentaires définies par le dit standard <text:span text:style-name="T2">HTML5</text:span>.</text:p>
      <text:p text:style-name="P56"/>
      <text:h text:style-name="P312" text:outline-level="1"><text:bookmark-start text:name="__RefHeading___Toc4130_2280483503"/>L’objet de base ou objet origine : OObject<text:bookmark-end text:name="__RefHeading___Toc4130_2280483503"/></text:h>
      <text:p text:style-name="P58">Comme tout doit être objet dans le cadre de <text:span text:style-name="T2">Graphic Objects Templating</text:span>, on doit partir d’un objet de base ou origine qui structurera les attributs et méthodes communes à chaque objet du système.</text:p>
      <text:p text:style-name="P58"><text:span text:style-name="T88">Remarque Technique</text:span> : dans le cadre du projet <text:span text:style-name="T2">G.O.T.</text:span> (<text:span text:style-name="T2">Graphic Object Templating</text:span>), les objets créés et manipulés n'auront qu’un attribut physique : '<text:span text:style-name="T28">properties</text:span>' pour propriétés. Cet attribut sera un tableau associatif qui lui contiendra réellement l'ensemble des attributs de l’objet. Le dit tableau associatif sera persisté en session <text:span text:style-name="T6">PHP</text:span> via le framework <text:span text:style-name="T2">Zend Framework</text:span> pour une question de haute disponibilité.</text:p>
      <text:p text:style-name="P110">Ce choix technique permet de :</text:p>
      <text:list xml:id="list1762786317875307115" text:style-name="L2">
        <text:list-item>
          <text:p text:style-name="P285">consommer moins de mémoire pour stocker les données relatives à l’objet,</text:p>
        </text:list-item>
        <text:list-item>
          <text:p text:style-name="P285">manipuler plus facilement, tant dans la création, mise à jour, copie…</text:p>
        </text:list-item>
        <text:list-item>
          <text:p text:style-name="P270">persister l’objet en session par ce tableau associatif.</text:p>
        </text:list-item>
      </text:list>
      <text:p text:style-name="P58">Cette dernière phrase amène à préciser que l'ensemble des valeurs et attributs d’objets seront persisté sur le serveur et non sur le client, du moins pour la première version de ce système.</text:p>
      <text:h text:style-name="P317" text:outline-level="2"><text:bookmark-start text:name="__RefHeading___Toc4138_2280483503"/>Propriétés – Attributs de l’objet<text:bookmark-end text:name="__RefHeading___Toc4138_2280483503"/></text:h>
      <text:p text:style-name="P63">On parle des attributs stockés dans le tableau associatif sérialisé dans l'attribut physique '<text:span text:style-name="T28">properties</text:span>'.</text:p>
      <table:table table:name="Table1" table:style-name="Table1">
        <table:table-column table:style-name="Table1.A"/>
        <table:table-column table:style-name="Table1.B"/>
        <table:table-row table:style-name="Table1.1">
          <table:table-cell table:style-name="Table1.A1" office:value-type="string">
            <text:p text:style-name="P9">id</text:p>
          </table:table-cell>
          <table:table-cell table:style-name="Table1.B1" office:value-type="string">
            <text:p text:style-name="P19">Identifiant unique attribué à l'objet à sa création</text:p>
          </table:table-cell>
        </table:table-row>
        <table:table-row table:style-name="Table1.1">
          <table:table-cell table:style-name="Table1.A1" office:value-type="string">
            <text:p text:style-name="P10">name</text:p>
          </table:table-cell>
          <table:table-cell table:style-name="Table1.B1" office:value-type="string">
            <text:p text:style-name="P20">Nom du champ utilisé dans certaines balises HTML utiles pour les formulaires</text:p>
          </table:table-cell>
        </table:table-row>
        <table:table-row table:style-name="Table1.1">
          <table:table-cell table:style-name="Table1.A3" office:value-type="string">
            <text:p text:style-name="P9">class<text:span text:style-name="T142">Name</text:span></text:p>
          </table:table-cell>
          <table:table-cell table:style-name="Table1.B3" office:value-type="string">
            <text:p text:style-name="P19">Chaîne contenant la liste des classes de mise en forme de l'objet séparés par des espaces</text:p>
          </table:table-cell>
        </table:table-row>
        <table:table-row table:style-name="Table1.1">
          <table:table-cell table:style-name="Table1.A1" office:value-type="string">
            <text:p text:style-name="P9">display</text:p>
          </table:table-cell>
          <table:table-cell table:style-name="Table1.B1" office:value-type="string">
            <text:p text:style-name="P19">Notion d'affichage de l'objet</text:p>
          </table:table-cell>
        </table:table-row>
        <table:table-row table:style-name="Table1.1">
          <table:table-cell table:style-name="Table1.A1" office:value-type="string">
            <text:p text:style-name="P9">obje<text:span text:style-name="T131">c</text:span>t</text:p>
          </table:table-cell>
          <table:table-cell table:style-name="Table1.B1" office:value-type="string">
            <text:p text:style-name="P19">Nom de la classe à l'origine de la création de l'objet</text:p>
          </table:table-cell>
        </table:table-row>
        <table:table-row table:style-name="Table1.1">
          <table:table-cell table:style-name="Table1.A1" office:value-type="string">
            <text:p text:style-name="P9">typ<text:span text:style-name="T89">e</text:span>Obj</text:p>
          </table:table-cell>
          <table:table-cell table:style-name="Table1.B1" office:value-type="string">
            <text:p text:style-name="P26"><text:span text:style-name="T90">Nature de l'objet créé : <text:s/></text:span><text:span text:style-name="T91">OSContainer</text:span><text:span text:style-name="T90"> ou <text:s/></text:span><text:span text:style-name="T91">ODContent</text:span></text:p>
          </table:table-cell>
        </table:table-row>
        <table:table-row table:style-name="Table1.1">
          <table:table-cell table:style-name="Table1.A7" office:value-type="string">
            <text:p text:style-name="P16">template</text:p>
          </table:table-cell>
          <table:table-cell table:style-name="Table1.B7" office:value-type="string">
            <text:p text:style-name="P32">Nom du template ou modèle servant à faire le rendu graphique <text:span text:style-name="T2">HTML</text:span> de l’objet</text:p>
          </table:table-cell>
        </table:table-row>
        <table:table-row table:style-name="Table1.1">
          <table:table-cell table:style-name="Table1.A8" office:value-type="string">
            <text:p text:style-name="P14">widthBT</text:p>
          </table:table-cell>
          <table:table-cell table:style-name="Table1.B8" office:value-type="string">
            <text:p text:style-name="P27"><text:span text:style-name="T90">Largeur à l'écran de l'objet dans le cadre de l'utilisation de </text:span><text:span text:style-name="T92">Bootstrap Twitter</text:span></text:p>
          </table:table-cell>
        </table:table-row>
        <table:table-row table:style-name="Table1.1">
          <table:table-cell table:style-name="Table1.A8" office:value-type="string">
            <text:p text:style-name="P15">lastAccess</text:p>
          </table:table-cell>
          <table:table-cell table:style-name="Table1.B8" office:value-type="string">
            <text:p text:style-name="P31">Horodatage du dernier accès à l’objet</text:p>
          </table:table-cell>
        </table:table-row>
        <table:table-row table:style-name="Table1.1">
          <table:table-cell table:style-name="Table1.A7" office:value-type="string">
            <text:p text:style-name="P17">classes</text:p>
          </table:table-cell>
          <table:table-cell table:style-name="Table1.B7" office:value-type="string">
            <text:p text:style-name="P25">Classes CSS à appliquer à l’objet</text:p>
          </table:table-cell>
        </table:table-row>
        <table:table-row table:style-name="Table1.1">
          <table:table-cell table:style-name="Table1.A8" office:value-type="string">
            <text:p text:style-name="P18">resources</text:p>
          </table:table-cell>
          <table:table-cell table:style-name="Table1.B8" office:value-type="string">
            <text:p text:style-name="P24">Tableau contenant les références aux fichiers JavaScript <text:span text:style-name="T152">et feuilles de style</text:span> à utiliser pour le bon fonctionnement de l'objet. Pour chaque occurrence du tableau : chemin d'accès + nom du fichier, booléen signalant si l'on doit prendre on non le dit fichier, clé d'accès : nom du fichier</text:p>
          </table:table-cell>
        </table:table-row>
      </table:table>
      <text:p text:style-name="P157">La notion d'affichage est mise systématiquement, afin de permettre plus facilement d'afficher ou cacher certain objet rapidement. Les notions utilisées sont :</text:p>
      <text:p text:style-name="P29"><text:span text:style-name="T96">DISPLAY_NONE <text:s text:c="3"/></text:span><text:span text:style-name="T94">= </text:span><text:span text:style-name="T98">'none'</text:span><text:span text:style-name="T94">;<text:tab/><text:tab/>=&gt; caché</text:span></text:p>
      <text:p text:style-name="P27"><text:span text:style-name="T95">DISPLAY_BLOCK <text:s text:c="2"/></text:span><text:span text:style-name="T93">= </text:span><text:span text:style-name="T97">'block'</text:span><text:span text:style-name="T93">;<text:tab/><text:tab/>=&gt; affichage mode bloc</text:span></text:p>
      <text:p text:style-name="P27"><text:span text:style-name="T95">DISPLAY_INLINE <text:s/></text:span><text:span text:style-name="T93">= </text:span><text:span text:style-name="T97">'inline'</text:span><text:span text:style-name="T93">;<text:tab/><text:tab/>=&gt; affichage mode insertion</text:span></text:p>
      <text:p text:style-name="P8"><text:span text:style-name="T95">DISPLAY_INBLOCK </text:span><text:span text:style-name="T93">= </text:span><text:span text:style-name="T97">'inline-block'</text:span><text:span text:style-name="T93">;<text:tab/>=&gt; affichage mixte insertion – bloc</text:span></text:p>
      <text:h text:style-name="P317" text:outline-level="2"><text:bookmark-start text:name="__RefHeading___Toc4140_2280483503"/>Méthodes de l’objet<text:bookmark-end text:name="__RefHeading___Toc4140_2280483503"/></text:h>
      <text:h text:style-name="P322" text:outline-level="3"><text:bookmark-start text:name="__RefHeading___Toc4142_2280483503"/>Le constructeur<text:bookmark-end text:name="__RefHeading___Toc4142_2280483503"/></text:h>
      <text:p text:style-name="P64">Dans, le cas de l’objet origine, cette méthode permet de mettre en place le tableau ‘<text:span text:style-name="T38">properties</text:span>’ que l’on stockera dans l’attribut ‘<text:span text:style-name="T38">properties</text:span>’ de l’objet, comme en session par les méthodes de sauvegarde du tableau associatif <text:span text:style-name="T100">des</text:span> attribut<text:span text:style-name="T100">s</text:span>.</text:p>
      <text:p text:style-name="P64"><text:soft-page-break/>La construction de l’objet est confié à ce moment à la méthode <text:span text:style-name="T38">initProperties</text:span><text:span text:style-name="T53">()</text:span> avec comme paramètre, l’identifiant de l’objet (<text:span text:style-name="T38">id</text:span>) et le chemin partiel d’accès au fichier PHP retournant un tableau associatif.</text:p>
      <text:p text:style-name="P64">En final on retourne l’objet lui même afin de <text:span text:style-name="T99">l’utiliser</text:span> ou permettre le chaînage d’appel de méthodes.</text:p>
      <text:h text:style-name="P325" text:outline-level="3"><text:bookmark-start text:name="__RefHeading___Toc326_163197108"/>La méthode initProperties<text:bookmark-end text:name="__RefHeading___Toc326_163197108"/></text:h>
      <text:p text:style-name="P117">→<text:span text:style-name="T99"> paramètres en entrée : </text:span></text:p>
      <text:list xml:id="list5632958630274641293" text:style-name="L3">
        <text:list-item>
          <text:p text:style-name="P287"><text:span text:style-name="T54">$id</text:span><text:span text:style-name="T99"> → identifiant de l’objet (en objet DOM),</text:span> </text:p>
        </text:list-item>
        <text:list-item>
          <text:p text:style-name="P271"><text:span text:style-name="T38">$pathArrayData</text:span> →<text:span text:style-name="T99"> chemin partiel d’accès au fichier </text:span><text:span text:style-name="T25">PHP</text:span><text:span text:style-name="T99"> retournant le tableau associatif des attributs spécifiques de l’objet.</text:span></text:p>
        </text:list-item>
      </text:list>
      <text:p text:style-name="Text_20_body">→<text:span text:style-name="T99"> traitements :</text:span></text:p>
      <text:p text:style-name="P118"><text:span text:style-name="T174">L</text:span>e<text:span text:style-name="T174">s</text:span> traitement<text:span text:style-name="T174">s</text:span> doi<text:span text:style-name="T174">ven</text:span>t prendre en compte le fait que l’objet peut déjà être présent en session, avec la nécessité de le construire. Afin de répondre au question d’existence en session de l’objet, une série de fonctions statiques ont été crée<text:span text:style-name="T100">s</text:span> :</text:p>
      <text:list xml:id="list5988426033808090248" text:style-name="L4">
        <text:list-item>
          <text:p text:style-name="P288"><text:span text:style-name="T2">validateSession()</text:span>, validation de l’existence de la session,</text:p>
        </text:list-item>
        <text:list-item>
          <text:p text:style-name="P288"><text:span text:style-name="T2">existObject($id)</text:span>, recherche dans la session valide de la présence l’objet d’identifiant <text:span text:style-name="T2">$id</text:span>,</text:p>
        </text:list-item>
        <text:list-item>
          <text:p text:style-name="P288"><text:span text:style-name="T2">destroyObject($id)</text:span>, supprime de la session valide, l’objet d’identifiant <text:span text:style-name="T2">$id</text:span>,</text:p>
        </text:list-item>
        <text:list-item>
          <text:p text:style-name="P288"><text:span text:style-name="T2">buildObject($id, $value)</text:span>, construit l’objet d’identifiant <text:span text:style-name="T2">$id</text:span> à partir des information<text:span text:style-name="T100">s</text:span> présente en session valide, et lui affecte la valeur présente dans <text:span text:style-name="T2">$value</text:span> si nécessaire,</text:p>
        </text:list-item>
        <text:list-item>
          <text:p text:style-name="P272"><text:span text:style-name="T2">clearObjet()</text:span>, supprime l’ensemble des objets sauvegardé<text:span text:style-name="T100">s</text:span> en session valide.</text:p>
        </text:list-item>
      </text:list>
      <text:p text:style-name="P65">La méthode aura comme algorithme :</text:p>
      <text:p text:style-name="P119">→ recherche de l’existence de l’objet <text:span text:style-name="T38">$id</text:span> en session par <text:span text:style-name="T38">existObject($id)</text:span>,</text:p>
      <text:p text:style-name="P119">→ si l’objet existe, instanciation de l’objet avec <text:span text:style-name="T38">buildObject($id)</text:span> affecté à l’objet lui-même, et sortie de la méthode,</text:p>
      <text:p text:style-name="P119">→ si l’objet n’existe pas :</text:p>
      <text:p text:style-name="P119"><text:tab/>→ récupération du tableau associatif avec <text:span text:style-name="T38">$pathArrayData</text:span> dans le tableau <text:span text:style-name="T28">$</text:span><text:span text:style-name="T38">properties</text:span>,</text:p>
      <text:p text:style-name="P119"><text:tab/>→ <text:span text:style-name="T101">ajout du contenu du tableau associatif spécifique à </text:span><text:span text:style-name="T55">OObject</text:span><text:span text:style-name="T101"> au tableau </text:span><text:span text:style-name="T55">$properties</text:span><text:span text:style-name="T101">,</text:span></text:p>
      <text:p text:style-name="P302">→<text:span text:style-name="T101"> construction et recalcul des valeurs des attributs </text:span><text:span text:style-name="T55">template</text:span><text:span text:style-name="T101">, </text:span><text:span text:style-name="T55">className</text:span><text:span text:style-name="T101"> en fonction du contenu du tableau associatif </text:span><text:span text:style-name="T33">$</text:span><text:span text:style-name="T55">properties</text:span><text:span text:style-name="T101">,</text:span></text:p>
      <text:p text:style-name="P302">→<text:span text:style-name="T101"> enregistrement du tableau </text:span><text:span text:style-name="T33">$</text:span><text:span text:style-name="T55">properties</text:span><text:span text:style-name="T101"> dans l’attribut </text:span><text:span text:style-name="T55">properties</text:span><text:span text:style-name="T101"> de l’objet, plus enregistrement de ce dernier en session avec comme clé </text:span><text:span text:style-name="T55">$id</text:span><text:span text:style-name="T101">.</text:span></text:p>
      <text:p text:style-name="P65"><text:tab/>→<text:span text:style-name="T101"> sortie de la méthode.</text:span></text:p>
      <text:h text:style-name="Heading_20_3" text:outline-level="3"><text:bookmark-start text:name="__RefHeading___Toc464_639295972"/>Les méthodes statiques<text:bookmark-end text:name="__RefHeading___Toc464_639295972"/></text:h>
      <text:h text:style-name="Heading_20_4" text:outline-level="4"><text:bookmark-start text:name="__RefHeading___Toc466_639295972"/>La validation d’existence de session – validateSession<text:bookmark-end text:name="__RefHeading___Toc466_639295972"/></text:h>
      <text:p text:style-name="P66">La méthode aura comme algorithme :</text:p>
      <text:p text:style-name="P111">→<text:span text:style-name="T102"> récupération de date et heure du jour par instanciation de la classe </text:span><text:span text:style-name="T29">DateTime()</text:span><text:span text:style-name="T102">,</text:span></text:p>
      <text:p text:style-name="P111">→<text:span text:style-name="T102"> récupération – création si besoin – de l’objet de session </text:span><text:span text:style-name="T39">gotObjList()</text:span><text:span text:style-name="T102"> par l’instanciation de la classe </text:span><text:span text:style-name="T29">Container()</text:span><text:span text:style-name="T102"> de Zend Framework avec l’identifiant ‘</text:span><text:span text:style-name="T39">gotObjList</text:span><text:span text:style-name="T102">’,</text:span></text:p>
      <text:p text:style-name="P111">→<text:span text:style-name="T102"> extraction de l’objet de session </text:span><text:span text:style-name="T39">gotObjList()</text:span><text:span text:style-name="T102"> du champ </text:span><text:span text:style-name="T39">lastAccess</text:span><text:span text:style-name="T102"> contenant la date et heure du dernier accès à l’objet de session, si l’objet vient d’être crée, ce champ sera à </text:span><text:span text:style-name="T29">null</text:span><text:span text:style-name="T102">,</text:span></text:p>
      <text:p text:style-name="P111">→<text:span text:style-name="T102"> si le champ </text:span><text:span text:style-name="T39">lastAccess</text:span><text:span text:style-name="T102"> contient une date et heure </text:span></text:p>
      <text:p text:style-name="P174"><text:soft-page-break/><text:tab/>→<text:span text:style-name="T102"> calcul de l’intervalle de temps entre la date et heure courant et celle de </text:span><text:span text:style-name="T39">lastAccess</text:span></text:p>
      <text:p text:style-name="P161">→<text:span text:style-name="T102"> si le temps écoulé est supérieur à 2 heures : suppression / création de l’objet de session </text:span><text:span text:style-name="T39">gotObjList()</text:span><text:span text:style-name="T102">.</text:span></text:p>
      <text:p text:style-name="P111">→<text:span text:style-name="T102"> mise à jour du champ </text:span><text:span text:style-name="T39">lastAccess</text:span><text:span text:style-name="T102"> avec la date et heure courante,</text:span></text:p>
      <text:p text:style-name="P70">→ retourne l’objet conteneur de session.</text:p>
      <text:h text:style-name="P332" text:outline-level="4"><text:bookmark-start text:name="__RefHeading___Toc468_639295972"/>l’existence d’objet – existObject($id)<text:bookmark-end text:name="__RefHeading___Toc468_639295972"/></text:h>
      <text:p text:style-name="P70">Cette méthode visant <text:span text:style-name="T103">à savoir si un objet </text:span><text:span text:style-name="T40">G.O.T.</text:span><text:span text:style-name="T103"> existe ou non en session, seul l’identifiant du dit objet (</text:span><text:span text:style-name="T7">$id</text:span><text:span text:style-name="T103">) sera fourni en paramètre. La méthode retournera l’objet conteneur de session si Vrai (</text:span><text:span text:style-name="T8">$objects</text:span><text:span text:style-name="T103">) ou le booléen Faux (</text:span><text:span text:style-name="T7">false</text:span><text:span text:style-name="T103">) sinon.</text:span></text:p>
      <text:p text:style-name="P66">La méthode aura comme algorithme :</text:p>
      <text:p text:style-name="P111">→<text:span text:style-name="T103"> validation que </text:span><text:span text:style-name="T40">$id</text:span><text:span text:style-name="T103"> contient quelque chose</text:span></text:p>
      <text:p text:style-name="P111">→<text:span text:style-name="T103"> si </text:span><text:span text:style-name="T40">$id</text:span><text:span text:style-name="T103"> n’est pas vide</text:span></text:p>
      <text:p text:style-name="P161">→<text:span text:style-name="T103"> récupération du container de session en validant son existence avec la méthode statique </text:span><text:span text:style-name="T40">validateSession()</text:span></text:p>
      <text:p text:style-name="P164">→<text:span text:style-name="T103"> si le conteneur de session existe et à le champ </text:span><text:span text:style-name="T40">objects</text:span><text:span text:style-name="T103"> non vide</text:span></text:p>
      <text:p text:style-name="P167">→<text:span text:style-name="T103"> récupération dans </text:span><text:span text:style-name="T40">$objects</text:span><text:span text:style-name="T103"> du contenu du champ </text:span><text:span text:style-name="T40">objects</text:span><text:span text:style-name="T103"> (tableau)</text:span></text:p>
      <text:p text:style-name="P170">→<text:span text:style-name="T103"> si la clé </text:span><text:span text:style-name="T40">$id</text:span><text:span text:style-name="T103"> existe dans le tableau </text:span><text:span text:style-name="T40">$objects</text:span><text:span text:style-name="T103"> → retourne </text:span><text:span text:style-name="T40">$objects</text:span><text:span text:style-name="T103"> (= </text:span><text:span text:style-name="T7">true</text:span><text:span text:style-name="T103">)</text:span></text:p>
      <text:p text:style-name="P47">→<text:span text:style-name="T103"> retour par défaut la valeur faux (</text:span><text:span text:style-name="T7">false</text:span><text:span text:style-name="T103">).</text:span></text:p>
      <text:p text:style-name="P115"/>
      <text:h text:style-name="P334" text:outline-level="4"><text:bookmark-start text:name="__RefHeading___Toc759_337275683"/>La reconstruction d’un objet – buildObject($id, $valeur = null)<text:bookmark-end text:name="__RefHeading___Toc759_337275683"/></text:h>
      <text:p text:style-name="P73">Cette méthode a pour but de construire l’objet, plus précisément de remplir l’attribut <text:span text:style-name="T38">properties</text:span> de l’objet suite à son instanciation de manière usuelle.</text:p>
      <text:p text:style-name="P73">Si l’objet à construire n’existe pas en session, la valeur <text:span text:style-name="T105">false</text:span> sera retournée au lieu de l’objet lui-même.</text:p>
      <text:p text:style-name="P67">La méthode aura comme algorithme :</text:p>
      <text:p text:style-name="P112">→<text:span text:style-name="T103"> validation que </text:span><text:span text:style-name="T40">$id</text:span><text:span text:style-name="T103"> contient quelque chose</text:span></text:p>
      <text:p text:style-name="P112">→<text:span text:style-name="T103"> si </text:span><text:span text:style-name="T40">$id</text:span><text:span text:style-name="T103"> n’est pas vide</text:span></text:p>
      <text:p text:style-name="P162">→<text:span text:style-name="T103"> récupération du container de session en validant son existence de l’objet avec la méthode statique </text:span><text:span text:style-name="T40">existObject(</text:span><text:span text:style-name="T42">$id</text:span><text:span text:style-name="T40">)</text:span></text:p>
      <text:p text:style-name="P162">→<text:span text:style-name="T103"> si le conteneur de session existe et le champ </text:span><text:span text:style-name="T40">objects</text:span><text:span text:style-name="T103"> non vide</text:span></text:p>
      <text:p text:style-name="P171"><text:span text:style-name="T40">→ </text:span><text:span text:style-name="T111">récupération </text:span><text:span text:style-name="T112">et dé-sérialisation du contenu de </text:span><text:span text:style-name="T42">$object[$id]</text:span><text:span text:style-name="T112"> dans </text:span><text:span text:style-name="T106">$properties</text:span><text:span text:style-name="T112">,</text:span></text:p>
      <text:p text:style-name="P171"><text:span text:style-name="T112">→</text:span><text:span text:style-name="T113"> si le tableau </text:span><text:span text:style-name="T43">$properties</text:span><text:span text:style-name="T113"> n’est pas vide,</text:span></text:p>
      <text:p text:style-name="P175"><text:span text:style-name="T112">→ instanciation de l’objet dans </text:span><text:span text:style-name="T42">$obj</text:span><text:span text:style-name="T112"> avec le contenu de </text:span><text:span text:style-name="T42">$properties['className']</text:span><text:span text:style-name="T112">,</text:span></text:p>
      <text:p text:style-name="P175"><text:span text:style-name="T112">→ sauvegarde du contenu du tableau </text:span><text:span text:style-name="T42">$properties</text:span><text:span text:style-name="T112"> dans l’attribut </text:span><text:span text:style-name="T42">properties</text:span><text:span text:style-name="T112"> de l’objet (</text:span><text:span text:style-name="T42">$obj→setProperties($properties)</text:span><text:span text:style-name="T112">)</text:span></text:p>
      <text:p text:style-name="P179"><text:span text:style-name="T112">→ renvoi en retour de l’objet </text:span><text:span text:style-name="T42">$obj</text:span><text:span text:style-name="T112">,</text:span></text:p>
      <text:p text:style-name="P175"><text:span text:style-name="T112">→</text:span><text:span text:style-name="T113"> génération d’une exception pour indiquer le cas anormal de la présence d’un objet </text:span><text:span text:style-name="T43">G.O.T.</text:span><text:span text:style-name="T113"> en session sans propriétés ou attributs,</text:span></text:p>
      <text:p text:style-name="P33"><text:span text:style-name="T113">→ retour de la valeur </text:span><text:span text:style-name="T107">false</text:span><text:span text:style-name="T113"> pour signifier </text:span><text:span text:style-name="T43">$id</text:span><text:span text:style-name="T113"> vide ou objet inconnu.</text:span></text:p>
      <text:h text:style-name="P333" text:outline-level="4"><text:bookmark-start text:name="__RefHeading___Toc470_639295972"/><text:soft-page-break/>La suppression d’un objet – destroyObject($id)<text:bookmark-end text:name="__RefHeading___Toc470_639295972"/></text:h>
      <text:p text:style-name="P71">Cette méthode doit servir à supprimer un objet <text:span text:style-name="T2">G.O.T.</text:span>, dans le cas où il existe bel et bien. Le retour d’une telle méthode sera un booléen : Vrai (<text:span text:style-name="T2">true</text:span>) si tout c’est bien passé, ou Faux (<text:span text:style-name="T2">false</text:span>) dans tout cas contraire.</text:p>
      <text:p text:style-name="P72">Remarque : dans le cas d’un objet de type <text:span text:style-name="T38">OSContainer</text:span>, supprimer cet objet revient également à supprimer l’ensemble des objets le composant. On doit avoir en tête que pour des raisons liées aux objets <text:span text:style-name="T2">DOM</text:span>, un objet <text:span text:style-name="T38">G.O.T.</text:span> devra avoir un identifiant unique, et de plus ne pourra pas être utilisé plus d’une fois au total dans l’ensemble des objets de la page.</text:p>
      <text:p text:style-name="P68">La méthode aura comme algorithme :</text:p>
      <text:p text:style-name="P113">→<text:span text:style-name="T103"> si </text:span><text:span text:style-name="T40">$id</text:span><text:span text:style-name="T103"> n’est pas vide</text:span></text:p>
      <text:p text:style-name="P163">→<text:span text:style-name="T103"> récupération de l’objet </text:span><text:span text:style-name="T40">G.O.T.</text:span><text:span text:style-name="T103"> avec le test d’existence, d’identifiant </text:span><text:span text:style-name="T40">$id</text:span><text:span text:style-name="T103"> avec la méthode statique </text:span><text:span text:style-name="T40">buildObject(</text:span><text:span text:style-name="T43">$id</text:span><text:span text:style-name="T40">)</text:span></text:p>
      <text:p text:style-name="P165"><text:span text:style-name="T111">→</text:span><text:span text:style-name="T114"> si l’objet retourné est un objet (différent de </text:span><text:span text:style-name="T108">false</text:span><text:span text:style-name="T114">)</text:span></text:p>
      <text:p text:style-name="P166"><text:span text:style-name="T114"><text:tab/>→ récupération de l’objet conteneur de session via la méthode </text:span><text:span text:style-name="T45">existObject($id)</text:span><text:span text:style-name="T116">,</text:span></text:p>
      <text:p text:style-name="P168"><text:span text:style-name="T116">→</text:span><text:span text:style-name="T114"> affectation à </text:span><text:span text:style-name="T44">$objects</text:span><text:span text:style-name="T114"> de la valeur contenue dans le champ </text:span><text:span text:style-name="T44">objects</text:span><text:span text:style-name="T114"> du contenu de session,</text:span></text:p>
      <text:p text:style-name="P187"><text:span text:style-name="T110">→</text:span><text:span text:style-name="T115"> si le type de l’objet est </text:span><text:span text:style-name="T41">OSContainer</text:span><text:span text:style-name="T115"> ou </text:span><text:span text:style-name="T41">OESContainer</text:span><text:span text:style-name="T115"> </text:span><text:span text:style-name="T122">(objet étendu)</text:span></text:p>
      <text:p text:style-name="P176">→<text:span text:style-name="T103"> récupération des enfants de l’objet reconstruit </text:span><text:span text:style-name="T40">$chidren</text:span></text:p>
      <text:p text:style-name="P177">→<text:span text:style-name="T104"> pour chaque enfant de </text:span><text:span text:style-name="T41">$children </text:span><text:span text:style-name="T130">et que la méthode retourne </text:span><text:span text:style-name="T44">true</text:span><text:span text:style-name="T30"> </text:span><text:span text:style-name="T104">faire </text:span><text:span text:style-name="T41">destroyObject($child→getId())</text:span></text:p>
      <text:p text:style-name="P178"><text:span text:style-name="T104">→ retourne la dernière valeur donnée par</text:span><text:span text:style-name="T44"> </text:span><text:span text:style-name="T41">destroyObject($child→getId()) </text:span><text:span text:style-name="T174">avant fin ou arrêt de la boucle de traitement</text:span></text:p>
      <text:p text:style-name="P169"><text:span text:style-name="T104">→ suppression de l’objet dans le tableau contenu dans</text:span><text:span text:style-name="T44"> $object</text:span></text:p>
      <text:p text:style-name="P173"><text:span text:style-name="T130">→ sauvegarde de </text:span><text:span text:style-name="T44">$objects </text:span><text:span text:style-name="T130">dans le champ </text:span><text:span text:style-name="T44">objects </text:span><text:span text:style-name="T130">du conteneur de session,</text:span></text:p>
      <text:p text:style-name="P168">→<text:span text:style-name="T102"> mise à jour du champ </text:span><text:span text:style-name="T39">lastAccess</text:span><text:span text:style-name="T102"> avec la date et heure courante,</text:span></text:p>
      <text:p text:style-name="P172">→<text:span text:style-name="T130"> retourne la valeur </text:span><text:span text:style-name="T9">true</text:span></text:p>
      <text:p text:style-name="P34"><text:span text:style-name="T113">→ retour de la valeur </text:span><text:span text:style-name="T107">false</text:span><text:span text:style-name="T113"> pour signifier </text:span><text:span text:style-name="T43">$id</text:span><text:span text:style-name="T113"> vide ou objet inconnu.</text:span></text:p>
      <text:h text:style-name="P332" text:outline-level="4"><text:bookmark-start text:name="__RefHeading___Toc474_639295972"/>La suppression de tous les objets – clearObjects()<text:bookmark-end text:name="__RefHeading___Toc474_639295972"/></text:h>
      <text:p text:style-name="P74">Ici l’opération est simple : on doit supprimer l’ensemble des objets <text:span text:style-name="T38">G.O.T.</text:span> présent en session.</text:p>
      <text:p text:style-name="P68">La méthode aura comme algorithme :</text:p>
      <text:p text:style-name="P45">→<text:span text:style-name="T103"> récupération du container de session en validant son existence avec la méthode statique </text:span><text:span text:style-name="T40">validateSession()</text:span></text:p>
      <text:p text:style-name="P35"><text:span text:style-name="T111">→</text:span><text:span text:style-name="T117"> affectation d’un tableau sérialisé vide au champ</text:span><text:span text:style-name="T46"> objects</text:span><text:span text:style-name="T117"> du conten</text:span><text:span text:style-name="T123">e</text:span><text:span text:style-name="T117">ur de session,</text:span></text:p>
      <text:p text:style-name="P45">→<text:span text:style-name="T102"> mise à jour du champ </text:span><text:span text:style-name="T39">lastAccess</text:span><text:span text:style-name="T102"> avec la date et heure courante,</text:span></text:p>
      <text:p text:style-name="P45"><text:span text:style-name="T113">→ retour de la valeur </text:span><text:span text:style-name="T109">true</text:span><text:span text:style-name="T113"> pour signifier </text:span><text:span text:style-name="T117">que l’opération a été réalisée.</text:span></text:p>
      <text:h text:style-name="P326" text:outline-level="3"><text:bookmark-start text:name="__RefHeading___Toc2878_3340177762"/>Les méthodes relatives aux attributs simples de l’objet OObject<text:bookmark-end text:name="__RefHeading___Toc2878_3340177762"/></text:h>
      <text:h text:style-name="P335" text:outline-level="4"><text:bookmark-start text:name="__RefHeading___Toc2880_3340177762"/>setProperties($properties) – getProperties()<text:bookmark-end text:name="__RefHeading___Toc2880_3340177762"/></text:h>
      <text:p text:style-name="P75">Les méthodes <text:span text:style-name="T38">setProperties($properties)</text:span> et <text:span text:style-name="T2">getProperties()</text:span> sont centrales pour la gestion des objets de leur persistance en session. À chaque accès aux attributs de l’objet, que ce soit en écriture ou lecture, on aura à actualiser l’horodatage des objets en session.</text:p>
      <text:h text:style-name="Heading_20_5" text:outline-level="5"><text:bookmark-start text:name="__RefHeading___Toc1742_2082408205"/><text:soft-page-break/>Algorithme des méthodes :<text:bookmark-end text:name="__RefHeading___Toc1742_2082408205"/></text:h>
      <text:p text:style-name="P76">setProperties($properties)</text:p>
      <text:p text:style-name="P116">→ <text:span text:style-name="T38">$properties</text:span> non vide ET <text:span text:style-name="T38">$properties[$this→id]</text:span> non vide</text:p>
      <text:p text:style-name="P188">→ récupération du cont<text:span text:style-name="T175">eneur</text:span> de session via la méthode statique <text:span text:style-name="T38">validateSession()</text:span></text:p>
      <text:p text:style-name="P188">→ <text:span text:style-name="T132">récupération du champ </text:span><text:span text:style-name="T38">objects</text:span><text:span text:style-name="T132"> du conteneur de session dans </text:span><text:span text:style-name="T38">$objects</text:span></text:p>
      <text:p text:style-name="P195"><text:span text:style-name="T132">→ affectation </text:span><text:span text:style-name="T136">de</text:span><text:span text:style-name="T132"> </text:span><text:span text:style-name="T38">$objects[$this→id]</text:span><text:span text:style-name="T132"> </text:span><text:span text:style-name="T136">avec</text:span><text:span text:style-name="T133"> </text:span><text:span text:style-name="T79">serialize</text:span><text:span text:style-name="T133">(</text:span><text:span text:style-name="T48">$properties</text:span><text:span text:style-name="T133">)</text:span></text:p>
      <text:p text:style-name="P195"><text:span text:style-name="T133">→ affectation de </text:span><text:span text:style-name="T48">$objects</text:span><text:span text:style-name="T133"> au champ </text:span><text:span text:style-name="T48">objects</text:span><text:span text:style-name="T133"> du conteneur de session</text:span></text:p>
      <text:p text:style-name="P196"><text:span text:style-name="T133">→ affectation de la date et heure du moment au champ </text:span><text:span text:style-name="T48">lastAccess</text:span><text:span text:style-name="T133"> du conteneur de session</text:span></text:p>
      <text:p text:style-name="P195"><text:span text:style-name="T133">→ affectation à l’attribut </text:span><text:span text:style-name="T48">properties</text:span><text:span text:style-name="T133"> de l’objet de </text:span><text:span text:style-name="T48">$properties</text:span></text:p>
      <text:p text:style-name="P198"><text:span text:style-name="T137">→ affectation de la date et heure du moment à l’attribut </text:span><text:span text:style-name="T48">lastAccess</text:span><text:span text:style-name="T137"> de l’objet</text:span></text:p>
      <text:p text:style-name="P199">→ retourne l’objet lui-même</text:p>
      <text:p text:style-name="P48"><text:span text:style-name="T133">→ retour la valeur </text:span><text:span text:style-name="T10">false</text:span><text:span text:style-name="T133"> pour signaler un tableau </text:span><text:span text:style-name="T48">$properties</text:span><text:span text:style-name="T133"> vide ou sans id</text:span></text:p>
      <text:p text:style-name="P49">getProperties()</text:p>
      <text:p text:style-name="P37"><text:span text:style-name="T132">→ </text:span><text:span text:style-name="T134">récupération du container de session via la méthode statique </text:span><text:span text:style-name="T47">validateSession(</text:span><text:span text:style-name="T38">)</text:span></text:p>
      <text:p text:style-name="P38">→ comparaison du champ <text:span text:style-name="T38">lastAccess</text:span> du conteneur de session avec l’attribut <text:span text:style-name="T38">lastAccess</text:span> de l’objet</text:p>
      <text:p text:style-name="P38">→ si l’intervalle de temps est supérieur à 2 seconde</text:p>
      <text:p text:style-name="P38"><text:tab/>→ <text:span text:style-name="T38">$properties</text:span> = <text:span text:style-name="T28">unserialize</text:span>(<text:span text:style-name="T38">$objects[$this→id]</text:span>)</text:p>
      <text:p text:style-name="P38"><text:tab/>→ affectation de <text:span text:style-name="T38">$properties</text:span> à l’attribut <text:span text:style-name="T38">properties</text:span> de l’objet</text:p>
      <text:p text:style-name="P196"><text:span text:style-name="T133">→ affectation de la date et heure du moment au champ </text:span><text:span text:style-name="T48">lastAccess</text:span><text:span text:style-name="T133"> du conteneur de session</text:span></text:p>
      <text:p text:style-name="P198"><text:span text:style-name="T137">→ affectation de la date et heure du moment à l’attribut </text:span><text:span text:style-name="T48">lastAccess</text:span><text:span text:style-name="T137"> de l’objet</text:span></text:p>
      <text:p text:style-name="P200">→ retourne le tableau <text:span text:style-name="T38">$properties</text:span></text:p>
      <text:p text:style-name="P50">→<text:span text:style-name="T137"> sinon retourne </text:span><text:span text:style-name="T48">$this→properties</text:span></text:p>
      <text:h text:style-name="P335" text:outline-level="4"><text:bookmark-start text:name="__RefHeading___Toc2882_3340177762"/>setId($id) – getId()<text:bookmark-end text:name="__RefHeading___Toc2882_3340177762"/></text:h>
      <text:p text:style-name="P80">Ces méthodes servent à affecter l’identifiant de l’objet.</text:p>
      <text:h text:style-name="Heading_20_5" text:outline-level="5"><text:bookmark-start text:name="__RefHeading___Toc1744_2082408205"/>Algorithme des méthodes :<text:bookmark-end text:name="__RefHeading___Toc1744_2082408205"/></text:h>
      <text:p text:style-name="P77">setId($id)</text:p>
      <text:p text:style-name="P126">→ si <text:span text:style-name="T38">$id</text:span> n’est pas vide</text:p>
      <text:p text:style-name="P155"><text:tab/>→<text:span text:style-name="T133"> </text:span><text:span text:style-name="T134">récupération du container de session via la méthode statique </text:span><text:span text:style-name="T47">validateSession(</text:span><text:span text:style-name="T48">)</text:span></text:p>
      <text:p text:style-name="P194"><text:span text:style-name="T118">→</text:span><text:span text:style-name="T48"> </text:span><text:span text:style-name="T80">récupération du champ </text:span><text:span text:style-name="T47">objects</text:span><text:span text:style-name="T80"> du conteneur de session dans </text:span><text:span text:style-name="T47">$objects</text:span></text:p>
      <text:p text:style-name="P202"><text:span text:style-name="T138">→</text:span> récupération des propriétés ou attributs de l’objet dans <text:span text:style-name="T38">$objects</text:span> : <text:span text:style-name="T28">unserialize</text:span>(<text:span text:style-name="T38">$objects[$this→id]</text:span>) dans <text:span text:style-name="T38">$properties</text:span></text:p>
      <text:p text:style-name="P202">→ suppression de l’occurrence <text:span text:style-name="T38">$this→id</text:span> dans <text:span text:style-name="T38">$objects</text:span></text:p>
      <text:p text:style-name="P202">→ affectation de <text:span text:style-name="T38">$id</text:span> à <text:span text:style-name="T38">$properties[‘id’]</text:span></text:p>
      <text:p text:style-name="P202">→ affectation de <text:span text:style-name="T38">$properties</text:span> à <text:span text:style-name="T38">$object[$id]</text:span></text:p>
      <text:p text:style-name="P202">→<text:span text:style-name="T175"> affectation de </text:span><text:span text:style-name="T76">$properties</text:span><text:span text:style-name="T175"> à l’attribut </text:span><text:span text:style-name="T76">properties</text:span><text:span text:style-name="T175"> de l’objet</text:span></text:p>
      <text:p text:style-name="P202">→ affectation de <text:span text:style-name="T38">$objects</text:span> au champ <text:span text:style-name="T38">objects</text:span> du conteneur de session</text:p>
      <text:p text:style-name="P197"><text:span text:style-name="T133">→ affectation de la date et heure du moment au champ </text:span><text:span text:style-name="T48">lastAccess</text:span><text:span text:style-name="T133"> du conteneur de session</text:span></text:p>
      <text:p text:style-name="P203"><text:span text:style-name="T137">→ affectation de la date et heure du moment à l’attribut </text:span><text:span text:style-name="T48">lastAccess</text:span><text:span text:style-name="T137"> de l’objet</text:span></text:p>
      <text:p text:style-name="P203">→<text:span text:style-name="T140"> affectation de </text:span><text:span text:style-name="T49">$id</text:span><text:span text:style-name="T140"> à l’attribut </text:span><text:span text:style-name="T49">id</text:span><text:span text:style-name="T140"> de l’objet</text:span></text:p>
      <text:p text:style-name="P201">→ retourne l’objet lui-même</text:p>
      <text:p text:style-name="P79">getId()</text:p>
      <text:p text:style-name="P81">→ retourne <text:span text:style-name="T139">$this→id</text:span></text:p>
      <text:h text:style-name="P338" text:outline-level="4"><text:bookmark-start text:name="__RefHeading___Toc1465_452600724"/><text:soft-page-break/>set<text:span text:style-name="T141">Name</text:span>($<text:span text:style-name="T141">n</text:span>ame) – get<text:span text:style-name="T141">Name</text:span>()<text:bookmark-end text:name="__RefHeading___Toc1465_452600724"/></text:h>
      <text:p text:style-name="P82">Cet attribut, utile dans le cas des champs de saisie d’un formulaire, est géré de la même manière que l’identifiant de l’objet, <text:span text:style-name="T38">id</text:span>.</text:p>
      <text:p text:style-name="P82">De ce fait, les méthodes sont directement héritées de celle de l’attribut <text:span text:style-name="T38">id</text:span>.</text:p>
      <text:p text:style-name="P82">La méthode <text:span text:style-name="T38">getName()</text:span>, comme <text:span text:style-name="T38">getId()</text:span>, récupère directement l’attribut <text:span text:style-name="T38">name</text:span>.</text:p>
      <text:p text:style-name="P82">La méthode <text:span text:style-name="T38">setName($name)</text:span> est copiée de <text:span text:style-name="T38">setId($id)</text:span>. À part le changement de <text:span text:style-name="T38">id</text:span> par <text:span text:style-name="T38">name</text:span>, on ne supprimera pas l’occurrence <text:span text:style-name="T38">$this→id</text:span> du tableau <text:span text:style-name="T38">$objects</text:span>, mais on la surchargera en affectant <text:span text:style-name="T38">$properties[‘name’]</text:span> avec <text:span text:style-name="T38">$name</text:span>.</text:p>
      <text:h text:style-name="P336" text:outline-level="4"><text:bookmark-start text:name="__RefHeading___Toc1746_2082408205"/>setDisplay($display) – getDisplay()<text:bookmark-end text:name="__RefHeading___Toc1746_2082408205"/></text:h>
      <text:p text:style-name="P83">Méthodes gérant le type d’affichage de l’objet dans la page <text:span text:style-name="T2">HTML</text:span>. Les types d’affichage sont :</text:p>
      <text:p text:style-name="P30"><text:bookmark-start text:name="__DdeLink__1469_452600724"/><text:span text:style-name="T96">DISPLAY_NONE <text:s text:c="3"/></text:span><text:span text:style-name="T94">= </text:span><text:span text:style-name="T98">'none'</text:span><text:span text:style-name="T94">;</text:span><text:bookmark-end text:name="__DdeLink__1469_452600724"/><text:span text:style-name="T94"><text:tab/><text:tab/>=&gt; caché</text:span></text:p>
      <text:p text:style-name="P28"><text:bookmark-start text:name="__DdeLink__1471_452600724"/><text:span text:style-name="T95">DISPLAY_BLOCK <text:s text:c="2"/></text:span><text:span text:style-name="T93">= </text:span><text:span text:style-name="T97">'block'</text:span><text:span text:style-name="T93">;</text:span><text:bookmark-end text:name="__DdeLink__1471_452600724"/><text:span text:style-name="T93"><text:tab/><text:tab/>=&gt; affichage mode bloc</text:span></text:p>
      <text:p text:style-name="P28"><text:bookmark-start text:name="__DdeLink__1473_452600724"/><text:span text:style-name="T95">DISPLAY_INLINE <text:s/></text:span><text:span text:style-name="T93">= </text:span><text:span text:style-name="T97">'inline'</text:span><text:span text:style-name="T93">;</text:span><text:bookmark-end text:name="__DdeLink__1473_452600724"/><text:span text:style-name="T93"><text:tab/><text:tab/>=&gt; affichage mode insertion</text:span></text:p>
      <text:p text:style-name="P84"><text:bookmark-start text:name="__DdeLink__1475_452600724"/><text:span text:style-name="T95">DISPLAY_INBLOCK </text:span><text:span text:style-name="T93">= </text:span><text:span text:style-name="T97">'inline-block'</text:span><text:span text:style-name="T93">;</text:span><text:bookmark-end text:name="__DdeLink__1475_452600724"/><text:span text:style-name="T93"><text:tab/>=&gt; affichage mixte insertion – bloc</text:span></text:p>
      <text:p>Ceci est donc les constantes à mettre en entête de l’objet OObject pour servir de référence à l’affectation de cette notion. La mise en place de constantes de référence induit à la création de 2 méthodes :</text:p>
      <text:list xml:id="list3797472016144102455" text:style-name="L5">
        <text:list-item>
          <text:p>une méthode générique d’extraction des constantes de la classe courante,</text:p>
        </text:list-item>
        <text:list-item>
          <text:p>une méthode visant à récupérer les constantes pour un attribut.</text:p>
        </text:list-item>
      </text:list>
      <text:h text:style-name="Heading_20_5" text:outline-level="5"><text:bookmark-start text:name="__RefHeading___Toc1748_2082408205"/>Méthode générique getConstants()<text:bookmark-end text:name="__RefHeading___Toc1748_2082408205"/></text:h>
      <text:p text:style-name="P83">Source :</text:p>
      <text:p text:style-name="Preformatted_20_Text"><text:s text:c="4"/>protected function getConstants()</text:p>
      <text:p text:style-name="Preformatted_20_Text"><text:s text:c="4"/>{</text:p>
      <text:p text:style-name="Preformatted_20_Text"><text:s text:c="8"/>$ref = new \ReflectionClass($this);</text:p>
      <text:p text:style-name="P46"><text:s text:c="8"/>return $ref-&gt;getConstants();</text:p>
      <text:p text:style-name="P46"><text:s text:c="4"/>}</text:p>
      <text:h text:style-name="P344" text:outline-level="5"><text:bookmark-start text:name="__RefHeading___Toc1750_2082408205"/>Méthode de récupération des constantes d’un attribut<text:bookmark-end text:name="__RefHeading___Toc1750_2082408205"/></text:h>
      <text:p text:style-name="P83">Afin de pouvoir récupérer les constantes spécifiques à un attribut, on sera obligé de préfixer les constantes avec le nom de l’attribut, ou une mnémonique parlante. Ici pour l’attribut <text:span text:style-name="T82">display</text:span> ce sera ‘<text:span text:style-name="T38">DISPLAY</text:span>’.</text:p>
      <text:p text:style-name="P83">En même temps, et pour éviter de refaire toujours cette extraction, il faudra créer un attribut supplémentaire visant à stocker le tableau de valeur<text:span text:style-name="T175">s</text:span> résultant de l’extraction des constantes. Son nom sera formé du préfixe ‘<text:span text:style-name="T38">const_</text:span>’ et du nom de l’attribut <text:span text:style-name="T175">(camel case syntax)</text:span>, ici ‘<text:span text:style-name="T38">display</text:span>’.</text:p>
      <text:p text:style-name="P69">La méthode aura comme algorithme :</text:p>
      <text:p text:style-name="P114">→<text:span text:style-name="T143"> initialisation du tableau de retour à vide </text:span><text:span text:style-name="T50">$retour</text:span></text:p>
      <text:p text:style-name="P114">→<text:span text:style-name="T143"> si </text:span><text:span text:style-name="T50">const_(attribut)</text:span><text:span text:style-name="T143"> est vide</text:span></text:p>
      <text:p text:style-name="P114"><text:tab/>→<text:span text:style-name="T143"> mettre dans </text:span><text:span text:style-name="T50">$contants</text:span><text:span text:style-name="T143"> la valeur retournée par le méthode</text:span><text:span text:style-name="T50"> getConstants()</text:span></text:p>
      <text:p text:style-name="P189">→<text:span text:style-name="T143"> pour chaque valeur de </text:span><text:span text:style-name="T50">$constant</text:span><text:span text:style-name="T143"> : </text:span><text:span text:style-name="T50">$key</text:span><text:span text:style-name="T143"> (clé d’accès) et </text:span><text:span text:style-name="T50">$constant</text:span><text:span text:style-name="T143"> (valeur associée)</text:span></text:p>
      <text:p text:style-name="P204">→<text:span text:style-name="T143"> si </text:span><text:span text:style-name="T31">uppercase</text:span><text:span text:style-name="T143">(</text:span><text:span text:style-name="T50">attribut</text:span><text:span text:style-name="T143">) est contenu par </text:span><text:span text:style-name="T50">$key</text:span><text:span text:style-name="T143"> : </text:span><text:span text:style-name="T50">$retour[$key]</text:span><text:span text:style-name="T143"> = </text:span><text:span text:style-name="T50">$constant</text:span></text:p>
      <text:p text:style-name="P189">→<text:span text:style-name="T143"> affecter à l’attribut</text:span><text:span text:style-name="T50"> const_(attribut)</text:span><text:span text:style-name="T143"> le contenu du tableau </text:span><text:span text:style-name="T50">$retour</text:span></text:p>
      <text:p text:style-name="P36">→ <text:span text:style-name="T143">si </text:span><text:span text:style-name="T50">const_(attribut)</text:span><text:span text:style-name="T143"> n’est pas vide : </text:span><text:span text:style-name="T50">$retour</text:span><text:span text:style-name="T143"> reçoit le contenu de </text:span><text:span text:style-name="T50">const_(attribut)</text:span></text:p>
      <text:p text:style-name="P36"><text:span text:style-name="T132">→</text:span><text:span text:style-name="T135"> retourner le contenu de</text:span><text:span text:style-name="T11"> $retour</text:span></text:p>
      <text:h text:style-name="Heading_20_5" text:outline-level="5"><text:bookmark-start text:name="__RefHeading___Toc1752_2082408205"/><text:soft-page-break/><text:span text:style-name="T144">Algorithme</text:span> des méthodes<text:bookmark-end text:name="__RefHeading___Toc1752_2082408205"/></text:h>
      <text:p text:style-name="P78">setDisplay($display = self::DISPLAY_BLOCK)</text:p>
      <text:p text:style-name="P120">→ récupération des constantes de l’attribut <text:span text:style-name="T38">display</text:span> dans <text:span text:style-name="T38">$displays</text:span> via la méthode <text:span text:style-name="T38">getDisplayConstants()</text:span></text:p>
      <text:p text:style-name="P120">→ si <text:span text:style-name="T38">$display</text:span> ne fait pas parti du tableau <text:span text:style-name="T38">$displays</text:span>, <text:span text:style-name="T38">$display</text:span> prend la valeur ‘<text:span text:style-name="T2">block</text:span>’ par défault</text:p>
      <text:p text:style-name="P131">→ récupération des ‘<text:span text:style-name="T38">properties</text:span>’ de l’objet via la méthode <text:span text:style-name="T38">getProperties()</text:span></text:p>
      <text:p text:style-name="P131"><text:span text:style-name="T110">→ </text:span><text:span text:style-name="T38">$properties[‘display’] </text:span><text:span text:style-name="T110">reçoit</text:span><text:span text:style-name="T38"> $display</text:span></text:p>
      <text:p text:style-name="P131"><text:span text:style-name="T110">→ sauvegarde des attributs de l’objet par la méthode</text:span><text:span text:style-name="T38"> $this→setProperties($properties)</text:span></text:p>
      <text:p text:style-name="P86">→ retourne l’objet lui-même.</text:p>
      <text:p text:style-name="P78">getDisplay()</text:p>
      <text:p text:style-name="P131">→ récupération des ‘<text:span text:style-name="T38">properties</text:span>’ de l’objet via la méthode <text:span text:style-name="T38">getProperties()</text:span></text:p>
      <text:p text:style-name="P131">→ si la clé ‘<text:span text:style-name="T38">display</text:span>’ existe dans le tableau <text:span text:style-name="T38">$properties</text:span> : retourne <text:span text:style-name="T38">$properties[‘display’]</text:span></text:p>
      <text:p text:style-name="P85">→ si la clé ‘<text:span text:style-name="T38">display</text:span>’ n’existe pas, retourne la valeur <text:span text:style-name="T2">false</text:span>.</text:p>
      <text:h text:style-name="P336" text:outline-level="4"><text:bookmark-start text:name="__RefHeading___Toc1754_2082408205"/>setWidthBT($widthBT) – getWidthBT()<text:bookmark-end text:name="__RefHeading___Toc1754_2082408205"/></text:h>
      <text:p text:style-name="P87"><text:span text:style-name="T38">GraphicObjectTemplting</text:span> est basé niveau présentation graphique sur <text:span text:style-name="T2">Twitter Bootstrap</text:span>. Dans <text:span text:style-name="T2">Twitter Bootstrap</text:span>, les éléments graphiques sont placés sur une grille horizontale ayant 12 segments. L’attribut <text:span text:style-name="T38">withBT</text:span> sera une chaîne de caractères qui qualifiera pour les quatre types de média (large – <text:span text:style-name="T2">lg</text:span>, medium – <text:span text:style-name="T2">md</text:span>, small – <text:span text:style-name="T2">sm</text:span>, extreme small – <text:span text:style-name="T2">xs</text:span>), la taille et le décalage de chaque objet sur la page.</text:p>
      <text:p text:style-name="P87">Les éléments ainsi codés généreront un ensemble de classe<text:span text:style-name="T175">s</text:span> à appliquer à la balise principale englobant l’objet <text:span text:style-name="T2">G.O.T.</text:span> On codera la taille ou largeur, comme le décalage ou offset en terme <text:span text:style-name="T2">Twitter Bootstrap</text:span>. La chaîne aura au plus la forme suivante :</text:p>
      <text:p text:style-name="P258">WL99:OL99:WM99:OM99:WS99:OS99:WX99:OX99</text:p>
      <text:p text:style-name="P205">le préfixe W indique la taille ou largeur (<text:span text:style-name="T2">width</text:span>)</text:p>
      <text:p text:style-name="P206">le préfixe O indique le décalage, report avant d’afficher l’objet sur la ligne (<text:span text:style-name="T2">offset</text:span>)</text:p>
      <text:p text:style-name="P206">les valeurs numériques notés par 99 varieront de 00 à 12.</text:p>
      <text:p text:style-name="P207">Le paramétrage pourra se faire de plusieurs manières :</text:p>
      <text:list xml:id="list8168461748948561406" text:style-name="L6">
        <text:list-item>
          <text:p text:style-name="P301">une valeur numérique seule → pour chaque type de média on aura la même largeur, ce qui conduira à avoir la chaîne ‘<text:span text:style-name="T28">WL99:WM99:WS99:WX99</text:span>’,</text:p>
        </text:list-item>
        <text:list-item>
          <text:p text:style-name="P301">une chaîne du type ‘<text:span text:style-name="T28">W99:O99</text:span>’ → pour chaque type de média on aura la même taille et le même décalage, qui conduira à avoir le chaîne ‘<text:span text:style-name="T28">WL99:OL99:WM99:OM99:WS99:OS99:WX99:OX99</text:span>’,</text:p>
        </text:list-item>
        <text:list-item>
          <text:p text:style-name="P301">une chaîne on sera exprimé une ou plusieurs largeurs pour des types de média précis, comme des décalage, qui conduira à avoir la chaîne ‘<text:span text:style-name="T28">WL99:OM88:WM88</text:span>’ par exemple.</text:p>
        </text:list-item>
      </text:list>
      <text:p text:style-name="P207">Ces possibles formulations impliques un traitement adapté à chaque foir.</text:p>
      <text:h text:style-name="P345" text:outline-level="5"><text:bookmark-start text:name="__RefHeading___Toc2120_520446132"/><text:span text:style-name="T144">Algorithme</text:span> des méthodes<text:bookmark-end text:name="__RefHeading___Toc2120_520446132"/></text:h>
      <text:p text:style-name="P208">setWidthBT($widthBT)</text:p>
      <text:p text:style-name="P218">→ si <text:span text:style-name="T38">$widthBT</text:span> n’est pas vide</text:p>
      <text:p text:style-name="P218"><text:tab/>→ <text:span text:style-name="T38">$widthBT</text:span> est une valeur numérique</text:p>
      <text:p text:style-name="P218"><text:tab/><text:tab/>→ <text:span text:style-name="T38">$widthBT</text:span>=‘WL’,<text:span text:style-name="T38">$widthBT</text:span>.’:WM’.<text:span text:style-name="T38">$widthBT</text:span>.’:WS’.<text:span text:style-name="T38">$widthBT</text:span>.’:WX’.<text:span text:style-name="T38">$widthBT</text:span></text:p>
      <text:p text:style-name="P218"><text:soft-page-break/><text:tab/>→ <text:span text:style-name="T38">$width</text:span><text:span text:style-name="T52">BT</text:span> contient au moins une fois le caractère ‘:’</text:p>
      <text:p text:style-name="P218"><text:tab/><text:tab/>→ transformation de <text:span text:style-name="T52">$</text:span><text:span text:style-name="T38">widthBT</text:span> en un tableau <text:span text:style-name="T52">$</text:span><text:span text:style-name="T38">widthBTs</text:span></text:p>
      <text:p text:style-name="P218"><text:tab/><text:tab/>→ pour chaque valeur de <text:span text:style-name="T52">$</text:span><text:span text:style-name="T38">widthBTs</text:span> en <text:span text:style-name="T52">$item</text:span></text:p>
      <text:p text:style-name="P219"><text:span text:style-name="T146"><text:tab/><text:tab/><text:tab/>→ si </text:span><text:span text:style-name="T32">(int)</text:span><text:span text:style-name="T146"> (</text:span><text:span text:style-name="T52">$item</text:span><text:span text:style-name="T32">, 1</text:span><text:span text:style-name="T146">) &gt; 0 </text:span></text:p>
      <text:p text:style-name="P182"><text:span text:style-name="T146">→ si (</text:span><text:span text:style-name="T52">$item</text:span><text:span text:style-name="T146">,</text:span><text:span text:style-name="T32">0,1</text:span><text:span text:style-name="T146">) = ‘</text:span><text:span text:style-name="T13">W’</text:span><text:span text:style-name="T146"> : </text:span><text:span text:style-name="T52">$widthBT</text:span><text:span text:style-name="T146"> .= </text:span>‘<text:span text:style-name="T2">WL</text:span>’.<text:span text:style-name="T146">(</text:span><text:span text:style-name="T13">$item</text:span><text:span text:style-name="T146">,</text:span><text:span text:style-name="T32">0,1</text:span><text:span text:style-name="T146">)</text:span>.’:<text:span text:style-name="T2">WM</text:span>’.<text:span text:style-name="T146">(</text:span><text:span text:style-name="T52">$item</text:span><text:span text:style-name="T146">,</text:span><text:span text:style-name="T32">0,1</text:span><text:span text:style-name="T146">)</text:span>.’:<text:span text:style-name="T2">WS</text:span>’.<text:span text:style-name="T146">(</text:span><text:span text:style-name="T52">$item</text:span><text:span text:style-name="T146">,</text:span><text:span text:style-name="T32">0,1</text:span><text:span text:style-name="T146">)</text:span>.’:<text:span text:style-name="T2">WX</text:span>’.<text:span text:style-name="T146">(</text:span><text:span text:style-name="T52">$item</text:span><text:span text:style-name="T146">,</text:span><text:span text:style-name="T32">0,1</text:span><text:span text:style-name="T146">)</text:span></text:p>
      <text:p text:style-name="P182"><text:span text:style-name="T146">→ si (</text:span><text:span text:style-name="T52">$item</text:span><text:span text:style-name="T146">,</text:span><text:span text:style-name="T32">0,1</text:span><text:span text:style-name="T146">) = ‘</text:span><text:span text:style-name="T13">O</text:span><text:span text:style-name="T146">’ : </text:span><text:span text:style-name="T52">$widthBT</text:span><text:span text:style-name="T146"> .= </text:span>‘<text:span text:style-name="T146">O</text:span>L’.<text:span text:style-name="T146">(</text:span><text:span text:style-name="T52">$item</text:span><text:span text:style-name="T146">,</text:span><text:span text:style-name="T32">0,1</text:span><text:span text:style-name="T146">)</text:span>.’:<text:span text:style-name="T52">O</text:span><text:span text:style-name="T38">M</text:span>’.<text:span text:style-name="T146">(</text:span><text:span text:style-name="T52">$item</text:span><text:span text:style-name="T146">,</text:span><text:span text:style-name="T32">0,1</text:span><text:span text:style-name="T146">)</text:span>.’:<text:span text:style-name="T52">O</text:span><text:span text:style-name="T38">S</text:span>’.<text:span text:style-name="T146">(</text:span><text:span text:style-name="T52">$item</text:span><text:span text:style-name="T146">,</text:span><text:span text:style-name="T32">0,1</text:span><text:span text:style-name="T146">)</text:span>.’:<text:span text:style-name="T13">O</text:span><text:span text:style-name="T2">X</text:span>’.<text:span text:style-name="T146">(</text:span><text:span text:style-name="T52">$item</text:span><text:span text:style-name="T146">,</text:span><text:span text:style-name="T32">0,1</text:span><text:span text:style-name="T146">)</text:span></text:p>
      <text:p text:style-name="P51"><text:tab/><text:tab/><text:tab/>→<text:span text:style-name="T146"> si (int) (</text:span><text:span text:style-name="T52">$item</text:span><text:span text:style-name="T146">, </text:span><text:span text:style-name="T32">1</text:span><text:span text:style-name="T146">) = 0</text:span></text:p>
      <text:p text:style-name="P54"><text:tab/><text:tab/><text:tab/><text:tab/>→<text:span text:style-name="T146"> </text:span><text:span text:style-name="T52">$widthBT</text:span><text:span text:style-name="T146"> .= </text:span><text:span text:style-name="T52">$item</text:span></text:p>
      <text:p text:style-name="P247">→ récupération des ‘<text:span text:style-name="T38">properties</text:span>’ de l’objet via la méthode <text:span text:style-name="T38">getProperties()</text:span></text:p>
      <text:p text:style-name="P250"><text:span text:style-name="T110">→ </text:span><text:span text:style-name="T38">$properties[‘</text:span><text:span text:style-name="T52">widthBT</text:span><text:span text:style-name="T38">’] </text:span><text:span text:style-name="T110">reçoit</text:span><text:span text:style-name="T38"> $</text:span><text:span text:style-name="T52">widthBT</text:span></text:p>
      <text:p text:style-name="P250"><text:span text:style-name="T110">→ sauvegarde des attributs de l’objet par la méthode</text:span><text:span text:style-name="T38"> $this→setProperties($properties)</text:span></text:p>
      <text:p text:style-name="P253">→ retourne l’objet lui-même.</text:p>
      <text:p text:style-name="P55">→ retourne la valeur <text:span text:style-name="T2">false </text:span><text:span text:style-name="T145">pour </text:span><text:span text:style-name="T51">$widthBT</text:span><text:span text:style-name="T12"> </text:span><text:span text:style-name="T145">vide en premier lieu</text:span>.</text:p>
      <text:p text:style-name="P208">getWidthBT()</text:p>
      <text:p text:style-name="P132">→ récupération des ‘<text:span text:style-name="T38">properties</text:span>’ de l’objet via la méthode <text:span text:style-name="T38">getProperties()</text:span></text:p>
      <text:p text:style-name="P132">→ si la clé ‘<text:span text:style-name="T51">widthBT</text:span>’ existe dans le tableau <text:span text:style-name="T38">$properties</text:span> : retourne <text:span text:style-name="T38">$properties[‘</text:span><text:span text:style-name="T51">widthBT</text:span><text:span text:style-name="T38">’]</text:span></text:p>
      <text:p text:style-name="P227">→ si la clé ‘<text:span text:style-name="T51">widthBT</text:span>’ n’existe pas, retourne la valeur <text:span text:style-name="T2">false</text:span>.</text:p>
      <text:h text:style-name="P339" text:outline-level="4"><text:bookmark-start text:name="__RefHeading___Toc1467_452600724"/>setClass<text:span text:style-name="T147">Name</text:span>($className) – getClass<text:span text:style-name="T147">Name</text:span>()<text:bookmark-end text:name="__RefHeading___Toc1467_452600724"/></text:h>
      <text:p text:style-name="P142">La gestion de l’attribut <text:span text:style-name="T38">className</text:span> doit être vue de 2 manières :</text:p>
      <text:list xml:id="list7202668277325426327" text:style-name="L7">
        <text:list-item>
          <text:p text:style-name="P289">au moment de la construction de l’objet, particulièrement dans la méthode magique <text:span text:style-name="T38">__construct()</text:span>,</text:p>
        </text:list-item>
        <text:list-item>
          <text:p text:style-name="P273">au cours de la vie de l’objet, en cas de besoin de réaffectation de cet attribut.</text:p>
        </text:list-item>
      </text:list>
      <text:p text:style-name="P88">La reconstruction de la chaîne contenu de par l’attribut <text:span text:style-name="T38">className</text:span>, s’appuie sur le contenu d’autre attribut issus du fichier de paramétrage de l’objet devant être construit. </text:p>
      <text:p text:style-name="P90"><text:span text:style-name="T38">className</text:span> = '<text:span text:style-name="T28">GraphicObjectTemplating/O</text:span><text:span text:style-name="T34">O</text:span><text:span text:style-name="T28">bjects/</text:span>' + <text:span text:style-name="T38">typeObj</text:span> + ‘/’ + <text:span text:style-name="T38">object</text:span> <text:span text:style-name="T148">+ ‘/’ + </text:span><text:span text:style-name="T56">className</text:span></text:p>
      <text:p text:style-name="P88">en prenant le soin <text:span text:style-name="T148">de passer les parties des contenu des attributs </text:span><text:span text:style-name="T56">typeObj</text:span><text:span text:style-name="T148"> et </text:span><text:span text:style-name="T56">object</text:span><text:span text:style-name="T148"> devant être mis en majuscule pour correspondre aux espaces de nommage (</text:span><text:span text:style-name="T14">namespace</text:span><text:span text:style-name="T148"> </text:span><text:span text:style-name="T14">PHP</text:span><text:span text:style-name="T148">) ou sera stocké la classe principale visant à créer réellement l’objet.</text:span></text:p>
      <text:p text:style-name="P92">Par contre, la réaffectation du nom de la classe permettant d’instancier l’objet se fera <text:span text:style-name="T150">en</text:span> contrôl<text:span text:style-name="T150">ant 2 choses :</text:span></text:p>
      <text:list xml:id="list2276084893773453442" text:style-name="L8">
        <text:list-item>
          <text:p text:style-name="P291"><text:span text:style-name="T150">que la chaîne </text:span><text:span text:style-name="T58">$className</text:span><text:span text:style-name="T150"> ne soit pas vide,</text:span></text:p>
        </text:list-item>
        <text:list-item>
          <text:p text:style-name="P275"><text:span text:style-name="T150">que la chaîne </text:span><text:span text:style-name="T58">$className</text:span><text:span text:style-name="T150"> référence réellement une classe existante.</text:span></text:p>
        </text:list-item>
      </text:list>
      <text:h text:style-name="P346" text:outline-level="5"><text:bookmark-start text:name="__RefHeading___Toc2170_2104859123"/><text:span text:style-name="T144">Algorithme</text:span> des méthodes<text:bookmark-end text:name="__RefHeading___Toc2170_2104859123"/></text:h>
      <text:p text:style-name="P209">setClassName(string $className)</text:p>
      <text:p text:style-name="P220">→ si <text:span text:style-name="T150">$</text:span><text:span text:style-name="T56">className</text:span> n’est pas vide</text:p>
      <text:p text:style-name="P220"><text:tab/>→<text:span text:style-name="T148"> si </text:span><text:span text:style-name="T56">$className</text:span><text:span text:style-name="T148"> est une classe (</text:span><text:span text:style-name="T14">PHP </text:span><text:span text:style-name="T34">class_exist(</text:span><text:span text:style-name="T56">$className</text:span><text:span text:style-name="T34">)</text:span><text:span text:style-name="T148">)</text:span></text:p>
      <text:p text:style-name="P220"><text:tab/><text:tab/><text:span text:style-name="T149">→ récupération des ‘</text:span><text:span text:style-name="T57">properties</text:span><text:span text:style-name="T149">’ de l’objet via la méthode </text:span><text:span text:style-name="T57">getProperties()</text:span></text:p>
      <text:p text:style-name="P252"><text:soft-page-break/><text:span text:style-name="T110">→ </text:span><text:span text:style-name="T38">$properties[‘</text:span><text:span text:style-name="T84">className</text:span><text:span text:style-name="T38">’] </text:span><text:span text:style-name="T110">reçoit</text:span><text:span text:style-name="T38"> $</text:span><text:span text:style-name="T84">className</text:span></text:p>
      <text:p text:style-name="P251"><text:span text:style-name="T110">→ sauvegarde des attributs de l’objet par la méthode</text:span><text:span text:style-name="T38"> $this→setProperties($properties)</text:span></text:p>
      <text:p text:style-name="P228"><text:tab/><text:tab/>→ retourne l’objet lui-même.</text:p>
      <text:p text:style-name="P228">→ si <text:span text:style-name="T16">$</text:span><text:span text:style-name="T56">className</text:span> <text:span text:style-name="T148">est vide ou ne correspond pas une classe qui existe</text:span>, retourne la valeur <text:span text:style-name="T2">false</text:span>.</text:p>
      <text:p text:style-name="P209">getClassName()</text:p>
      <text:p text:style-name="P133">→ récupération des ‘<text:span text:style-name="T38">properties</text:span>’ de l’objet via la méthode <text:span text:style-name="T38">getProperties()</text:span></text:p>
      <text:p text:style-name="P133">→ si la clé ‘<text:span text:style-name="T56">className</text:span>’ existe dans le tableau <text:span text:style-name="T38">$properties</text:span> : retourne <text:span text:style-name="T38">$properties[‘</text:span><text:span text:style-name="T56">className</text:span><text:span text:style-name="T38">’]</text:span></text:p>
      <text:p text:style-name="P228">→ si la clé ‘<text:span text:style-name="T56">className</text:span>’ n’existe pas, retourne la valeur <text:span text:style-name="T2">false</text:span>.</text:p>
      <text:h text:style-name="P337" text:outline-level="4"><text:bookmark-start text:name="__RefHeading___Toc2197_2104859123"/>setTemplate($template) – getTemplate()<text:bookmark-end text:name="__RefHeading___Toc2197_2104859123"/></text:h>
      <text:p text:style-name="P143"><text:span text:style-name="T150">Comme l</text:span>a gestion de l’attribut <text:span text:style-name="T38">className</text:span><text:span text:style-name="T110">, </text:span><text:span text:style-name="T119">la gestion de l’attribut</text:span><text:span text:style-name="T81"> </text:span><text:span text:style-name="T58">template</text:span> doit être vue de 2 manières :</text:p>
      <text:list xml:id="list222037698450100" text:continue-list="list7202668277325426327" text:style-name="L7">
        <text:list-item>
          <text:p text:style-name="P290">au moment de la construction de l’objet, particulièrement dans la méthode magique <text:span text:style-name="T38">__construct()</text:span>,</text:p>
        </text:list-item>
        <text:list-item>
          <text:p text:style-name="P274">au cours de la vie de l’objet, en cas de besoin de réaffectation de cet attribut.</text:p>
        </text:list-item>
      </text:list>
      <text:p text:style-name="P89">La reconstruction de la chaîne contenu de par l’attribut <text:span text:style-name="T58">template</text:span>, s’appuie sur le contenu d’autre attribut issus du fichier de paramétrage de l’objet devant être construit. </text:p>
      <text:p text:style-name="P91"><text:span text:style-name="T58">template</text:span> = <text:span text:style-name="T150">'</text:span><text:span text:style-name="T35">graphic-object-templating/oobjects/</text:span><text:span text:style-name="T150">'</text:span> + <text:span text:style-name="T38">typeObj</text:span> + ‘/’ + <text:span text:style-name="T38">object</text:span> <text:span text:style-name="T148">+ ‘/’ + </text:span><text:span text:style-name="T58">template</text:span></text:p>
      <text:p text:style-name="P89">en <text:span text:style-name="T150">respectant l’arborescence de stockage du modèle de l’objet utilisé pour faire son rendu </text:span><text:span text:style-name="T15">HTML</text:span><text:span text:style-name="T150">.</text:span></text:p>
      <text:p text:style-name="P92">Par contre, la réaffectation du nom d<text:span text:style-name="T150">u modèle</text:span> permettant d<text:span text:style-name="T150">e faire le rendu </text:span><text:span text:style-name="T15">HTML</text:span><text:span text:style-name="T150"> de </text:span>l’objet se fera <text:span text:style-name="T150">en</text:span> contrôl<text:span text:style-name="T150">ant 2 choses :</text:span></text:p>
      <text:list xml:id="list222036245946590" text:continue-list="list2276084893773453442" text:style-name="L8">
        <text:list-item>
          <text:p text:style-name="P291"><text:span text:style-name="T150">que la chaîne </text:span><text:span text:style-name="T58">$template</text:span><text:span text:style-name="T150"> ne soit pas vide,</text:span></text:p>
        </text:list-item>
        <text:list-item>
          <text:p text:style-name="P291"><text:span text:style-name="T150">que la chaîne </text:span><text:span text:style-name="T58">$template</text:span><text:span text:style-name="T150"> référence réellement un fichier existant.</text:span></text:p>
        </text:list-item>
      </text:list>
      <text:h text:style-name="P347" text:outline-level="5"><text:bookmark-start text:name="__RefHeading___Toc2199_2104859123"/><text:span text:style-name="T144">Algorithme</text:span> des méthodes<text:bookmark-end text:name="__RefHeading___Toc2199_2104859123"/></text:h>
      <text:p text:style-name="P210">set<text:span text:style-name="T150">Template</text:span>(string $<text:span text:style-name="T150">template</text:span>)</text:p>
      <text:p text:style-name="P221">→ si <text:span text:style-name="T150">$</text:span><text:span text:style-name="T58">tempate</text:span> n’est pas vide</text:p>
      <text:p text:style-name="P221"><text:tab/>→<text:span text:style-name="T148"> si </text:span><text:span text:style-name="T56">$template</text:span><text:span text:style-name="T148"> est une classe (</text:span><text:span text:style-name="T14">PHP</text:span><text:span text:style-name="T148"> </text:span><text:span text:style-name="T34">file_exist(</text:span><text:span text:style-name="T56">$template</text:span><text:span text:style-name="T34">)</text:span><text:span text:style-name="T148">)</text:span></text:p>
      <text:p text:style-name="P221"><text:tab/><text:tab/><text:span text:style-name="T149">→ récupération des ‘</text:span><text:span text:style-name="T57">properties</text:span><text:span text:style-name="T149">’ de l’objet via la méthode </text:span><text:span text:style-name="T57">getProperties()</text:span></text:p>
      <text:p text:style-name="P252"><text:span text:style-name="T110">→ </text:span><text:span text:style-name="T38">$properties[‘</text:span><text:span text:style-name="T84">template</text:span><text:span text:style-name="T38">’] </text:span><text:span text:style-name="T110">reçoit</text:span><text:span text:style-name="T38"> $</text:span><text:span text:style-name="T84">template</text:span></text:p>
      <text:p text:style-name="P252"><text:span text:style-name="T110">→ sauvegarde des attributs de l’objet par la méthode</text:span><text:span text:style-name="T38"> $this→setProperties($properties)</text:span></text:p>
      <text:p text:style-name="P229"><text:tab/><text:tab/>→ retourne l’objet lui-même.</text:p>
      <text:p text:style-name="P229">→ si <text:span text:style-name="T16">$</text:span><text:span text:style-name="T56">template</text:span> <text:span text:style-name="T148">est vide ou ne correspond pas un fichier qui existe</text:span>, retourne la valeur <text:span text:style-name="T2">false</text:span>.</text:p>
      <text:p text:style-name="P210">get<text:span text:style-name="T150">Template</text:span>()</text:p>
      <text:p text:style-name="P134">→ récupération des ‘<text:span text:style-name="T38">properties</text:span>’ de l’objet via la méthode <text:span text:style-name="T38">getProperties()</text:span></text:p>
      <text:p text:style-name="P134">→ si la clé ‘<text:span text:style-name="T84">template</text:span>’ existe dans le tableau <text:span text:style-name="T38">$properties</text:span> : retourne <text:span text:style-name="T38">$properties[‘</text:span><text:span text:style-name="T84">template</text:span><text:span text:style-name="T38">’]</text:span></text:p>
      <text:p text:style-name="P229">→ si la clé ‘<text:span text:style-name="T56">template</text:span>’ n’existe pas, retourne la valeur <text:span text:style-name="T2">false</text:span>.</text:p>
      <text:h text:style-name="P343" text:outline-level="4"><text:soft-page-break/></text:h>
      <text:h text:style-name="P337" text:outline-level="4"><text:bookmark-start text:name="__RefHeading___Toc2201_2104859123"/>setObject($object) – getObject()<text:bookmark-end text:name="__RefHeading___Toc2201_2104859123"/></text:h>
      <text:p text:style-name="P93">L’attribut <text:span text:style-name="T38">object</text:span> stocke le nom proprement de la classe d’instanciation de l’objet en lettre minuscule <text:span text:style-name="T176">(camel case syntax)</text:span>. À la création de tout objet, la valeur contenue est fournie par le fichier spécifique de configuration de l’objet (ensemble des attributs spécifiques). Il est peut probable d’affecter cet attribut après instanciation de l’objet, mais la possibilité est laissée.</text:p>
      <text:h text:style-name="P348" text:outline-level="5"><text:bookmark-start text:name="__RefHeading___Toc2592_2079834871"/><text:span text:style-name="T144">Algorithme</text:span> des méthodes<text:bookmark-end text:name="__RefHeading___Toc2592_2079834871"/></text:h>
      <text:p text:style-name="P211">setObject($object)</text:p>
      <text:p text:style-name="P222">→ si <text:span text:style-name="T15">$</text:span><text:span text:style-name="T59">object</text:span> n’est pas vide</text:p>
      <text:p text:style-name="P222"><text:tab/><text:span text:style-name="T149">→ récupération des ‘</text:span><text:span text:style-name="T57">properties</text:span><text:span text:style-name="T149">’ de l’objet via la méthode </text:span><text:span text:style-name="T57">getProperties()</text:span></text:p>
      <text:p text:style-name="P43"><text:span text:style-name="T110"><text:tab/>→ </text:span><text:span text:style-name="T38">$properties[‘</text:span><text:span text:style-name="T85">object</text:span><text:span text:style-name="T38">’] </text:span><text:span text:style-name="T110">reçoit</text:span><text:span text:style-name="T38"> $</text:span><text:span text:style-name="T85">object</text:span></text:p>
      <text:p text:style-name="P43"><text:span text:style-name="T110"><text:tab/>→ sauvegarde des attributs de l’objet par la méthode</text:span><text:span text:style-name="T38"> $this→setProperties($properties)</text:span></text:p>
      <text:p text:style-name="P230"><text:tab/>→ retourne l’objet lui-même.</text:p>
      <text:p text:style-name="P230">→ si <text:span text:style-name="T16">$</text:span><text:span text:style-name="T59">object</text:span> <text:span text:style-name="T148">est vide</text:span>, retourne la valeur <text:span text:style-name="T2">false</text:span>.</text:p>
      <text:p text:style-name="P211">getObject()</text:p>
      <text:p text:style-name="P135">→ récupération des ‘<text:span text:style-name="T38">properties</text:span>’ de l’objet via la méthode <text:span text:style-name="T38">getProperties()</text:span></text:p>
      <text:p text:style-name="P135">→ si la clé ‘<text:span text:style-name="T85">object</text:span>’ existe dans le tableau <text:span text:style-name="T38">$properties</text:span> : retourne <text:span text:style-name="T38">$properties[‘</text:span><text:span text:style-name="T85">object</text:span><text:span text:style-name="T38">’]</text:span></text:p>
      <text:p text:style-name="P230">→ si la clé ‘<text:span text:style-name="T59">object</text:span>’ n’existe pas, retourne la valeur <text:span text:style-name="T2">false</text:span>.</text:p>
      <text:h text:style-name="P337" text:outline-level="4"><text:bookmark-start text:name="__RefHeading___Toc2890_3340177762"/>setTypeObj($typeObj) – getTypeObj()<text:bookmark-end text:name="__RefHeading___Toc2890_3340177762"/></text:h>
      <text:p text:style-name="P283">L’attribut <text:span text:style-name="T38">typeObj</text:span> sert à indiquer de quel type d’objet le présent objet est étendu. Le libellé est donnée en minuscule <text:span text:style-name="T176">(camel case syntax)</text:span>.</text:p>
      <text:p text:style-name="P266">À la création de tout objet, la valeur contenue est fournie par le fichier spécifique de configuration de l’objet (ensemble des attributs spécifiques). Il est peut probable d’affecter cet attribut après instanciation de l’objet, mais la possibilité est laissée.</text:p>
      <text:h text:style-name="P349" text:outline-level="5"><text:bookmark-start text:name="__RefHeading___Toc2594_2079834871"/><text:span text:style-name="T144">Algorithme</text:span> des méthodes<text:bookmark-end text:name="__RefHeading___Toc2594_2079834871"/></text:h>
      <text:p text:style-name="P212">set<text:span text:style-name="T151">Typ</text:span>Obj($<text:span text:style-name="T151">typeO</text:span>bj)</text:p>
      <text:p text:style-name="P223">→ si <text:span text:style-name="T15">$</text:span><text:span text:style-name="T17">typeO</text:span><text:span text:style-name="T59">bj </text:span>n’est pas vide</text:p>
      <text:p text:style-name="P223"><text:tab/><text:span text:style-name="T149">→ récupération des ‘</text:span><text:span text:style-name="T57">properties</text:span><text:span text:style-name="T149">’ de l’objet via la méthode </text:span><text:span text:style-name="T57">getProperties()</text:span></text:p>
      <text:p text:style-name="P44"><text:span text:style-name="T110"><text:tab/>→ </text:span><text:span text:style-name="T38">$properties[‘</text:span><text:span text:style-name="T86">typeObj</text:span><text:span text:style-name="T38">’] </text:span><text:span text:style-name="T110">reçoit</text:span><text:span text:style-name="T38"> $</text:span><text:span text:style-name="T86">typeObj</text:span></text:p>
      <text:p text:style-name="P44"><text:span text:style-name="T110"><text:tab/>→ sauvegarde des attributs de l’objet par la méthode</text:span><text:span text:style-name="T38"> $this→setProperties($properties)</text:span></text:p>
      <text:p text:style-name="P231"><text:tab/>→ retourne l’objet lui-même.</text:p>
      <text:p text:style-name="P231">→ si <text:span text:style-name="T16">$</text:span><text:span text:style-name="T59">object</text:span> <text:span text:style-name="T148">est vide</text:span>, retourne la valeur <text:span text:style-name="T2">false</text:span>.</text:p>
      <text:p text:style-name="P212">get<text:span text:style-name="T151">Type</text:span>Obj()</text:p>
      <text:p text:style-name="P136">→ récupération des ‘<text:span text:style-name="T38">properties</text:span>’ de l’objet via la méthode <text:span text:style-name="T38">getProperties()</text:span></text:p>
      <text:p text:style-name="P136">→ si la clé ‘<text:span text:style-name="T86">typeO</text:span><text:span text:style-name="T85">bj</text:span>’ existe dans le tableau <text:span text:style-name="T38">$properties</text:span> : retourne <text:span text:style-name="T38">$properties[‘</text:span><text:span text:style-name="T86">typeO</text:span><text:span text:style-name="T85">bj</text:span><text:span text:style-name="T38">’]</text:span></text:p>
      <text:p text:style-name="P231">→ si la clé ‘<text:span text:style-name="T60">typeO</text:span><text:span text:style-name="T59">bj</text:span>’ n’existe pas, retourne la valeur <text:span text:style-name="T2">false</text:span>.</text:p>
      <text:h text:style-name="P340" text:outline-level="4"><text:bookmark-start text:name="__RefHeading___Toc1281_4267579534"/>getLastAccess()<text:bookmark-end text:name="__RefHeading___Toc1281_4267579534"/></text:h>
      <text:p text:style-name="P94">L’attribut <text:span text:style-name="T38">lastAccess</text:span> contient l’horodatage du dernier accès à l’objet en lecture ou écriture. Cette donnée permet d’éviter le recours au conteneur de session pour avoir centaines valeurs d’attributs <text:soft-page-break/>sauvegardés dans l’objet. On parle ici des attributs : <text:span text:style-name="T38">id</text:span>, <text:span text:style-name="T38">name</text:span>, <text:span text:style-name="T38">properties</text:span>, <text:span text:style-name="T38">form</text:span> et <text:span text:style-name="T38">lastAccess</text:span> lui-même.</text:p>
      <text:p text:style-name="P94">De fait cet attribut ne peut être accessible qu’en lecture. l’écriture sera assurée par les méthodes <text:span text:style-name="T38">setProperties($properties)</text:span> et <text:span text:style-name="T38">getProperties()</text:span>.</text:p>
      <text:h text:style-name="P349" text:outline-level="5"><text:bookmark-start text:name="__RefHeading___Toc2596_2079834871"/><text:span text:style-name="T144">Algorithme</text:span> de <text:span text:style-name="T151">la</text:span> méthode<text:bookmark-end text:name="__RefHeading___Toc2596_2079834871"/></text:h>
      <text:p text:style-name="P212"><text:span text:style-name="T151">g</text:span>et<text:span text:style-name="T151">LastAccess</text:span>()</text:p>
      <text:p text:style-name="P243"><text:span text:style-name="T124">→</text:span><text:span text:style-name="T125"> </text:span><text:span text:style-name="T149">récupération </text:span><text:span text:style-name="T120">de l’attribut </text:span><text:span text:style-name="T60">lassAccess</text:span><text:span text:style-name="T120">, retourné en valeur</text:span></text:p>
      <text:h text:style-name="Heading_20_4" text:outline-level="4"><text:bookmark-start text:name="__RefHeading___Toc2530_2079834871"/>setClasses($classes), addClass($class), removeClass($class), getClasses()<text:bookmark-end text:name="__RefHeading___Toc2530_2079834871"/></text:h>
      <text:p text:style-name="P94">Sur un objet, on peut avoir à appliquer des présentations (feuille de style – <text:span text:style-name="T2">CSS</text:span>) au travers de classes <text:span text:style-name="T2">CSS</text:span>. Cette application sera globale à l’objet, c’est pour cela que l’attribut <text:span text:style-name="T38">classes</text:span> a été créé.</text:p>
      <text:p text:style-name="P94">Pour plus de facilité cet attribut sera une chaîne de caractères contenant le nom des classes de présentation séparées par un espace à chaque fois. Comme le besoin est de pouvoir gérer des classes de présentation , il faut avoir les capacités d’ajouter, retirer, lire et initialiser cet attribut.</text:p>
      <text:h text:style-name="P349" text:outline-level="5"><text:bookmark-start text:name="__RefHeading___Toc2598_2079834871"/><text:span text:style-name="T144">Algorithme</text:span> des méthodes<text:bookmark-end text:name="__RefHeading___Toc2598_2079834871"/></text:h>
      <text:p text:style-name="P215">setClasses($classes)</text:p>
      <text:p text:style-name="P223">→ si <text:span text:style-name="T15">$</text:span><text:span text:style-name="T17">classes</text:span><text:span text:style-name="T59"> </text:span>n’est pas vide</text:p>
      <text:p text:style-name="P223"><text:tab/>→<text:span text:style-name="T151"> si </text:span><text:span text:style-name="T60">$classes</text:span><text:span text:style-name="T151"> est un tableau : </text:span><text:span text:style-name="T60">$classes</text:span><text:span text:style-name="T151"> ← </text:span><text:span text:style-name="T36">implode(‘ ‘, </text:span><text:span text:style-name="T60">$classes</text:span><text:span text:style-name="T36">)</text:span></text:p>
      <text:p text:style-name="P223"><text:tab/>→<text:span text:style-name="T151"> si </text:span><text:span text:style-name="T60">$classes</text:span><text:span text:style-name="T151"> est une chaîne de caractères</text:span></text:p>
      <text:p text:style-name="P223"><text:tab/><text:tab/><text:span text:style-name="T149">→ récupération des ‘</text:span><text:span text:style-name="T57">properties</text:span><text:span text:style-name="T149">’ de l’objet via la méthode </text:span><text:span text:style-name="T57">getProperties()</text:span></text:p>
      <text:p text:style-name="P44"><text:span text:style-name="T110"><text:tab/><text:tab/>→ </text:span><text:span text:style-name="T38">$properties[‘</text:span><text:span text:style-name="T86">typeObj</text:span><text:span text:style-name="T38">’] </text:span><text:span text:style-name="T110">reçoit</text:span><text:span text:style-name="T38"> $</text:span><text:span text:style-name="T86">typeObj</text:span></text:p>
      <text:p text:style-name="P248"><text:span text:style-name="T110">→ sauvegarde des attributs de l’objet par la méthode</text:span><text:span text:style-name="T38"> $this→setProperties($properties)</text:span></text:p>
      <text:p text:style-name="P231"><text:tab/><text:tab/>→ retourne l’objet lui-même.</text:p>
      <text:p text:style-name="P231">→ si <text:span text:style-name="T15">$</text:span><text:span text:style-name="T17">classes</text:span> <text:span text:style-name="T148">est vide</text:span>, retourne la valeur <text:span text:style-name="T2">false</text:span>.</text:p>
      <text:p text:style-name="P215">addClass($class)</text:p>
      <text:p text:style-name="P223">→ si <text:span text:style-name="T15">$</text:span><text:span text:style-name="T17">class</text:span><text:span text:style-name="T59"> </text:span>n’est pas vide</text:p>
      <text:p text:style-name="P223"><text:tab/><text:span text:style-name="T149">→ récupération des ‘</text:span><text:span text:style-name="T57">properties</text:span><text:span text:style-name="T149">’ de l’objet via la méthode </text:span><text:span text:style-name="T57">getProperties()</text:span></text:p>
      <text:p text:style-name="P39"><text:tab/>→ <text:span text:style-name="T151">récupération de</text:span> <text:span text:style-name="T38">$properties[‘</text:span><text:span text:style-name="T60">classes</text:span><text:span text:style-name="T38">’] </text:span><text:span text:style-name="T151">dans</text:span> <text:span text:style-name="T38">$</text:span><text:span text:style-name="T60">classes</text:span></text:p>
      <text:p text:style-name="P39"><text:span text:style-name="T151"><text:tab/>→ si </text:span><text:span text:style-name="T60">$class</text:span><text:span text:style-name="T151"> n’est pas contenu dans </text:span><text:span text:style-name="T60">$classes</text:span></text:p>
      <text:p text:style-name="P42"><text:tab/><text:tab/>→ ajout de <text:span text:style-name="T38">$class</text:span><text:span text:style-name="T2"> </text:span>dans <text:span text:style-name="T38">$classes</text:span></text:p>
      <text:p text:style-name="P42"><text:tab/><text:tab/>→ <text:span text:style-name="T38">$properties[‘classes’]</text:span> reçoit <text:span text:style-name="T38">$classes</text:span></text:p>
      <text:p text:style-name="P248"><text:span text:style-name="T110">→ sauvegarde des attributs de l’objet par la méthode</text:span><text:span text:style-name="T38"> $this→setProperties($properties)</text:span></text:p>
      <text:p text:style-name="P52"><text:tab/><text:tab/>→ retourne l’objet lui-même.</text:p>
      <text:p text:style-name="P231">→ si <text:span text:style-name="T15">$</text:span><text:span text:style-name="T17">class</text:span> <text:span text:style-name="T148">est vide ou existe déjà dans l’attribut </text:span><text:span text:style-name="T56">classes</text:span>, retourne la valeur <text:span text:style-name="T2">false</text:span>.</text:p>
      <text:p text:style-name="P215">removeClass($class)</text:p>
      <text:p text:style-name="P223">→ si <text:span text:style-name="T15">$</text:span><text:span text:style-name="T17">class</text:span><text:span text:style-name="T59"> </text:span>n’est pas vide</text:p>
      <text:p text:style-name="P223"><text:tab/><text:span text:style-name="T149">→ récupération des ‘</text:span><text:span text:style-name="T57">properties</text:span><text:span text:style-name="T149">’ de l’objet via la méthode </text:span><text:span text:style-name="T57">getProperties()</text:span></text:p>
      <text:p text:style-name="P39"><text:tab/>→ <text:span text:style-name="T151">récupération de</text:span> <text:span text:style-name="T38">$properties[‘</text:span><text:span text:style-name="T60">classes</text:span><text:span text:style-name="T38">’] </text:span><text:span text:style-name="T151">dans</text:span> <text:span text:style-name="T38">$</text:span><text:span text:style-name="T60">classes</text:span></text:p>
      <text:p text:style-name="P39"><text:soft-page-break/><text:span text:style-name="T151"><text:tab/>→ si </text:span><text:span text:style-name="T60">$class</text:span><text:span text:style-name="T151"> est contenu dans </text:span><text:span text:style-name="T60">$classes</text:span></text:p>
      <text:p text:style-name="P42"><text:tab/><text:tab/>→ suppression de <text:span text:style-name="T38">$class</text:span><text:span text:style-name="T2"> </text:span>dans <text:span text:style-name="T38">$classes</text:span></text:p>
      <text:p text:style-name="P42"><text:tab/><text:tab/>→ <text:span text:style-name="T38">$properties[‘classes’]</text:span> reçoit <text:span text:style-name="T38">$classes</text:span></text:p>
      <text:p text:style-name="P248"><text:span text:style-name="T110">→ sauvegarde des attributs de l’objet par la méthode</text:span><text:span text:style-name="T38"> $this→setProperties($properties)</text:span></text:p>
      <text:p text:style-name="P52"><text:tab/><text:tab/>→ retourne l’objet lui-même.</text:p>
      <text:p text:style-name="P231">→ si <text:span text:style-name="T15">$</text:span><text:span text:style-name="T17">class</text:span> <text:span text:style-name="T148">est vide ou n’existe pas dans l’attribut </text:span><text:span text:style-name="T56">classes</text:span>, retourne la valeur <text:span text:style-name="T2">false</text:span>.</text:p>
      <text:p text:style-name="P215">getClasses()</text:p>
      <text:p text:style-name="P136">→ récupération des ‘<text:span text:style-name="T38">properties</text:span>’ de l’objet via la méthode <text:span text:style-name="T38">getProperties()</text:span></text:p>
      <text:p text:style-name="P136">→ si la clé ‘<text:span text:style-name="T86">classes</text:span>’ existe dans le tableau <text:span text:style-name="T38">$properties</text:span> : retourne <text:span text:style-name="T38">$properties[‘</text:span><text:span text:style-name="T86">classes</text:span><text:span text:style-name="T38">’]</text:span></text:p>
      <text:p text:style-name="P231">→ si la clé ‘<text:span text:style-name="T60">classes</text:span>’ n’existe pas, retourne la valeur <text:span text:style-name="T2">false</text:span>.</text:p>
      <text:h text:style-name="P329" text:outline-level="3"><text:bookmark-start text:name="__RefHeading___Toc2894_3340177762"/>Gestion des ressources JavaScript et feuille de style<text:bookmark-end text:name="__RefHeading___Toc2894_3340177762"/></text:h>
      <text:p text:style-name="P95">La gestion des ressources utiles au bon fonctionnement de l’objet se fera généralement au niveau de fichier spécifique de configuration des attributs de l’objet. Il sera rare de devoir ajouter, comme activer – désactiver l’utilisation de ressources.</text:p>
      <text:p text:style-name="P95">En premier lieu, l’attribut <text:span text:style-name="T38">resource</text:span><text:span text:style-name="T77">s</text:span> contiendra au moins 2 tableaux ayant comme clé d’accès <text:span text:style-name="T38">css</text:span> et <text:span text:style-name="T38">js</text:span>. Chacun d’eux sera formé d’occurrence avec comme clé le nom du fichier, et valeur le chemin total d’accès au fichier à partir du répertoire public de votre projet. De cette remarque découle <text:span text:style-name="T176">l</text:span>a présence de lien symbolique vers certains répertoires dans les modules de votre projet.</text:p>
      <text:h text:style-name="P341" text:outline-level="4"><text:bookmark-start text:name="__RefHeading___Toc3112_284258370"/>Gestion des fich<text:span text:style-name="T153">i</text:span>ers feuilles de style :<text:bookmark-end text:name="__RefHeading___Toc3112_284258370"/></text:h>
      <text:p text:style-name="P95">On va gérer le contenu du tableau ayant comme clé d’accès <text:span text:style-name="T38">css</text:span>. En partant du principe que l’on doit avoir le maximum de possibilité d’agir, on aura les méthodes suivantes :</text:p>
      <text:list xml:id="list1896268974421396180" text:style-name="L9">
        <text:list-item>
          <text:p text:style-name="P292"><text:bookmark-start text:name="__DdeLink__3238_284258370"/><text:span text:style-name="T38">addCssFile($nameFile, $pathFile)</text:span><text:bookmark-end text:name="__DdeLink__3238_284258370"/> pour ajouter une ressource,</text:p>
        </text:list-item>
        <text:list-item>
          <text:p text:style-name="P292"><text:bookmark-start text:name="__DdeLink__3240_284258370"/><text:span text:style-name="T38">removeCssFile($nameFile)</text:span><text:bookmark-end text:name="__DdeLink__3240_284258370"/> pour enlever une référence dans le tableau <text:span text:style-name="T38">css</text:span>,</text:p>
        </text:list-item>
        <text:list-item>
          <text:p text:style-name="P292"><text:bookmark-start text:name="__DdeLink__3242_284258370"/><text:span text:style-name="T38">getPathCssFile($nameFile)</text:span><text:bookmark-end text:name="__DdeLink__3242_284258370"/> pour obtenir le chemin complet d’accès au fichier,</text:p>
        </text:list-item>
        <text:list-item>
          <text:p text:style-name="P292"><text:bookmark-start text:name="__DdeLink__3244_284258370"/><text:span text:style-name="T38">enaCssFile($nameFile)</text:span><text:bookmark-end text:name="__DdeLink__3244_284258370"/> pour activer l’utilisation d’un fichier de feuilles style,</text:p>
        </text:list-item>
        <text:list-item>
          <text:p text:style-name="P292"><text:span text:style-name="T38">disCssFile($nameFile)</text:span> pour désactiver l’utilisation d’un fichier feuille de style, sans l’enlever du tableau <text:span text:style-name="T38">css</text:span>.</text:p>
        </text:list-item>
        <text:list-item>
          <text:p text:style-name="P276"><text:bookmark-start text:name="__DdeLink__3246_284258370"/><text:span text:style-name="T38">getCssFileStatus($nameFile)</text:span><text:bookmark-end text:name="__DdeLink__3246_284258370"/> précise si le fichier de feuille de style est activé ou non.</text:p>
        </text:list-item>
      </text:list>
      <text:h text:style-name="P350" text:outline-level="5"><text:bookmark-start text:name="__RefHeading___Toc3114_284258370"/><text:span text:style-name="T144">Algorithme</text:span> des méthodes<text:bookmark-end text:name="__RefHeading___Toc3114_284258370"/></text:h>
      <text:p text:style-name="P144">addCssFile($nameFile, $pathFile)</text:p>
      <text:p text:style-name="P224">→ si <text:span text:style-name="T15">$</text:span><text:span text:style-name="T18">nameFile</text:span><text:span text:style-name="T154"> et </text:span><text:span text:style-name="T61">$pathFile </text:span>n<text:span text:style-name="T153">e sont</text:span> pas vide</text:p>
      <text:p text:style-name="P224"><text:tab/>→<text:span text:style-name="T153"> si </text:span><text:span text:style-name="T61">$pathFile</text:span><text:span text:style-name="T153"> point sur un fichier qui existe</text:span></text:p>
      <text:p text:style-name="P224"><text:tab/><text:tab/><text:span text:style-name="T149">→ récupération des ‘</text:span><text:span text:style-name="T57">properties</text:span><text:span text:style-name="T149">’ de l’objet via la méthode </text:span><text:span text:style-name="T57">getProperties()</text:span></text:p>
      <text:p text:style-name="P254"><text:span text:style-name="T149">→ si la clé </text:span><text:span text:style-name="T61">resources</text:span><text:span text:style-name="T153"> n’existe pas dans </text:span><text:span text:style-name="T61">$properties</text:span></text:p>
      <text:p text:style-name="P255"><text:span text:style-name="T61"><text:tab/></text:span><text:span text:style-name="T153">→ </text:span><text:span text:style-name="T61">$properties[‘resources] ← []</text:span></text:p>
      <text:p text:style-name="P257">→ $resources ← $properties[‘resources’]</text:p>
      <text:p text:style-name="P255"><text:span text:style-name="T153">→ si la clé </text:span><text:span text:style-name="T61">css</text:span><text:span text:style-name="T153"> n’existe pas dans </text:span><text:span text:style-name="T61">$resources</text:span></text:p>
      <text:p text:style-name="P256"><text:span text:style-name="T61"><text:tab/></text:span><text:span text:style-name="T153">→ </text:span><text:span text:style-name="T61">$resources[‘css’] ← []</text:span></text:p>
      <text:p text:style-name="P256"><text:span text:style-name="T61"><text:tab/></text:span><text:span text:style-name="T153">→ </text:span><text:span text:style-name="T61">$resources[‘css’]</text:span><text:span text:style-name="T67">[‘enable’]</text:span><text:span text:style-name="T61"> ← []</text:span></text:p>
      <text:p text:style-name="P256"><text:soft-page-break/><text:span text:style-name="T153">→ </text:span><text:span text:style-name="T61">$resources[’css’][$nameFile] ← $pathFile</text:span></text:p>
      <text:p text:style-name="P307"><text:span text:style-name="T153">→ </text:span><text:span text:style-name="T64">$resources[‘css’][‘enable’]</text:span><text:span text:style-name="T77">[]</text:span><text:span text:style-name="T156"> reçoit la valeur </text:span><text:span text:style-name="T64">$nameFile</text:span></text:p>
      <text:p text:style-name="P255"><text:span text:style-name="T153">→ </text:span><text:span text:style-name="T61">$prope</text:span><text:span text:style-name="T62">rties[‘resources’] ← $resources</text:span></text:p>
      <text:p text:style-name="P249"><text:span text:style-name="T110">→ sauvegarde des attributs de l’objet par la méthode</text:span><text:span text:style-name="T38"> $this→setProperties($properties)</text:span></text:p>
      <text:p text:style-name="P53"><text:span text:style-name="T62"><text:tab/><text:tab/></text:span><text:span text:style-name="T155">→ retourne l’objet lui-même.</text:span></text:p>
      <text:p text:style-name="P232">→ si <text:span text:style-name="T15">$</text:span><text:span text:style-name="T18">nameFile</text:span><text:span text:style-name="T154"> ou </text:span><text:span text:style-name="T61">$pathFile</text:span> <text:span text:style-name="T153">sont vides ou que </text:span>n’existe pas <text:span text:style-name="T153">le fichier nommé</text:span>, retourne la valeur <text:span text:style-name="T2">false</text:span>.</text:p>
      <text:p text:style-name="P144">removeCssFile($nameFile)</text:p>
      <text:p text:style-name="P225">→ si <text:span text:style-name="T15">$</text:span><text:span text:style-name="T18">nameFile</text:span><text:span text:style-name="T154"> </text:span>n’<text:span text:style-name="T153">est</text:span> pas vide</text:p>
      <text:p text:style-name="P233"><text:span text:style-name="T145"><text:tab/></text:span>→ récupération des ‘<text:span text:style-name="T38">properties</text:span>’ de l’objet via la méthode <text:span text:style-name="T38">getProperties(</text:span><text:span text:style-name="T62">)</text:span></text:p>
      <text:p text:style-name="P233"><text:span text:style-name="T62"><text:tab/></text:span><text:span text:style-name="T155">→ si la clé </text:span><text:span text:style-name="T62">resources</text:span><text:span text:style-name="T155"> existe dans </text:span><text:span text:style-name="T62">$properties</text:span></text:p>
      <text:p text:style-name="P233"><text:span text:style-name="T62"><text:tab/><text:tab/></text:span><text:span text:style-name="T155">→ </text:span><text:span text:style-name="T62">$resources</text:span><text:span text:style-name="T155"> reçoit </text:span><text:span text:style-name="T62">$properties[‘resources’]</text:span></text:p>
      <text:p text:style-name="P233"><text:span text:style-name="T62"><text:tab/><text:tab/></text:span><text:span text:style-name="T155">→ si la clé </text:span><text:span text:style-name="T62">css</text:span><text:span text:style-name="T155"> existe dans </text:span><text:span text:style-name="T62">$resources</text:span></text:p>
      <text:p text:style-name="P233"><text:span text:style-name="T62"><text:tab/><text:tab/><text:tab/></text:span><text:span text:style-name="T155">→ </text:span><text:span text:style-name="T62">$css</text:span><text:span text:style-name="T155"> reçoit </text:span><text:span text:style-name="T62">$resources[‘css‘]</text:span></text:p>
      <text:p text:style-name="P233"><text:span text:style-name="T62"><text:tab/><text:tab/><text:tab/></text:span><text:span text:style-name="T155">→ si la clé </text:span><text:span text:style-name="T62">$nameFile</text:span><text:span text:style-name="T155"> existe dans </text:span><text:span text:style-name="T62">$css</text:span></text:p>
      <text:p text:style-name="P235"><text:span text:style-name="T62"><text:tab/><text:tab/><text:tab/><text:tab/></text:span><text:span text:style-name="T155">→ suppression de l’occurrence </text:span><text:span text:style-name="T62">$nameFile</text:span><text:span text:style-name="T155"> dans </text:span><text:span text:style-name="T62">$css</text:span></text:p>
      <text:p text:style-name="P183"><text:span text:style-name="T155">→ suppression de l’occurrence de valeur </text:span><text:span text:style-name="T62">$nameFile</text:span><text:span text:style-name="T155"> dans le tableau </text:span><text:span text:style-name="T62">$css</text:span><text:span text:style-name="T64">[‘enable’]</text:span></text:p>
      <text:p text:style-name="P235"><text:span text:style-name="T62"><text:tab/><text:tab/><text:tab/><text:tab/></text:span><text:span text:style-name="T155">→ </text:span><text:span text:style-name="T62">$resources[‘css’] = $css</text:span></text:p>
      <text:p text:style-name="P233"><text:span text:style-name="T62"><text:tab/><text:tab/><text:tab/><text:tab/></text:span><text:span text:style-name="T155">→ </text:span><text:span text:style-name="T62">$properties[‘resource’] = $resources</text:span></text:p>
      <text:p text:style-name="P180"><text:span text:style-name="T110">→ sauvegarde des attributs de l’objet par la méthode</text:span><text:span text:style-name="T38"> $this→setProperties($properties)</text:span></text:p>
      <text:p text:style-name="P184">→ retourne l’objet lui-même.</text:p>
      <text:p text:style-name="P233">→ si <text:span text:style-name="T15">$</text:span><text:span text:style-name="T18">nameFile</text:span><text:span text:style-name="T154"> est vide ou que </text:span>n’existe pas <text:span text:style-name="T155">clé à ce nom dans le tableau </text:span><text:span text:style-name="T19">css</text:span>, retourne la valeur <text:span text:style-name="T2">false</text:span>.</text:p>
      <text:p text:style-name="P145">getPathCssFile($nameFile)</text:p>
      <text:p text:style-name="P225">→ si <text:span text:style-name="T15">$</text:span><text:span text:style-name="T18">nameFile</text:span><text:span text:style-name="T154"> </text:span>n’<text:span text:style-name="T153">est</text:span> pas vide</text:p>
      <text:p text:style-name="P234"><text:span text:style-name="T145"><text:tab/></text:span>→ récupération des ‘<text:span text:style-name="T38">properties</text:span>’ de l’objet via la méthode <text:span text:style-name="T38">getProperties(</text:span><text:span text:style-name="T62">)</text:span></text:p>
      <text:p text:style-name="P234"><text:span text:style-name="T62"><text:tab/></text:span><text:span text:style-name="T155">→ si la clé </text:span><text:span text:style-name="T62">resources</text:span><text:span text:style-name="T155"> existe dans </text:span><text:span text:style-name="T62">$properties</text:span></text:p>
      <text:p text:style-name="P234"><text:span text:style-name="T62"><text:tab/><text:tab/></text:span><text:span text:style-name="T155">→ </text:span><text:span text:style-name="T62">$resources</text:span><text:span text:style-name="T155"> reçoit </text:span><text:span text:style-name="T62">$properties[‘resources’]</text:span></text:p>
      <text:p text:style-name="P234"><text:span text:style-name="T62"><text:tab/><text:tab/></text:span><text:span text:style-name="T155">→ si la clé </text:span><text:span text:style-name="T62">css</text:span><text:span text:style-name="T155"> existe dans </text:span><text:span text:style-name="T62">$resources</text:span></text:p>
      <text:p text:style-name="P234"><text:span text:style-name="T62"><text:tab/><text:tab/><text:tab/></text:span><text:span text:style-name="T155">→ </text:span><text:span text:style-name="T62">$css</text:span><text:span text:style-name="T155"> reçoit </text:span><text:span text:style-name="T62">$resources[‘css‘]</text:span></text:p>
      <text:p text:style-name="P234"><text:span text:style-name="T62"><text:tab/><text:tab/><text:tab/></text:span><text:span text:style-name="T155">→ si la clé </text:span><text:span text:style-name="T62">$nameFile</text:span><text:span text:style-name="T155"> existe dans </text:span><text:span text:style-name="T62">$css</text:span></text:p>
      <text:p text:style-name="P234"><text:span text:style-name="T62"><text:tab/><text:tab/><text:tab/><text:tab/></text:span><text:span text:style-name="T155">→ retourne la valeur </text:span><text:span text:style-name="T63">$css[$nameFile]</text:span></text:p>
      <text:p text:style-name="P234">→ si <text:span text:style-name="T15">$</text:span><text:span text:style-name="T18">nameFile</text:span><text:span text:style-name="T154"> est vide ou que </text:span>n’existe pas <text:span text:style-name="T155">clé à ce nom dans le tableau </text:span><text:span text:style-name="T19">css</text:span>, retourne la valeur <text:span text:style-name="T2">false</text:span>.</text:p>
      <text:p text:style-name="P145">enaCssFile($nameFile)</text:p>
      <text:p text:style-name="P225">→ si <text:span text:style-name="T15">$</text:span><text:span text:style-name="T18">nameFile</text:span><text:span text:style-name="T154"> </text:span>n’<text:span text:style-name="T153">est</text:span> pas vide</text:p>
      <text:p text:style-name="P235"><text:span text:style-name="T145"><text:tab/></text:span>→ récupération des ‘<text:span text:style-name="T38">properties</text:span>’ de l’objet via la méthode <text:span text:style-name="T38">getProperties(</text:span><text:span text:style-name="T62">)</text:span></text:p>
      <text:p text:style-name="P235"><text:span text:style-name="T62"><text:tab/></text:span><text:span text:style-name="T155">→ si la clé </text:span><text:span text:style-name="T62">resources</text:span><text:span text:style-name="T155"> existe dans </text:span><text:span text:style-name="T62">$properties</text:span></text:p>
      <text:p text:style-name="P235"><text:span text:style-name="T62"><text:tab/><text:tab/></text:span><text:span text:style-name="T155">→ </text:span><text:span text:style-name="T62">$resources</text:span><text:span text:style-name="T155"> reçoit </text:span><text:span text:style-name="T62">$properties[‘resources’]</text:span></text:p>
      <text:p text:style-name="P235"><text:soft-page-break/><text:span text:style-name="T62"><text:tab/><text:tab/></text:span><text:span text:style-name="T155">→ si la clé </text:span><text:span text:style-name="T62">css</text:span><text:span text:style-name="T155"> existe dans </text:span><text:span text:style-name="T62">$resources</text:span></text:p>
      <text:p text:style-name="P261"><text:span text:style-name="T157">→ si la valeur </text:span><text:span text:style-name="T65">$nameFile</text:span><text:span text:style-name="T157"> n’est pas une occurrence du tableau </text:span><text:span text:style-name="T66">$css[‘enable’]</text:span></text:p>
      <text:p text:style-name="P262"><text:span text:style-name="T66"><text:tab/></text:span><text:span text:style-name="T158">→ ajout au tableau </text:span><text:span text:style-name="T66">$css[‘enable’]</text:span><text:span text:style-name="T37"> de l’occurrence </text:span><text:span text:style-name="T66">[$nameFile]</text:span></text:p>
      <text:p text:style-name="P246"><text:span text:style-name="T62"><text:tab/><text:tab/><text:tab/><text:tab/></text:span><text:span text:style-name="T155">→ </text:span><text:span text:style-name="T62">$resources[‘css’] = $css</text:span></text:p>
      <text:p text:style-name="P236"><text:span text:style-name="T62"><text:tab/><text:tab/><text:tab/><text:tab/></text:span><text:span text:style-name="T155">→ </text:span><text:span text:style-name="T62">$properties[‘resource’] = $resources</text:span></text:p>
      <text:p text:style-name="P181"><text:span text:style-name="T110">→ sauvegarde des attributs de l’objet par la méthode</text:span><text:span text:style-name="T38"> $this→setProperties($properties)</text:span></text:p>
      <text:p text:style-name="P185">→ retourne l’objet lui-même.</text:p>
      <text:p text:style-name="P235">→ si <text:span text:style-name="T15">$</text:span><text:span text:style-name="T18">nameFile</text:span><text:span text:style-name="T154"> est vide ou que </text:span>n’existe pas <text:span text:style-name="T155">clé à ce nom dans le tableau </text:span><text:span text:style-name="T19">css</text:span>, retourne la valeur <text:span text:style-name="T2">false</text:span>.</text:p>
      <text:p text:style-name="P146">disCssFile($nameFile)</text:p>
      <text:p text:style-name="P226">→ si <text:span text:style-name="T15">$</text:span><text:span text:style-name="T18">nameFile</text:span><text:span text:style-name="T154"> </text:span>n’<text:span text:style-name="T153">est</text:span> pas vide</text:p>
      <text:p text:style-name="P235"><text:span text:style-name="T145"><text:tab/></text:span>→ récupération des ‘<text:span text:style-name="T38">properties</text:span>’ de l’objet via la méthode <text:span text:style-name="T38">getProperties(</text:span><text:span text:style-name="T62">)</text:span></text:p>
      <text:p text:style-name="P235"><text:span text:style-name="T62"><text:tab/></text:span><text:span text:style-name="T155">→ si la clé </text:span><text:span text:style-name="T62">resources</text:span><text:span text:style-name="T155"> existe dans </text:span><text:span text:style-name="T62">$properties</text:span></text:p>
      <text:p text:style-name="P235"><text:span text:style-name="T62"><text:tab/><text:tab/></text:span><text:span text:style-name="T155">→ </text:span><text:span text:style-name="T62">$resources</text:span><text:span text:style-name="T155"> reçoit </text:span><text:span text:style-name="T62">$properties[‘resources’]</text:span></text:p>
      <text:p text:style-name="P235"><text:span text:style-name="T62"><text:tab/><text:tab/></text:span><text:span text:style-name="T155">→ si la clé </text:span><text:span text:style-name="T62">css</text:span><text:span text:style-name="T155"> existe dans </text:span><text:span text:style-name="T62">$resources</text:span></text:p>
      <text:p text:style-name="P260"><text:span text:style-name="T157">→ si la valeur </text:span><text:span text:style-name="T65">$nameFile</text:span><text:span text:style-name="T157"> est une occurrence du tableau </text:span><text:span text:style-name="T66">$css[‘enable’]</text:span></text:p>
      <text:p text:style-name="P262"><text:span text:style-name="T66"><text:tab/></text:span><text:span text:style-name="T158">→ suppression au tableau </text:span><text:span text:style-name="T66">$css[‘enable’]</text:span><text:span text:style-name="T37"> de l’occurrence </text:span><text:span text:style-name="T66">[$nameFile]</text:span></text:p>
      <text:p text:style-name="P246"><text:span text:style-name="T62"><text:tab/><text:tab/><text:tab/><text:tab/></text:span><text:span text:style-name="T155">→ </text:span><text:span text:style-name="T62">$resources[‘css’] = $css</text:span></text:p>
      <text:p text:style-name="P236"><text:span text:style-name="T62"><text:tab/><text:tab/><text:tab/><text:tab/></text:span><text:span text:style-name="T155">→ </text:span><text:span text:style-name="T62">$properties[‘resource’] = $resources</text:span></text:p>
      <text:p text:style-name="P181"><text:span text:style-name="T110">→ sauvegarde des attributs de l’objet par la méthode</text:span><text:span text:style-name="T38"> $this→setProperties($properties)</text:span></text:p>
      <text:p text:style-name="P186">→ retourne l’objet lui-même.</text:p>
      <text:p text:style-name="P235">→ si <text:span text:style-name="T15">$</text:span><text:span text:style-name="T18">nameFile</text:span><text:span text:style-name="T154"> est vide ou que </text:span>n’existe pas <text:span text:style-name="T155">clé à ce nom dans le tableau </text:span><text:span text:style-name="T19">css</text:span>, retourne la valeur <text:span text:style-name="T2">false</text:span>.</text:p>
      <text:p text:style-name="P146"><text:span text:style-name="T156">get</text:span>CssFile<text:span text:style-name="T156">Status</text:span>($nameFile)</text:p>
      <text:p text:style-name="P226">→ si <text:span text:style-name="T15">$</text:span><text:span text:style-name="T18">nameFile</text:span><text:span text:style-name="T154"> </text:span>n’<text:span text:style-name="T153">est</text:span> pas vide</text:p>
      <text:p text:style-name="P235"><text:span text:style-name="T145"><text:tab/></text:span>→ récupération des ‘<text:span text:style-name="T38">properties</text:span>’ de l’objet via la méthode <text:span text:style-name="T38">getProperties(</text:span><text:span text:style-name="T62">)</text:span></text:p>
      <text:p text:style-name="P235"><text:span text:style-name="T62"><text:tab/></text:span><text:span text:style-name="T155">→ si la clé </text:span><text:span text:style-name="T62">resources</text:span><text:span text:style-name="T155"> existe dans </text:span><text:span text:style-name="T62">$properties</text:span></text:p>
      <text:p text:style-name="P235"><text:span text:style-name="T62"><text:tab/><text:tab/></text:span><text:span text:style-name="T155">→ </text:span><text:span text:style-name="T62">$resources</text:span><text:span text:style-name="T155"> reçoit </text:span><text:span text:style-name="T62">$properties[‘resources’]</text:span></text:p>
      <text:p text:style-name="P235"><text:span text:style-name="T62"><text:tab/><text:tab/></text:span><text:span text:style-name="T155">→ si la clé </text:span><text:span text:style-name="T62">css</text:span><text:span text:style-name="T155"> existe dans </text:span><text:span text:style-name="T62">$resources</text:span></text:p>
      <text:p text:style-name="P236"><text:span text:style-name="T62"><text:tab/><text:tab/><text:tab/></text:span><text:span text:style-name="T157">→ si la valeur </text:span><text:span text:style-name="T65">$nameFile</text:span><text:span text:style-name="T157"> est une occurrence du tableau </text:span><text:span text:style-name="T66">$css[‘enable’]</text:span></text:p>
      <text:p text:style-name="P236"><text:span text:style-name="T158"><text:tab/><text:tab/><text:tab/><text:tab/>→ retourne la valeur </text:span><text:span text:style-name="T66">‘enable’</text:span></text:p>
      <text:p text:style-name="P260"><text:span text:style-name="T157">→ si la valeur </text:span><text:span text:style-name="T65">$nameFile</text:span><text:span text:style-name="T157"> n’est pas une occurrence du tableau </text:span><text:span text:style-name="T66">$css[‘enable’]</text:span></text:p>
      <text:p text:style-name="P262"><text:span text:style-name="T158"><text:tab/>→ retourne la valeur </text:span><text:span text:style-name="T66">‘disable’</text:span></text:p>
      <text:p text:style-name="P235">→ si <text:span text:style-name="T15">$</text:span><text:span text:style-name="T18">nameFile</text:span><text:span text:style-name="T154"> est vide ou que </text:span>n’existe pas <text:span text:style-name="T155">clé à ce nom dans le tableau </text:span><text:span text:style-name="T19">css</text:span>, retourne la valeur <text:span text:style-name="T2">false</text:span>.</text:p>
      <text:h text:style-name="P342" text:outline-level="4"><text:bookmark-start text:name="__RefHeading___Toc3221_284258370"/>Gestion des fichiers JavaScript<text:bookmark-end text:name="__RefHeading___Toc3221_284258370"/></text:h>
      <text:p text:style-name="P96">Cette gestion sera la même que celle des fichiers feuille de style, à part que le tableau affecté sera celui ayant pour clé d’accès <text:span text:style-name="T38">js</text:span>.</text:p>
      <text:p text:style-name="P96"><text:soft-page-break/>Pour plus de commodité qu’autre chose, les méthodes de gestions des fichiers feuille de style auront leur pendant pour les fichiers JavaScript :</text:p>
      <text:list xml:id="list222037752504577" text:continue-numbering="true" text:style-name="L9">
        <text:list-item>
          <text:p text:style-name="P293"><text:span text:style-name="T38">add</text:span><text:span text:style-name="T66">J</text:span><text:span text:style-name="T38">sFile($nameFile, $pathFile)</text:span> pour ajouter une ressource,</text:p>
        </text:list-item>
        <text:list-item>
          <text:p text:style-name="P293"><text:span text:style-name="T38">remove</text:span><text:span text:style-name="T66">J</text:span><text:span text:style-name="T38">sFile($nameFile)</text:span> pour enlever une référence dans le tableau <text:span text:style-name="T66">j</text:span><text:span text:style-name="T38">s</text:span>,</text:p>
        </text:list-item>
        <text:list-item>
          <text:p text:style-name="P293"><text:span text:style-name="T38">getPath</text:span><text:span text:style-name="T66">J</text:span><text:span text:style-name="T38">sFile($nameFile)</text:span> pour obtenir le chemin complet d’accès au fichier,</text:p>
        </text:list-item>
        <text:list-item>
          <text:p text:style-name="P293"><text:span text:style-name="T38">ena</text:span><text:span text:style-name="T66">J</text:span><text:span text:style-name="T38">sFile($nameFile)</text:span> pour activer l’utilisation d’un fichier de feuilles style,</text:p>
        </text:list-item>
        <text:list-item>
          <text:p text:style-name="P293"><text:span text:style-name="T38">dis</text:span><text:span text:style-name="T66">J</text:span><text:span text:style-name="T38">sFile($nameFile)</text:span> pour désactiver l’utilisation d’un fichier feuille de style, sans l’enlever du tableau <text:span text:style-name="T38">css</text:span>.</text:p>
        </text:list-item>
        <text:list-item>
          <text:p text:style-name="P277"><text:span text:style-name="T38">get</text:span><text:span text:style-name="T66">J</text:span><text:span text:style-name="T38">sFileStatus($nameFile)</text:span> précise si le fichier de feuille de style est activé ou non.</text:p>
        </text:list-item>
      </text:list>
      <text:p text:style-name="P96">Leurs algorithmes seront les mêmes, hors mis que l’on traitera le tableau ayant pour clé d’accès <text:span text:style-name="T38">js</text:span> au lieu de <text:span text:style-name="T38">css</text:span>.</text:p>
      <text:h text:style-name="P313" text:outline-level="1"><text:bookmark-start text:name="__RefHeading___Toc3978_269754257"/>L’objet contenant de données : ODContained<text:bookmark-end text:name="__RefHeading___Toc3978_269754257"/></text:h>
      <text:p text:style-name="P97">Dans le projet <text:span text:style-name="T38">Graphic Object Templating</text:span>, on gérera 2 types d’objets : ceux contenant directement des données, <text:span text:style-name="T38">ODContained</text:span>, et ceux contenant d’autres objets, <text:span text:style-name="T38">OSContainer</text:span>, qui seront aborder dans une prochaine section de ce document.</text:p>
      <text:p text:style-name="P97">Les objets contenants des données, plus précisément, objet ne contenant pas d’autres objets, seront <text:s/>principalement un objet <text:span text:style-name="T177">lié </text:span>à une balise <text:span text:style-name="T2">HTML</text:span> <text:span text:style-name="T177">pour </text:span>en assur<text:span text:style-name="T177">er</text:span> toute la logistique et la gestion.</text:p>
      <text:p text:style-name="P97">Les spécificités communes de tel objet sont :</text:p>
      <text:list xml:id="list8289922638550510685" text:style-name="L10">
        <text:list-item>
          <text:p text:style-name="P294">l’attribution d’une valeur,</text:p>
        </text:list-item>
        <text:list-item>
          <text:p text:style-name="P308">l’appartenance à une structure de formulaire.</text:p>
        </text:list-item>
      </text:list>
      <text:p text:style-name="P156">La notion de formulaire pourra être liée ou non à une objet formulaire (de type <text:span text:style-name="T38">OSContainer</text:span>), ceci n’est pas obligatoire. La gestion d’un objet formulaire induira l’ensemble des méthodes et attributs pour faciliter sa mise en œuvre. Dans le cas d’un formulaire non lié à un objet, la mise en place de bouton de type soumission (<text:span text:style-name="T2">SUBMIT</text:span>) demandera d’indiquer en méthode à déclencher si clic, l’objet et la méthode de gestion du dit formulaire.</text:p>
      <text:p text:style-name="P156">Dans les deux cas, on disposera dans la zone de communication d’un tableau ayant pour clé d’accès ‘<text:span text:style-name="T38">form</text:span>’ contenant sous la forme clé→valeur, l’ensemble des champs formant le dit formulaire.</text:p>
      <text:h text:style-name="P318" text:outline-level="2"><text:bookmark-start text:name="__RefHeading___Toc4001_269754257"/>Propriétés – Attributs de l’objet<text:bookmark-end text:name="__RefHeading___Toc4001_269754257"/></text:h>
      <table:table table:name="Tableau3" table:style-name="Tableau3">
        <table:table-column table:style-name="Tableau3.A"/>
        <table:table-column table:style-name="Tableau3.B"/>
        <table:table-row table:style-name="Tableau3.1">
          <table:table-cell table:style-name="Tableau3.A1" office:value-type="string">
            <text:p text:style-name="P11">value</text:p>
          </table:table-cell>
          <table:table-cell table:style-name="Tableau3.B1" office:value-type="string">
            <text:p text:style-name="P21">Valeur affecté à l’objet</text:p>
          </table:table-cell>
        </table:table-row>
        <table:table-row table:style-name="Tableau3.1">
          <table:table-cell table:style-name="Tableau3.A2" office:value-type="string">
            <text:p text:style-name="P11">form</text:p>
          </table:table-cell>
          <table:table-cell table:style-name="Tableau3.B2" office:value-type="string">
            <text:p text:style-name="P21">Attribut contenant l’identifiant de structure de formulaire</text:p>
          </table:table-cell>
        </table:table-row>
      </table:table>
      <text:h text:style-name="P318" text:outline-level="2"><text:bookmark-start text:name="__RefHeading___Toc4003_269754257"/>Méthodes de l’objet<text:bookmark-end text:name="__RefHeading___Toc4003_269754257"/></text:h>
      <text:h text:style-name="P323" text:outline-level="3"><text:bookmark-start text:name="__RefHeading___Toc4142_22804835031"/>Le constructeur<text:bookmark-end text:name="__RefHeading___Toc4142_22804835031"/></text:h>
      <text:p text:style-name="P98">Le constructeur doit prendre en compte 2 choses :</text:p>
      <text:list xml:id="list5074598809264718231" text:style-name="L11">
        <text:list-item>
          <text:p text:style-name="P295">la possibilité que l’objet à créer existe déjà en session, donc l’appel que constructeur de la classe mère (<text:span text:style-name="T38">OObject</text:span>) peut donc retourner l’objet complet,</text:p>
        </text:list-item>
        <text:list-item>
          <text:p text:style-name="P278">le besoin d’ajouter aux attributs de l’objet, en cas de première instanciation, les attributs spécifiques de l’objet <text:span text:style-name="T38">ODContained</text:span>.</text:p>
        </text:list-item>
      </text:list>
      <text:p text:style-name="P98">La question est : comment déterminer si l’on est dans l’un des 2 cas ? On peut toujours faire appel à la fonction statique <text:span text:style-name="T38">OObject::existObject()</text:span>, mais cela induit un appel supplémentaire au conteneur de session. Dans le cas de la première instanciation <text:span text:style-name="T177">de l’objet</text:span>, les attributs <text:span text:style-name="T38">value</text:span> et <text:span text:style-name="T38">form</text:span> seront obligatoirement manquant, on peut prendre ceci comme prédicat.</text:p>
      <text:h text:style-name="P351" text:outline-level="5"><text:bookmark-start text:name="__RefHeading___Toc4347_1788178495"/><text:span text:style-name="T144">Algorithme</text:span> de <text:span text:style-name="T151">la</text:span> méthode<text:bookmark-end text:name="__RefHeading___Toc4347_1788178495"/></text:h>
      <text:p text:style-name="P213"><text:span text:style-name="T124">→</text:span><text:span text:style-name="T126"> appel à la méthode </text:span><text:span text:style-name="T160">_construction()</text:span><text:span text:style-name="T126"> de la classe mère</text:span></text:p>
      <text:p text:style-name="P216"><text:span text:style-name="T124">→ </text:span><text:span text:style-name="T159">$properties</text:span><text:span text:style-name="T124"> reçoit </text:span><text:span text:style-name="T159">$this→getProperties()</text:span></text:p>
      <text:p text:style-name="P216"><text:span text:style-name="T124">→ récupération du tableau inclus dans le fichier de configuration spécifique à l’objet </text:span><text:span text:style-name="T159">ODContaine</text:span><text:span text:style-name="T161">d</text:span><text:span text:style-name="T124">,</text:span></text:p>
      <text:p text:style-name="P216"><text:span text:style-name="T124">→ pour chaque élément du tableau du fichier de configuration lu en tant que </text:span><text:span text:style-name="T159">$key</text:span><text:span text:style-name="T124"> et </text:span><text:span text:style-name="T159">$val</text:span></text:p>
      <text:p text:style-name="P216"><text:span text:style-name="T124"><text:tab/>→ si la clé </text:span><text:span text:style-name="T159">$key</text:span><text:span text:style-name="T124"> n’existe pas dans </text:span><text:span text:style-name="T159">$properties</text:span><text:span text:style-name="T124"> : </text:span><text:span text:style-name="T159">$properties[$key] = $val</text:span></text:p>
      <text:p text:style-name="P241">→ retourne l’objet lui-même</text:p>
      <text:h text:style-name="P327" text:outline-level="3"><text:bookmark-start text:name="__RefHeading___Toc4005_269754257"/><text:soft-page-break/>Les méthodes relatives aux attributs spécifiques de l’objet ODContained<text:bookmark-end text:name="__RefHeading___Toc4005_269754257"/></text:h>
      <text:p text:style-name="P98">Ceux sont les méthodes relatives à la gestion des attributs <text:span text:style-name="T38">value</text:span> et <text:span text:style-name="T38">form</text:span>.</text:p>
      <text:h text:style-name="P351" text:outline-level="5"><text:bookmark-start text:name="__RefHeading___Toc4349_1788178495"/><text:span text:style-name="T144">Algorithme</text:span> des méthodes<text:bookmark-end text:name="__RefHeading___Toc4349_1788178495"/></text:h>
      <text:p text:style-name="P147">setValue($value = null)</text:p>
      <text:p text:style-name="P299">→ si <text:span text:style-name="T15">$</text:span><text:span text:style-name="T20">value</text:span><text:span text:style-name="T154"> </text:span>n’<text:span text:style-name="T153">est</text:span> pas vide</text:p>
      <text:p text:style-name="P137"><text:tab/>→ récupération des ‘<text:span text:style-name="T38">properties</text:span>’ de l’objet via la méthode <text:span text:style-name="T38">getProperties()</text:span></text:p>
      <text:p text:style-name="P137"><text:span text:style-name="T110"><text:tab/>→ </text:span><text:span text:style-name="T38">$properties[‘</text:span><text:span text:style-name="T68">value</text:span><text:span text:style-name="T38">’] </text:span><text:span text:style-name="T110">reçoit</text:span><text:span text:style-name="T38"> $</text:span><text:span text:style-name="T68">value</text:span></text:p>
      <text:p text:style-name="P190"><text:span text:style-name="T110">→ sauvegarde des attributs de l’objet par la méthode</text:span><text:span text:style-name="T38"> $this→setProperties($properties)</text:span></text:p>
      <text:p text:style-name="P129"><text:tab/>→ retourne l’objet lui-même.</text:p>
      <text:p text:style-name="P237">→ si <text:span text:style-name="T15">$</text:span><text:span text:style-name="T20">value</text:span><text:span text:style-name="T154"> est vide</text:span>, retourne la valeur <text:span text:style-name="T2">false</text:span>.</text:p>
      <text:p text:style-name="P147">getValue()</text:p>
      <text:p text:style-name="P137">→ récupération des ‘<text:span text:style-name="T38">properties</text:span>’ de l’objet via la méthode <text:span text:style-name="T38">getProperties()</text:span></text:p>
      <text:p text:style-name="P137">→ si la clé ‘<text:span text:style-name="T87">value</text:span>’ existe dans le tableau <text:span text:style-name="T38">$properties</text:span> : retourne <text:span text:style-name="T38">$properties[‘</text:span><text:span text:style-name="T87">value</text:span><text:span text:style-name="T38">’]</text:span></text:p>
      <text:p text:style-name="P237">→ si la clé ‘<text:span text:style-name="T68">value</text:span>’ n’existe pas, retourne la valeur <text:span text:style-name="T2">false</text:span>.</text:p>
      <text:p text:style-name="P148">setForm($form = null)</text:p>
      <text:p text:style-name="P299">→ si <text:span text:style-name="T15">$</text:span><text:span text:style-name="T20">form</text:span><text:span text:style-name="T154"> </text:span>n’<text:span text:style-name="T153">est</text:span> pas vide</text:p>
      <text:p text:style-name="P137"><text:tab/>→ récupération des ‘<text:span text:style-name="T38">properties</text:span>’ de l’objet via la méthode <text:span text:style-name="T38">getProperties()</text:span></text:p>
      <text:p text:style-name="P137"><text:span text:style-name="T110"><text:tab/>→ </text:span><text:span text:style-name="T38">$properties[‘</text:span><text:span text:style-name="T68">form</text:span><text:span text:style-name="T38">’] </text:span><text:span text:style-name="T110">reçoit</text:span><text:span text:style-name="T38"> $</text:span><text:span text:style-name="T68">form</text:span></text:p>
      <text:p text:style-name="P190"><text:span text:style-name="T110">→ sauvegarde des attributs de l’objet par la méthode</text:span><text:span text:style-name="T38"> $this→setProperties($properties)</text:span></text:p>
      <text:p text:style-name="P129"><text:tab/>→ retourne l’objet lui-même.</text:p>
      <text:p text:style-name="P237">→ si <text:span text:style-name="T15">$</text:span><text:span text:style-name="T20">form</text:span><text:span text:style-name="T154"> est vide</text:span>, retourne la valeur <text:span text:style-name="T2">false</text:span>.</text:p>
      <text:p text:style-name="P147"><text:span text:style-name="T162">g</text:span>etForm</text:p>
      <text:p text:style-name="P137">→ récupération des ‘<text:span text:style-name="T38">properties</text:span>’ de l’objet via la méthode <text:span text:style-name="T38">getProperties()</text:span></text:p>
      <text:p text:style-name="P137">→ si la clé ‘<text:span text:style-name="T87">form</text:span>’ existe dans le tableau <text:span text:style-name="T38">$properties</text:span> : retourne <text:span text:style-name="T38">$properties[‘</text:span><text:span text:style-name="T87">form</text:span><text:span text:style-name="T38">’]</text:span></text:p>
      <text:p text:style-name="P244"><text:span text:style-name="T127">→ si la clé ‘</text:span><text:span text:style-name="T87">form</text:span><text:span text:style-name="T127">’ n’existe pas, retourne la valeur </text:span><text:span text:style-name="T128">false</text:span><text:span text:style-name="T127">.</text:span></text:p>
      <text:p text:style-name="P237"/>
      <text:h text:style-name="P311" text:outline-level="1"><text:bookmark-start text:name="__RefHeading___Toc4351_1788178495"/>Objet conteneur d’objets – OSContainer<text:bookmark-end text:name="__RefHeading___Toc4351_1788178495"/></text:h>
      <text:p text:style-name="P99">Ce type d’objets présente la particularité d’être le conteneur , c’est dire qu’il contient obligatoirement d’autre objet. Ces objets peuvent être du même type, mais surtout les objets contenus sont principalement des objets contenant des données, <text:span text:style-name="T38">ODContained</text:span>.</text:p>
      <text:p text:style-name="P99">Ceci implique d’avoir une structure pour accueillir des description des objets enfants de cet objet conteneur, ce sera l’attribut <text:span text:style-name="T38">children</text:span>, <text:span text:style-name="T110">tableau</text:span> de déclaration d’objet qui remplira ce rôle.</text:p>
      <text:p text:style-name="P100">Par le fait qu’un objet de type <text:span text:style-name="T38">ODContained</text:span> peut faire parti d’une structure type formulaire, l’objet de type <text:span text:style-name="T38">OSContainer</text:span> doit également le notifier, mais plus encore assure<text:span text:style-name="T177">r</text:span> la propagation <text:span text:style-name="T177">de cette notion de formuilaire</text:span>. Ceci implique d’avoir l’attribut <text:span text:style-name="T38">form</text:span>, à le propager à tout objet enfant lors de son ajout à l’objet. Cette remarque vient du fait que tout objet pouvant être regroupé, via l’attribut <text:span text:style-name="T38">form</text:span>, dans une structure type formulaire, il faut avoir ces mécanismes <text:span text:style-name="T177">de propagation </text:span>implémentés dès le plus bas niveau.</text:p>
      <text:p text:style-name="P102">Usuellement l’ajout d’enfant doit se faire dans l’ordre de leur affichage dans l’objet sur la page. Dans certains cas, il serait utile de pourvoir insérer un objet au début ou après un objet dans la liste des enfants. Cela impliquera les notions suivantes d’insertion :</text:p>
      <text:list xml:id="list7308568926227912314" text:style-name="L12">
        <text:list-item>
          <text:p text:style-name="P296"><text:span text:style-name="T69">MODE_LAST</text:span><text:span text:style-name="T163"> (‘</text:span><text:span text:style-name="T69">Last</text:span><text:span text:style-name="T163">’)<text:tab/><text:tab/>à la fin de la liste,</text:span></text:p>
        </text:list-item>
        <text:list-item>
          <text:p text:style-name="P296"><text:span text:style-name="T69">MODE_FIRST</text:span><text:span text:style-name="T163"> (‘</text:span><text:span text:style-name="T69">First</text:span><text:span text:style-name="T163">’) <text:tab/><text:tab/>au début de la liste,</text:span></text:p>
        </text:list-item>
        <text:list-item>
          <text:p text:style-name="P296"><text:span text:style-name="T69">MODE_BEFORE</text:span><text:span text:style-name="T163"> (‘</text:span><text:span text:style-name="T69">Before</text:span><text:span text:style-name="T163">’) <text:tab/>avant un objet, doit on fournira la référence,</text:span></text:p>
        </text:list-item>
        <text:list-item>
          <text:p text:style-name="P296"><text:span text:style-name="T69">MODE_AFTER</text:span><text:span text:style-name="T163"> (‘</text:span><text:span text:style-name="T69">After</text:span><text:span text:style-name="T163">’) <text:tab/><text:tab/>après un objet, doit on fournira la référence,</text:span></text:p>
        </text:list-item>
        <text:list-item>
          <text:p text:style-name="P279"><text:span text:style-name="T69">MODE_NTH</text:span><text:span text:style-name="T163"> (‘</text:span><text:span text:style-name="T69">Nth</text:span><text:span text:style-name="T163">’)<text:tab/><text:tab/><text:tab/>en énième position dans la liste (rang numérique fourni).</text:span></text:p>
        </text:list-item>
      </text:list>
      <text:p text:style-name="P103">En postulat de base, l’identifiant d’un objet, quel qu’en soit le type, est unique et ne peut utilisé au-delà d’une fois <text:span text:style-name="T177">dans la page</text:span>. Le stockage dans un tableau devant être sérialisé d’un objet n’est pas très utilise. <text:span text:style-name="T177">L</text:span>’objet sera sauvegardé en session de manière unitaire, avant d’être ajouté à l’objet de type Container.</text:p>
      <text:p text:style-name="P103">Ainsi, l’attribut <text:span text:style-name="T38">children</text:span>, tableau des objets inclus dans l’objet <text:span text:style-name="T38">OSContainer</text:span>, ne contiendra que des références à ces objets ajoutés. Le tableau contiendra des occurrences ayant comme clé d’accès l’identifiant de l’objet ajouté (attribut <text:span text:style-name="T38">id</text:span>), et en valeur l’attribut <text:span text:style-name="T38">value</text:span> de ce dernier, <text:span text:style-name="T170">quel qu’en</text:span> soit la formulation (valeur seule ou tableau de valeurs).</text:p>
      <text:p text:style-name="P104">Pour cela, une méthode sans attribut correspondant sera mise en place : <text:span text:style-name="T38">getValue()</text:span> retournera le contenu brut du tableau contenu dans l’attribut <text:span text:style-name="T38">children</text:span> pour assurer les même<text:span text:style-name="T177">s</text:span> fonctionnalité<text:span text:style-name="T177">s</text:span> que l’on soit <text:span text:style-name="T38">ODContained</text:span> ou <text:span text:style-name="T38">OSContainer</text:span>.</text:p>
      <text:h text:style-name="P319" text:outline-level="2"><text:bookmark-start text:name="__RefHeading___Toc4353_1788178495"/>Propriétés – Attributs de l’objet<text:bookmark-end text:name="__RefHeading___Toc4353_1788178495"/></text:h>
      <table:table table:name="Tableau4" table:style-name="Tableau4">
        <table:table-column table:style-name="Tableau4.A"/>
        <table:table-column table:style-name="Tableau4.B"/>
        <table:table-row table:style-name="Tableau4.1">
          <table:table-cell table:style-name="Tableau4.A1" office:value-type="string">
            <text:p text:style-name="P13">children</text:p>
          </table:table-cell>
          <table:table-cell table:style-name="Tableau4.B1" office:value-type="string">
            <text:p text:style-name="P23">Tableau consignant les objet formant l’objet <text:span text:style-name="T38">OSContainer</text:span></text:p>
          </table:table-cell>
        </table:table-row>
        <table:table-row table:style-name="Tableau4.1">
          <table:table-cell table:style-name="Tableau4.A2" office:value-type="string">
            <text:p text:style-name="P12">form</text:p>
          </table:table-cell>
          <table:table-cell table:style-name="Tableau4.B2" office:value-type="string">
            <text:p text:style-name="P22">Attribut contenant l’identifiant de structure de formulaire</text:p>
          </table:table-cell>
        </table:table-row>
      </table:table>
      <text:h text:style-name="P319" text:outline-level="2"><text:bookmark-start text:name="__RefHeading___Toc4355_1788178495"/><text:soft-page-break/>Méthodes de l’objet<text:bookmark-end text:name="__RefHeading___Toc4355_1788178495"/></text:h>
      <text:h text:style-name="P324" text:outline-level="3"><text:bookmark-start text:name="__RefHeading___Toc4142_228048350311"/>Le constructeur<text:bookmark-end text:name="__RefHeading___Toc4142_228048350311"/></text:h>
      <text:p text:style-name="P101">On prendre ici le même fonctionnement pour la création que pour l’instanciation de la classe <text:span text:style-name="T38">ODContained</text:span>. On prendra le même fonctionnement à la création de l’objet pour la question de création initiale – création d’une objet sauvegardé en conteneur de session.</text:p>
      <text:h text:style-name="P352" text:outline-level="5"><text:bookmark-start text:name="__RefHeading___Toc4357_1788178495"/><text:span text:style-name="T144">Algorithme</text:span> de <text:span text:style-name="T151">la</text:span> méthode<text:bookmark-end text:name="__RefHeading___Toc4357_1788178495"/></text:h>
      <text:p text:style-name="P214"><text:span text:style-name="T124">→</text:span><text:span text:style-name="T126"> appel à la méthode </text:span><text:span text:style-name="T160">_construction()</text:span><text:span text:style-name="T126"> de la classe mère</text:span></text:p>
      <text:p text:style-name="P217"><text:span text:style-name="T124">→ </text:span><text:span text:style-name="T159">$properties</text:span><text:span text:style-name="T124"> reçoit </text:span><text:span text:style-name="T159">$this→getProperties()</text:span></text:p>
      <text:p text:style-name="P217"><text:span text:style-name="T124">→ récupération du tableau inclus dans le fichier de configuration spécifique à l’objet </text:span><text:span text:style-name="T159">O</text:span><text:span text:style-name="T161">S</text:span><text:span text:style-name="T159">Container</text:span><text:span text:style-name="T124">,</text:span></text:p>
      <text:p text:style-name="P217"><text:span text:style-name="T124">→ pour chaque élément du tableau du fichier de configuration lu en tant que </text:span><text:span text:style-name="T159">$key</text:span><text:span text:style-name="T124"> et </text:span><text:span text:style-name="T159">$val</text:span></text:p>
      <text:p text:style-name="P217"><text:span text:style-name="T124"><text:tab/>→ si la clé </text:span><text:span text:style-name="T159">$key</text:span><text:span text:style-name="T124"> n’existe pas dans </text:span><text:span text:style-name="T159">$properties</text:span><text:span text:style-name="T124"> : </text:span><text:span text:style-name="T159">$properties[$key] = $val</text:span></text:p>
      <text:p text:style-name="P242">→ retourne l’objet lui-même</text:p>
      <text:h text:style-name="P328" text:outline-level="3"><text:bookmark-start text:name="__RefHeading___Toc4005_2697542571"/>Les méthodes relatives aux attributs spécifiques de l’objet OSContainer<text:bookmark-end text:name="__RefHeading___Toc4005_2697542571"/></text:h>
      <text:p text:style-name="P101">On aura les mêmes méthode visant à gérer l’attribut <text:span text:style-name="T38">form</text:span>, consigné ici pour référence à la propagation aux objets enfant.</text:p>
      <text:p text:style-name="P101">La gestion des enfants à un objet devra permettre d’avoir plusieurs niveaux d’imbrication d’objets gérés à chaque fois par l’objet <text:span text:style-name="T38">OSContainer</text:span> de niveau.</text:p>
      <text:h text:style-name="P352" text:outline-level="5"><text:bookmark-start text:name="__RefHeading___Toc4410_1788178495"/><text:span text:style-name="T144">Algorithme</text:span> des méthodes<text:bookmark-end text:name="__RefHeading___Toc4410_1788178495"/></text:h>
      <text:p text:style-name="P150"><text:span text:style-name="T170">g</text:span>et<text:span text:style-name="T170">Value</text:span>()</text:p>
      <text:p text:style-name="P141">→ récupération des ‘<text:span text:style-name="T38">properties</text:span>’ de l’objet via la méthode <text:span text:style-name="T38">getProperties()</text:span></text:p>
      <text:p text:style-name="P141"><text:span text:style-name="T110">→</text:span><text:span text:style-name="T121"> retourne le contenu du tableau </text:span><text:span text:style-name="T75">$properties[‘children’]</text:span></text:p>
      <text:p text:style-name="P150">setForm($form = null)</text:p>
      <text:p text:style-name="P300">→ si <text:span text:style-name="T15">$</text:span><text:span text:style-name="T20">form</text:span><text:span text:style-name="T154"> </text:span>n’<text:span text:style-name="T153">est</text:span> pas vide</text:p>
      <text:p text:style-name="P138"><text:tab/>→ récupération des ‘<text:span text:style-name="T38">properties</text:span>’ de l’objet via la méthode <text:span text:style-name="T38">getProperties()</text:span></text:p>
      <text:p text:style-name="P138"><text:span text:style-name="T110"><text:tab/>→ </text:span><text:span text:style-name="T38">$properties[‘</text:span><text:span text:style-name="T68">form</text:span><text:span text:style-name="T38">’] </text:span><text:span text:style-name="T110">reçoit</text:span><text:span text:style-name="T38"> $</text:span><text:span text:style-name="T68">form</text:span></text:p>
      <text:p text:style-name="P191"><text:span text:style-name="T110">→ sauvegarde des attributs de l’objet par la méthode</text:span><text:span text:style-name="T38"> $this→setProperties($properties)</text:span></text:p>
      <text:p text:style-name="P130"><text:tab/>→ retourne l’objet lui-même.</text:p>
      <text:p text:style-name="P238">→ si <text:span text:style-name="T15">$</text:span><text:span text:style-name="T20">form</text:span><text:span text:style-name="T154"> est vide</text:span>, retourne la valeur <text:span text:style-name="T2">false</text:span>.</text:p>
      <text:p text:style-name="P149"><text:span text:style-name="T162">g</text:span>etForm</text:p>
      <text:p text:style-name="P138">→ récupération des ‘<text:span text:style-name="T38">properties</text:span>’ de l’objet via la méthode <text:span text:style-name="T38">getProperties()</text:span></text:p>
      <text:p text:style-name="P138">→ si la clé ‘<text:span text:style-name="T87">form</text:span>’ existe dans le tableau <text:span text:style-name="T38">$properties</text:span> : retourne <text:span text:style-name="T38">$properties[‘</text:span><text:span text:style-name="T87">form</text:span><text:span text:style-name="T38">’]</text:span></text:p>
      <text:p text:style-name="P245"><text:span text:style-name="T127">→ si la clé ‘</text:span><text:span text:style-name="T87">form</text:span><text:span text:style-name="T127">’ n’existe pas, retourne la valeur </text:span><text:span text:style-name="T128">false</text:span><text:span text:style-name="T127">.</text:span></text:p>
      <text:p text:style-name="P153"><text:bookmark-start text:name="__DdeLink__4668_1789803541"/>addChild(OObject $child, <text:span text:style-name="T163">$mode =self::MODE_LAST, $params=null</text:span>)</text:p>
      <text:p text:style-name="P140">→<text:span text:style-name="T165"> </text:span>récupération des ‘<text:span text:style-name="T38">properties</text:span>’ de l’objet via la méthode <text:span text:style-name="T38">getProperties()</text:span></text:p>
      <text:p text:style-name="P122">→<text:span text:style-name="T165"> extraction du tableau </text:span><text:span text:style-name="T70">children</text:span><text:span text:style-name="T165"> de </text:span><text:span text:style-name="T70">$properties</text:span><text:span text:style-name="T165"> dans </text:span><text:span text:style-name="T70">$children</text:span></text:p>
      <text:p text:style-name="P122">→<text:span text:style-name="T165"> si la clé </text:span><text:span text:style-name="T70">$child→getId()</text:span><text:span text:style-name="T165"> n’existe pas dans le tableau </text:span><text:span text:style-name="T70">$children</text:span></text:p>
      <text:p text:style-name="P122"><text:span text:style-name="T70"><text:tab/></text:span><text:span text:style-name="T165">→ suivant la valeur de </text:span><text:span text:style-name="T71">$mode</text:span><text:span text:style-name="T166"> faire</text:span></text:p>
      <text:p text:style-name="P122"><text:tab/><text:tab/>→ pour <text:span text:style-name="T38">$mode</text:span> = <text:span text:style-name="T2">MODE_LAST</text:span></text:p>
      <text:p text:style-name="P122"><text:tab/><text:tab/><text:tab/>→<text:span text:style-name="T167"> </text:span><text:span text:style-name="T38">$children[$child→</text:span><text:span text:style-name="T72">getId()</text:span><text:span text:style-name="T38">]</text:span> <text:span text:style-name="T167">reçoit </text:span><text:span text:style-name="T72">$child→getValue()</text:span></text:p>
      <text:p text:style-name="P122"><text:tab/><text:tab/>→<text:span text:style-name="T167"> pour </text:span><text:span text:style-name="T72">$mode</text:span><text:span text:style-name="T167"> = </text:span><text:span text:style-name="T22">MODE_FIRST</text:span></text:p>
      <text:p text:style-name="P122"><text:tab/><text:tab/><text:tab/>→<text:span text:style-name="T167"> création du tableau temporaire </text:span><text:span text:style-name="T72">$newChild</text:span></text:p>
      <text:p text:style-name="P122"><text:soft-page-break/><text:tab/><text:tab/><text:tab/>→<text:span text:style-name="T167"> </text:span><text:span text:style-name="T72">$newChild[$child→getId()]</text:span><text:span text:style-name="T167"> reçoit </text:span><text:span text:style-name="T72">$child→getValue()</text:span></text:p>
      <text:p text:style-name="P122"><text:tab/><text:tab/><text:tab/>→<text:span text:style-name="T167"> </text:span><text:span text:style-name="T72">$children</text:span><text:span text:style-name="T167"> reçoit la réunion dans l’ordre de </text:span><text:span text:style-name="T72">$newChild</text:span><text:span text:style-name="T167"> et </text:span><text:span text:style-name="T72">$children</text:span></text:p>
      <text:p text:style-name="P122"><text:tab/><text:tab/>→<text:span text:style-name="T167"> pour </text:span><text:span text:style-name="T72">$mode</text:span><text:span text:style-name="T167"> = </text:span><text:span text:style-name="T22">MODE_BEFORE</text:span><text:span text:style-name="T167"> ou </text:span><text:span text:style-name="T22">MODE_AFTER</text:span></text:p>
      <text:p text:style-name="P122"><text:tab/><text:tab/><text:tab/>→<text:span text:style-name="T167"> si </text:span><text:span text:style-name="T72">$param</text:span><text:span text:style-name="T167"> n’est pas vide et </text:span><text:span text:style-name="T72">OObject::isChild($param)</text:span><text:span text:style-name="T167"> retourne vrai</text:span></text:p>
      <text:p text:style-name="P123"><text:tab/><text:tab/><text:tab/><text:tab/>→<text:span text:style-name="T167"> création du tableau temporaire </text:span><text:span text:style-name="T72">$newChildren</text:span></text:p>
      <text:p text:style-name="P123"><text:tab/><text:tab/><text:tab/><text:tab/>→<text:span text:style-name="T165"> pour chaque </text:span><text:span text:style-name="T70">$children</text:span><text:span text:style-name="T165"> en </text:span><text:span text:style-name="T70">$id → $valeur</text:span></text:p>
      <text:p text:style-name="P123"><text:tab/><text:tab/><text:tab/><text:tab/><text:tab/>→<text:span text:style-name="T167"> si </text:span><text:span text:style-name="T72">$param</text:span><text:span text:style-name="T167"> est égal à </text:span><text:span text:style-name="T72">$id</text:span><text:span text:style-name="T167"> et </text:span><text:span text:style-name="T72">$mode</text:span><text:span text:style-name="T167"> est </text:span><text:span text:style-name="T22">MODE_BEFORE</text:span></text:p>
      <text:p text:style-name="P264">→<text:span text:style-name="T167"> </text:span><text:span text:style-name="T72">$newChildren[$child→getId()]</text:span><text:span text:style-name="T167"> reçoit </text:span><text:span text:style-name="T72">$child→getValue()</text:span></text:p>
      <text:p text:style-name="P124"><text:tab/><text:tab/><text:tab/><text:tab/><text:tab/>→<text:span text:style-name="T168"> </text:span><text:span text:style-name="T73">$newChildren[$id]</text:span><text:span text:style-name="T168"> reçoit </text:span><text:span text:style-name="T73">$valeur</text:span></text:p>
      <text:p text:style-name="P124"><text:tab/><text:tab/><text:tab/><text:tab/><text:tab/>→<text:span text:style-name="T167"> si </text:span><text:span text:style-name="T72">$param</text:span><text:span text:style-name="T167"> est égal à </text:span><text:span text:style-name="T72">$id</text:span><text:span text:style-name="T167"> et </text:span><text:span text:style-name="T72">$mode</text:span><text:span text:style-name="T167"> est </text:span><text:span text:style-name="T22">MODE_AFTER</text:span></text:p>
      <text:p text:style-name="P263">→ <text:span text:style-name="T72">$newChildren[$child→getId()]</text:span><text:span text:style-name="T167"> reçoit </text:span><text:span text:style-name="T72">$child→getValue()</text:span></text:p>
      <text:p text:style-name="P40"><text:tab/><text:tab/><text:tab/><text:tab/>→<text:span text:style-name="T168"> </text:span><text:span text:style-name="T73">$children</text:span><text:span text:style-name="T168"> reçoit </text:span><text:span text:style-name="T73">$newChildren</text:span></text:p>
      <text:p text:style-name="P40"><text:span text:style-name="T168"><text:tab/><text:tab/>→ pour </text:span><text:span text:style-name="T73">$mode</text:span><text:span text:style-name="T168"> = </text:span><text:span text:style-name="T23">MODE_NTH</text:span><text:span text:style-name="T168"> et </text:span><text:span text:style-name="T73">$param </text:span><text:span text:style-name="T168">: numérique et ≤ </text:span><text:span text:style-name="T73">$this→countChildren()</text:span></text:p>
      <text:p text:style-name="P40"><text:tab/><text:tab/><text:tab/>→<text:span text:style-name="T168"> $compteur reçoit 0</text:span></text:p>
      <text:p text:style-name="P40"><text:tab/><text:tab/><text:tab/>→<text:span text:style-name="T169"> initialisation du tableau temporaire </text:span><text:span text:style-name="T74">$newChildren</text:span></text:p>
      <text:p text:style-name="P40"><text:tab/><text:tab/><text:tab/>→<text:span text:style-name="T168"> pour chaque </text:span><text:span text:style-name="T73">$children</text:span><text:span text:style-name="T168"> pris comme </text:span><text:span text:style-name="T73">$id</text:span><text:span text:style-name="T168"> et </text:span><text:span text:style-name="T73">$valeur</text:span></text:p>
      <text:p text:style-name="P40"><text:tab/><text:tab/><text:tab/><text:tab/>→<text:span text:style-name="T169"> </text:span><text:span text:style-name="T74">$compteur</text:span><text:span text:style-name="T169"> reçoit </text:span><text:span text:style-name="T74">$compteur + 1</text:span></text:p>
      <text:p text:style-name="P40"><text:tab/><text:tab/><text:tab/><text:tab/>→<text:span text:style-name="T169"> si </text:span><text:span text:style-name="T74">$compteur</text:span><text:span text:style-name="T169"> est égal </text:span><text:span text:style-name="T74">$param</text:span></text:p>
      <text:p text:style-name="P40"><text:tab/><text:tab/><text:tab/><text:tab/><text:tab/>→<text:span text:style-name="T169"> </text:span><text:span text:style-name="T74">$newChildren[$child→getId()]</text:span><text:span text:style-name="T169"> reçoit </text:span><text:span text:style-name="T74">$child→getValue()</text:span></text:p>
      <text:p text:style-name="P41"><text:tab/><text:tab/><text:tab/><text:tab/>→<text:span text:style-name="T169"> </text:span><text:span text:style-name="T74">$newChildren[$id]</text:span><text:span text:style-name="T169"> reçoit </text:span><text:span text:style-name="T74">$valeur</text:span></text:p>
      <text:p text:style-name="P41"><text:tab/><text:tab/><text:tab/>→<text:span text:style-name="T169"> </text:span><text:span text:style-name="T74">$children</text:span><text:span text:style-name="T169"> reçoit </text:span><text:span text:style-name="T74">$newChildren</text:span></text:p>
      <text:p text:style-name="P125"><text:tab/>→<text:span text:style-name="T166"> </text:span><text:span text:style-name="T71">$properties[‘children’]</text:span><text:span text:style-name="T166"> reçoit </text:span><text:span text:style-name="T71">$children</text:span></text:p>
      <text:p text:style-name="P193"><text:span text:style-name="T110">→ sauvegarde des attributs de l’objet par la méthode</text:span><text:span text:style-name="T38"> $this→setProperties($properties)</text:span></text:p>
      <text:p text:style-name="P125"><text:tab/>→ retourne l’objet lui-même.</text:p>
      <text:p text:style-name="P240">→ si <text:span text:style-name="T15">$child→</text:span><text:span text:style-name="T21">getId()</text:span><text:span text:style-name="T154"> existe déjà dans le tableau </text:span><text:span text:style-name="T59">$children</text:span><text:span text:style-name="T154"> ou </text:span><text:span text:style-name="T72">$param</text:span><text:span text:style-name="T167"> n’est pas valide</text:span>, retourne la valeur <text:span text:style-name="T2">false</text:span>.</text:p>
      <text:p text:style-name="P154">setChild(OObject $child, <text:span text:style-name="T164"><text:s/>$value</text:span>)</text:p>
      <text:p text:style-name="P140">→<text:span text:style-name="T165"> </text:span>récupération des ‘<text:span text:style-name="T38">properties</text:span>’ de l’objet via la méthode <text:span text:style-name="T38">getProperties()</text:span></text:p>
      <text:p text:style-name="P122">→<text:span text:style-name="T165"> extraction du tableau </text:span><text:span text:style-name="T70">children</text:span><text:span text:style-name="T165"> de </text:span><text:span text:style-name="T70">$properties</text:span><text:span text:style-name="T165"> dans </text:span><text:span text:style-name="T70">$children</text:span></text:p>
      <text:p text:style-name="P122">→<text:span text:style-name="T165"> si la clé </text:span><text:span text:style-name="T70">$child→getId()</text:span><text:span text:style-name="T165"> existe dans le tableau </text:span><text:span text:style-name="T70">$children </text:span><text:span text:style-name="T166">et que </text:span><text:span text:style-name="T71">$value </text:span><text:span text:style-name="T166">n’est pas vide</text:span></text:p>
      <text:p text:style-name="P122"><text:span text:style-name="T70"><text:tab/></text:span><text:span text:style-name="T165">→ </text:span><text:span text:style-name="T70">$object</text:span><text:span text:style-name="T165"> reçoit </text:span><text:span text:style-name="T70">OObject::buildObject($child→getId())</text:span></text:p>
      <text:p text:style-name="P122"><text:tab/>→<text:span text:style-name="T166"> </text:span><text:span text:style-name="T71">$object→setValue($value)</text:span></text:p>
      <text:p text:style-name="P122"><text:tab/>→<text:span text:style-name="T166"> </text:span><text:span text:style-name="T71">$children[$child→getId()] reçoit $value</text:span></text:p>
      <text:p text:style-name="P122"><text:tab/>→<text:span text:style-name="T166"> </text:span><text:span text:style-name="T71">$properties[‘children’]</text:span><text:span text:style-name="T166"> reçoit </text:span><text:span text:style-name="T71">$children</text:span></text:p>
      <text:p text:style-name="P192"><text:span text:style-name="T110">→ sauvegarde des attributs de l’objet par la méthode</text:span><text:span text:style-name="T38"> $this→setProperties($properties)</text:span></text:p>
      <text:p text:style-name="P122"><text:tab/>→ retourne l’objet lui-même.</text:p>
      <text:p text:style-name="P239">→ si <text:span text:style-name="T15">$child→</text:span><text:span text:style-name="T21">getId()</text:span><text:span text:style-name="T154"> n’existe pas dans le tableau </text:span><text:span text:style-name="T59">$children</text:span><text:span text:style-name="T154"> ou </text:span><text:span text:style-name="T71">$value </text:span><text:span text:style-name="T166">vide</text:span>, retourne la valeur <text:span text:style-name="T2">false</text:span>.</text:p>
      <text:p text:style-name="P153">removeChild(OObject $child)</text:p>
      <text:p text:style-name="P140">→<text:span text:style-name="T165"> </text:span>récupération des ‘<text:span text:style-name="T38">properties</text:span>’ de l’objet via la méthode <text:span text:style-name="T38">getProperties()</text:span></text:p>
      <text:p text:style-name="P122">→<text:span text:style-name="T165"> extraction du tableau </text:span><text:span text:style-name="T70">children</text:span><text:span text:style-name="T165"> de </text:span><text:span text:style-name="T70">$properties</text:span><text:span text:style-name="T165"> dans </text:span><text:span text:style-name="T70">$children</text:span></text:p>
      <text:p text:style-name="P122">→<text:span text:style-name="T165"> si la clé </text:span><text:span text:style-name="T70">$child→getId()</text:span><text:span text:style-name="T165"> existe dans le tableau </text:span><text:span text:style-name="T70">$children</text:span></text:p>
      <text:p text:style-name="P122"><text:tab/>→<text:span text:style-name="T166"> suppression de l’occurrence dans </text:span><text:span text:style-name="T71">$children</text:span><text:span text:style-name="T166"> ayant pour clé </text:span><text:span text:style-name="T71">$child→getId()</text:span></text:p>
      <text:p text:style-name="P122"><text:tab/>→<text:span text:style-name="T166"> </text:span><text:span text:style-name="T71">$properties[‘children’]</text:span><text:span text:style-name="T166"> reçoit </text:span><text:span text:style-name="T71">$children</text:span></text:p>
      <text:p text:style-name="P192"><text:span text:style-name="T110">→ sauvegarde des attributs de l’objet par la méthode</text:span><text:span text:style-name="T38"> $this→setProperties($properties)</text:span></text:p>
      <text:p text:style-name="P122"><text:tab/>→ retourne l’objet lui-même.</text:p>
      <text:p text:style-name="P239"><text:soft-page-break/>→ si <text:span text:style-name="T15">$child→</text:span><text:span text:style-name="T21">getId()</text:span><text:span text:style-name="T154"> n’existe pas dans le tableau </text:span><text:span text:style-name="T59">$children</text:span>, retourne la valeur <text:span text:style-name="T2">false</text:span>.</text:p>
      <text:p text:style-name="P153">isChild(OObject $child)</text:p>
      <text:p text:style-name="P139">→<text:span text:style-name="T165"> </text:span>récupération des ‘<text:span text:style-name="T38">properties</text:span>’ de l’objet via la méthode <text:span text:style-name="T38">getProperties()</text:span></text:p>
      <text:p text:style-name="P121">→<text:span text:style-name="T165"> extraction du tableau </text:span><text:span text:style-name="T70">children</text:span><text:span text:style-name="T165"> de </text:span><text:span text:style-name="T70">$properties</text:span><text:span text:style-name="T165"> dans </text:span><text:span text:style-name="T70">$children</text:span></text:p>
      <text:p text:style-name="P121">→<text:span text:style-name="T165"> retourne le résultat du test : la clé </text:span><text:span text:style-name="T70">$child→getId()</text:span><text:span text:style-name="T165"> existe-t-elle dans le tableau </text:span><text:span text:style-name="T70">$children</text:span></text:p>
      <text:p text:style-name="P152">hasChild()</text:p>
      <text:p text:style-name="P128">→<text:span text:style-name="T165"> retourne le résultat du test : </text:span><text:span text:style-name="T70">$this→countChildren() &gt; 0</text:span></text:p>
      <text:p text:style-name="P151">countChildren()</text:p>
      <text:p text:style-name="P139">→<text:span text:style-name="T165"> </text:span>récupération des ‘<text:span text:style-name="T38">properties</text:span>’ de l’objet via la méthode <text:span text:style-name="T38">getProperties()</text:span></text:p>
      <text:p text:style-name="P127">→ retourne le compte d’élément(s) du tableau <text:span text:style-name="T38">$properties[‘childern’]</text:span></text:p>
      <text:p text:style-name="P152">getChildren()<text:bookmark-end text:name="__DdeLink__4668_1789803541"/></text:p>
      <text:p text:style-name="P139">→ <text:span text:style-name="T165">initialisation du tableau allant recevoir les objets enfant à vide ($enfants)</text:span></text:p>
      <text:p text:style-name="P139">→<text:span text:style-name="T165"> </text:span>récupération des ‘<text:span text:style-name="T38">properties</text:span>’ de l’objet via la méthode <text:span text:style-name="T38">getProperties()</text:span></text:p>
      <text:p text:style-name="P121">→<text:span text:style-name="T165"> extraction du tableau </text:span><text:span text:style-name="T70">children</text:span><text:span text:style-name="T165"> de </text:span><text:span text:style-name="T70">$properties</text:span><text:span text:style-name="T165"> dans </text:span><text:span text:style-name="T70">$children</text:span></text:p>
      <text:p text:style-name="P121">→<text:span text:style-name="T165"> pour chaque </text:span><text:span text:style-name="T70">$children</text:span><text:span text:style-name="T165"> en </text:span><text:span text:style-name="T70">$id → $valeur</text:span></text:p>
      <text:p text:style-name="P121"><text:tab/>→<text:span text:style-name="T165"> </text:span><text:span text:style-name="T70">$objet ← OObject::buildObject($id)</text:span></text:p>
      <text:p text:style-name="P121"><text:tab/>→<text:span text:style-name="T165"> si </text:span><text:span text:style-name="T70">$valeur</text:span><text:span text:style-name="T165"> n’est pas vide : </text:span><text:span text:style-name="T70">$objet→setValue($valeur)</text:span></text:p>
      <text:p text:style-name="P121"><text:tab/>→<text:span text:style-name="T165"> mise dans le tableau </text:span><text:span text:style-name="T70">$enfants</text:span><text:span text:style-name="T165"> de </text:span><text:span text:style-name="T70">$objet</text:span></text:p>
      <text:p text:style-name="P121">→<text:span text:style-name="T165"> retourne le tableau </text:span><text:span text:style-name="T70">$enfants</text:span><text:span text:style-name="T165"> (quel qu’en soit le valeur)</text:span></text:p>
      <text:p text:style-name="P121"/>
      <text:h text:style-name="P314" text:outline-level="1"><text:bookmark-start text:name="__RefHeading___Toc5342_262227166"/>Les objets typé<text:span text:style-name="T177">s</text:span> HTML<text:bookmark-end text:name="__RefHeading___Toc5342_262227166"/></text:h>
      <text:p text:style-name="P105">Par objets typé HTML, il faut voir les objets permettant la mise en place et la gestion d’objets DOM le plus souvent attachés à une balise <text:span text:style-name="T2">HTML</text:span>.</text:p>
      <text:h text:style-name="P320" text:outline-level="2"><text:bookmark-start text:name="__RefHeading___Toc5344_262227166"/>L’objet conteneur divers – OSDiv<text:bookmark-end text:name="__RefHeading___Toc5344_262227166"/></text:h>
      <text:p text:style-name="P105">L’objet conteneur divers, <text:span text:style-name="T38">OSDiv</text:span>, est l’objet tout à la fois le plus simple, mais le plus souvent utilisé.</text:p>
      <text:p text:style-name="P105">Sa simplicité vient qu’il n’est là que pour contenir d’autres objets sans apporte d’autres fonctionnalité<text:span text:style-name="T177">s</text:span>. De ce fait, il n’a ni attribut spécifique, ni méthode supplémentaire autres que celle héritées de l’objet <text:span text:style-name="T38">OSContainer</text:span>.</text:p>
      <text:p text:style-name="P105">Son constructeur se réduira à la forme la plus simple</text:p>
      <text:p text:style-name="Preformatted_20_Text"><text:bookmark-start text:name="__DdeLink__5406_262227166"/><text:bookmark-start text:name="__DdeLink__5408_262227166"/>public function __construct($id, $pathObjArray)</text:p>
      <text:p text:style-name="Preformatted_20_Text">{</text:p>
      <text:p text:style-name="Preformatted_20_Text"><text:s text:c="4"/>parent::__construct($id, $pathObjArray);</text:p>
      <text:p text:style-name="P265">}<text:bookmark-end text:name="__DdeLink__5406_262227166"/><text:bookmark-end text:name="__DdeLink__5408_262227166"/></text:p>
      <text:p text:style-name="P106">Cette formulation i<text:span text:style-name="T177">n</text:span>duit l’existence d’un fichier de configuration, qui sans apporter d’autres attributs, précisera les attributs suivants, comme pour tout objet hérité des objets <text:span text:style-name="T38">OSContainer</text:span> et <text:span text:style-name="T38">ODContained</text:span> :</text:p>
      <text:list xml:id="list2631225322116364803" text:style-name="L13">
        <text:list-item>
          <text:p text:style-name="P297"><text:span text:style-name="T38">object</text:span><text:tab/><text:tab/>nom proprement dit le l’objet en minuscules, <text:span text:style-name="T38">osdiv</text:span>,</text:p>
        </text:list-item>
        <text:list-item>
          <text:p text:style-name="P297"><text:span text:style-name="T38">typeObj</text:span><text:tab/>type de l’objet, ici <text:span text:style-name="T38">oscontainer</text:span>,</text:p>
        </text:list-item>
        <text:list-item>
          <text:p text:style-name="P280"><text:span text:style-name="T38">template</text:span><text:tab/>nom du fichier modèle, <text:span text:style-name="T38">osdiv.twig</text:span>.</text:p>
        </text:list-item>
      </text:list>
      <text:p text:style-name="P106">Les valeurs indiquées sont les bonnes, puisque le constructeur de l’objet initial, <text:span text:style-name="T38">OObject</text:span>, s’en sert pour reformuler certaines de ces valeurs de manières plus pratique pour les traitements à faire.</text:p>
      <text:p text:style-name="P106">Le fichier modèle, <text:span text:style-name="T38">osdiv.twig</text:span>, aura aussi une formulation simple et même si complexe au prime abord :</text:p>
      <text:p text:style-name="Preformatted_20_Text"><text:bookmark-start text:name="__DdeLink__5404_262227166"/>{# template de l'objet OSDiv #}</text:p>
      <text:p text:style-name="Preformatted_20_Text">{% set objClass = gotBootstrap(objet.widthBT) %}</text:p>
      <text:p text:style-name="Preformatted_20_Text"/>
      <text:p text:style-name="Preformatted_20_Text">&lt;div id="{{ objet.id }}"</text:p>
      <text:p text:style-name="P259"><text:tab/>{% if objet.classes is not empty %}</text:p>
      <text:p text:style-name="P259"><text:tab/><text:tab/>{% set objClass = objClass ~ " " ~ objet.classes <text:s/>%}</text:p>
      <text:p text:style-name="P259"><text:tab/>{% endif %}</text:p>
      <text:p text:style-name="Preformatted_20_Text"><text:s text:c="7"/>{% if objClass is not empty %} class="{{ objClass }}" {% endif %}</text:p>
      <text:p text:style-name="Preformatted_20_Text">&gt;</text:p>
      <text:p text:style-name="Preformatted_20_Text"/>
      <text:p text:style-name="Preformatted_20_Text"><text:s text:c="4"/>&lt;style&gt;</text:p>
      <text:p text:style-name="Preformatted_20_Text"><text:tab/>#{{ objet.id }} {</text:p>
      <text:p text:style-name="P259"><text:tab/><text:tab/>display: {{ objet.display <text:span text:style-name="T171">}}</text:span></text:p>
      <text:p text:style-name="Preformatted_20_Text"><text:s text:c="8"/>}</text:p>
      <text:p text:style-name="Preformatted_20_Text"><text:s text:c="4"/>&lt;/style&gt;</text:p>
      <text:p text:style-name="Preformatted_20_Text"/>
      <text:p text:style-name="Preformatted_20_Text"><text:s text:c="4"/>{{ content | raw }}</text:p>
      <text:p text:style-name="Preformatted_20_Text"/>
      <text:p text:style-name="P265">&lt;/div&gt;<text:bookmark-end text:name="__DdeLink__5404_262227166"/></text:p>
      <text:p text:style-name="P107">à la seco<text:span text:style-name="T177">n</text:span>de ligne de ce source, on affecte la variable <text:span text:style-name="T38">objClass</text:span> avec le contenu retournée par la méthode <text:span text:style-name="T83">gotBootstrap(objet.widthBT)</text:span>. Ceci est ce qui est appelé sous <text:span text:style-name="T2">Zend Framework</text:span>, un <text:span text:style-name="T2">viewHelper</text:span> ou aide de vu, fournissant des traitements afin de restituer valeurs et formatages des données transmises au modèle. Ici, la valeur de l’attribut <text:span text:style-name="T38">widthBT</text:span> fourni au travers de <text:soft-page-break/><text:span text:style-name="T38">object.widthBT</text:span> est transformé en nom de classes <text:span text:style-name="T2">CSS</text:span> à appliquer à l’objet par la méthode <text:span text:style-name="T38">gotBootstrap()</text:span> (<text:span text:style-name="T2">viewHelper</text:span> → service → méthode de transformation).</text:p>
      <text:p text:style-name="P108">En second lieu, l’attribut <text:span text:style-name="T2">display</text:span> sera directement traité pour fournir le style d’affichage initial de l’objet.</text:p>
      <text:p text:style-name="P108">En dernier lieu, on affichera le contenu réel au format <text:span text:style-name="T2">HTML</text:span> resitué par la variable <text:span text:style-name="T38">object.content</text:span>. La directive <text:span text:style-name="T2">Twig</text:span> <text:span text:style-name="T38">raw</text:span> permet d’insérer la valeur contenue dans <text:span text:style-name="T38">object.content </text:span>sans la traiter pour ‘<text:span text:style-name="T28">échapper</text:span>’ certaines directives <text:span text:style-name="T2">HTML</text:span>.</text:p>
      <text:h text:style-name="P320" text:outline-level="2"><text:bookmark-start text:name="__RefHeading___Toc5346_262227166"/>L’objet contenant de formulaire – OSForm<text:bookmark-end text:name="__RefHeading___Toc5346_262227166"/></text:h>
      <text:p text:style-name="P109">Le conteneur de formulaire ne mettra en place la balise <text:span text:style-name="T2">HTML</text:span> <text:span text:style-name="T78">form</text:span>. En partant du principe que toute structure regroupant des données peut être formulaire, que l’on doit pouvoir inter agir directement, par le soumission du formulaire, comme indirectement, l’acquisition d’informations suite aux saisies, au choix fait.</text:p>
      <text:p text:style-name="P109">Pour plus de facilité à la programmation, l’objet <text:span text:style-name="T38">OSForm</text:span> mettra en place un objet <text:span text:style-name="T38">OSDiv</text:span> induisant une gestion particulière des objets de type <text:span text:style-name="T38">ODContained</text:span> le formant directement ou indirectement au travers d’objet <text:span text:style-name="T38">OSContainer</text:span>.</text:p>
      <text:p text:style-name="P109">Un formulaire est formé de champs, qui peuvent être, obligatoires ou facultatifs. De fait il faut avoir le ou les attributs en conséquence pour gérer cette information :</text:p>
      <text:list xml:id="list4584730771480452614" text:style-name="L14">
        <text:list-item>
          <text:p text:style-name="P281">l’attribut <text:span text:style-name="T38">fields</text:span> sera un tableau listant l’ensemble des champs du formulaire,</text:p>
        </text:list-item>
      </text:list>
      <text:p text:style-name="P109">l’attribut <text:span text:style-name="T38">fields</text:span> permettra de savoir la liste des champs formant le formulaire, mais précisera si le champ est requis avant de lancer toute procédure de validation.</text:p>
      <text:p text:style-name="P109">Ceci n’inclus pas, pour le moment, un contrôle niveau client de la nature de la saisie faite dans le champ en rapport de la donnée attendue. Seule le caractère requis / non requis sera géré. Suivant les futurs besoin<text:span text:style-name="T178">s,</text:span> on pourra voit d’inclure un tel mécanisme de <text:span text:style-name="T173">pré-validation.</text:span></text:p>
      <text:p text:style-name="P109">Toutefois, il faudra caractériser d’une façon claire, la méthode de validation du formulaire dans l’attribut <text:span text:style-name="T38">validateMethod</text:span>. Comme pour le cas de la gestion des méthodes exécutée sur clic de bouton, l’attribut <text:span text:style-name="T38">validateMethod</text:span> aura 2 composantes :</text:p>
      <text:list xml:id="list664456361054687105" text:style-name="L15">
        <text:list-item>
          <text:p text:style-name="P298">le nom de la classe ou objet contenant le méthode de validation,</text:p>
        </text:list-item>
        <text:list-item>
          <text:p text:style-name="P282">le nom proprement dit de la méthode de validation.</text:p>
        </text:list-item>
      </text:list>
      <text:p text:style-name="P109"/>
      <text:h text:style-name="P320" text:outline-level="2"><text:bookmark-start text:name="__RefHeading___Toc5348_262227166"/><text:soft-page-break/>L’objet zone de saisie multi usage – ODInput<text:bookmark-end text:name="__RefHeading___Toc5348_262227166"/></text:h>
      <text:h text:style-name="P320" text:outline-level="2"><text:bookmark-start text:name="__RefHeading___Toc5350_262227166"/>L’objet bouton à cliquer – ODButton<text:bookmark-end text:name="__RefHeading___Toc5350_262227166"/></text:h>
      <text:h text:style-name="P320" text:outline-level="2"><text:bookmark-start text:name="__RefHeading___Toc5352_262227166"/>L’objet liste de sélection – ODSelect<text:bookmark-end text:name="__RefHeading___Toc5352_262227166"/></text:h>
      <text:h text:style-name="P320" text:outline-level="2"><text:bookmark-start text:name="__RefHeading___Toc5354_262227166"/>L’objet conteneur de texte divers – ODSpan<text:bookmark-end text:name="__RefHeading___Toc5354_262227166"/></text:h>
      <text:h text:style-name="P310" text:outline-level="1"><text:bookmark-start text:name="__RefHeading___Toc5427_262227166"/>La gestion interne de Graphic Object Templating<text:bookmark-end text:name="__RefHeading___Toc5427_262227166"/></text:h>
      <text:h text:style-name="Heading_20_2" text:outline-level="2"><text:bookmark-start text:name="__RefHeading___Toc5429_262227166"/>Les méthode<text:span text:style-name="T172">s</text:span> complémentaire<text:span text:style-name="T172">s</text:span> – les extension<text:span text:style-name="T172">s</text:span> Twig, <text:span text:style-name="T172">les modèles de remplacement des modèles par défaut</text:span><text:bookmark-end text:name="__RefHeading___Toc5429_262227166"/></text:h>
      <text:h text:style-name="Heading_20_2" text:outline-level="2"><text:bookmark-start text:name="__RefHeading___Toc5431_262227166"/>Les services et aides de vue<text:bookmark-end text:name="__RefHeading___Toc5431_262227166"/></text:h>
      <text:h text:style-name="P321" text:outline-level="2"><text:bookmark-start text:name="__RefHeading___Toc5433_262227166"/>L’interactivité des objets – gestion ajax des besoins des objets<text:bookmark-end text:name="__RefHeading___Toc5433_26222716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Norm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writing-mode="page"/>
      <style:text-properties style:font-name="DejaVu Serif" fo:font-family="'DejaVu Serif'" style:font-style-name="Normal"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adc5e7"/>
      <style:paragraph-properties fo:margin-top="0cm" fo:margin-bottom="0cm" loext:contextual-spacing="false" fo:background-color="#adc5e7" fo:padding="0.049cm" fo:border="0.06pt solid #000000" style:shadow="#808080 0.18cm 0.18cm" style:writing-mode="page"/>
      <style:text-properties style:font-name="Liberation Mono" fo:font-family="'Liberation Mono'"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002cm" table:align="margins"/>
    </style:style>
    <style:style style:name="Tableau1.A" style:family="table-column">
      <style:table-column-properties style:column-width="5.999cm" style:rel-column-width="21840*"/>
    </style:style>
    <style:style style:name="Tableau1.B" style:family="table-column">
      <style:table-column-properties style:column-width="4.764cm" style:rel-column-width="17344*"/>
    </style:style>
    <style:style style:name="Tableau1.C" style:family="table-column">
      <style:table-column-properties style:column-width="7.239cm" style:rel-column-width="26351*"/>
    </style:style>
    <style:style style:name="Tableau1.A1" style:family="table-cell">
      <style:table-cell-properties fo:padding="0.097cm" fo:border="none"/>
    </style:style>
    <style:style style:name="Tableau2" style:family="table">
      <style:table-properties style:width="18.002cm" table:align="margins"/>
    </style:style>
    <style:style style:name="Tableau2.A" style:family="table-column">
      <style:table-column-properties style:column-width="6.777cm" style:rel-column-width="24669*"/>
    </style:style>
    <style:style style:name="Tableau2.B" style:family="table-column">
      <style:table-column-properties style:column-width="5.225cm" style:rel-column-width="19018*"/>
    </style:style>
    <style:style style:name="Tableau2.C" style:family="table-column">
      <style:table-column-properties style:column-width="6.001cm" style:rel-column-width="21848*"/>
    </style:style>
    <style:style style:name="Tableau2.A1" style:family="table-cell">
      <style:table-cell-properties fo:padding="0.097cm" fo:border="none"/>
    </style:style>
    <style:style style:name="MP1" style:family="paragraph" style:parent-style-name="Footer">
      <style:text-properties officeooo:rsid="00299862" officeooo:paragraph-rsid="002e66b8"/>
    </style:style>
    <style:style style:name="MP2" style:family="paragraph" style:parent-style-name="Table_20_Contents">
      <style:paragraph-properties fo:text-align="end" style:justify-single-word="false"/>
      <style:text-properties officeooo:rsid="002e66b8" officeooo:paragraph-rsid="002e66b8"/>
    </style:style>
    <style:style style:name="MP3" style:family="paragraph" style:parent-style-name="Footer">
      <style:text-properties officeooo:rsid="00299862" officeooo:paragraph-rsid="00299862"/>
    </style:style>
    <style:style style:name="MP4" style:family="paragraph" style:parent-style-name="Table_20_Contents">
      <style:paragraph-properties fo:text-align="start" style:justify-single-word="false"/>
      <style:text-properties officeooo:rsid="002e66b8" officeooo:paragraph-rsid="002e66b8"/>
    </style:style>
    <style:style style:name="MP5" style:family="paragraph" style:parent-style-name="Table_20_Contents">
      <style:paragraph-properties fo:text-align="end" style:justify-single-word="false"/>
    </style:style>
    <style:style style:name="MP6" style:family="paragraph" style:parent-style-name="Footer">
      <style:paragraph-properties fo:text-align="end" style:justify-single-word="false"/>
      <style:text-properties officeooo:rsid="00299862" officeooo:paragraph-rsid="002e66b8"/>
    </style:style>
    <style:style style:name="MP7" style:family="paragraph" style:parent-style-name="Footer">
      <style:paragraph-properties fo:text-align="end" style:justify-single-word="false"/>
      <style:text-properties officeooo:rsid="00299862" officeooo:paragraph-rsid="002998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ans_20_nom1" style:display-name="Sans nom1" style:page-layout-name="Mpm1" style:next-style-name="Left_20_Page"/>
    <style:master-page style:name="Left_20_Page" style:display-name="Left Page" style:page-layout-name="Mpm2"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1">Page <text:page-number text:select-page="current">28</text:page-number> / <text:page-count>28</text:page-count></text:p>
            </table:table-cell>
            <table:table-cell table:style-name="Tableau1.A1" office:value-type="string">
              <text:p text:style-name="Table_20_Contents"/>
            </table:table-cell>
            <table:table-cell table:style-name="Tableau1.A1" office:value-type="string">
              <text:p text:style-name="MP2">© 2014 – 2018 Gama7Production</text:p>
            </table:table-cell>
          </table:table-row>
        </table:table>
        <text:p text:style-name="MP3"/>
      </style:footer>
    </style:master-page>
    <style:master-page style:name="Right_20_Page" style:display-name="Right Page" style:page-layout-name="Mpm3"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MP5"/>
            </table:table-cell>
            <table:table-cell table:style-name="Tableau2.A1" office:value-type="string">
              <text:p text:style-name="MP6">Page <text:page-number text:select-page="current">27</text:page-number> / <text:page-count>28</text:page-count></text:p>
            </table:table-cell>
          </table:table-row>
        </table:table>
        <text:p text:style-name="MP7"/>
      </style:footer>
    </style:master-page>
    <style:master-page style:name="First_20_Page" style:display-name="First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7:10:34.392480672</meta:creation-date>
    <dc:date>2018-05-21T22:20:35.757275773</dc:date>
    <meta:editing-duration>PT7H21M9S</meta:editing-duration>
    <meta:editing-cycles>49</meta:editing-cycles>
    <meta:generator>LibreOffice/5.1.6.2$Linux_X86_64 LibreOffice_project/10m0$Build-2</meta:generator>
    <meta:document-statistic meta:table-count="5" meta:image-count="0" meta:object-count="0" meta:page-count="28" meta:paragraph-count="770" meta:word-count="8128" meta:character-count="53960" meta:non-whitespace-character-count="46214"/>
  </office:meta>
</office:document-meta>
</file>